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1AD00000FEC05BDC61A.svm"/>
  <manifest:file-entry manifest:media-type="" manifest:full-path="Pictures/200000070000578B00003B05EBBAD463.svm"/>
  <manifest:file-entry manifest:media-type="" manifest:full-path="Pictures/200000070000578B00003F42934382D5.svm"/>
  <manifest:file-entry manifest:media-type="" manifest:full-path="Pictures/20000007000057A600003F5C1BF26C47.svm"/>
  <manifest:file-entry manifest:media-type="" manifest:full-path="Pictures/20000007000057A600003F42578E9F50.svm"/>
  <manifest:file-entry manifest:media-type="" manifest:full-path="Pictures/20000007000012B600000FD11FE8C649.svm"/>
  <manifest:file-entry manifest:media-type="" manifest:full-path="Pictures/200000070000578B00003B54EF1BEF1F.svm"/>
  <manifest:file-entry manifest:media-type="" manifest:full-path="Pictures/20000007000057A600003B546FB9CA9C.svm"/>
  <manifest:file-entry manifest:media-type="" manifest:full-path="Pictures/20000007000057C000003F42D3E79D7C.svm"/>
  <manifest:file-entry manifest:media-type="" manifest:full-path="Pictures/200000070000578B00003B1F97C80062.svm"/>
  <manifest:file-entry manifest:media-type="" manifest:full-path="Pictures/200000070000578B00003B6FE744C70D.svm"/>
  <manifest:file-entry manifest:media-type="" manifest:full-path="Pictures/200000070000578B00003B5483C62C04.svm"/>
  <manifest:file-entry manifest:media-type="" manifest:full-path="Pictures/20000007000057A600003B6F16E6BD46.svm"/>
  <manifest:file-entry manifest:media-type="" manifest:full-path="Pictures/2000000700000FB700001006C8E0DFC0.svm"/>
  <manifest:file-entry manifest:media-type="" manifest:full-path="Pictures/20000007000057A600003B3A4105D08A.svm"/>
  <manifest:file-entry manifest:media-type="" manifest:full-path="Pictures/200000070000572100003B0595A4AAE0.svm"/>
  <manifest:file-entry manifest:media-type="" manifest:full-path="Pictures/20000007000057C000003B899B5FB622.svm"/>
  <manifest:file-entry manifest:media-type="image/jpeg" manifest:full-path="Pictures/10000000000001E00000010A62719B05.jpg"/>
  <manifest:file-entry manifest:media-type="" manifest:full-path="Pictures/200000070000572100003B05608E0E2A.svm"/>
  <manifest:file-entry manifest:media-type="" manifest:full-path="Pictures/200000070000578B00003F27ACBCF72A.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FreeSans1" svg:font-family="FreeSans" style:font-family-generic="swiss"/>
    <style:font-face style:name="Consolas" svg:font-family="Consolas" style:font-family-generic="swiss"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081cm" fo:margin-left="0cm" table:align="left"/>
    </style:style>
    <style:style style:name="Table1.A" style:family="table-column">
      <style:table-column-properties style:column-width="13.97cm"/>
    </style:style>
    <style:style style:name="Table1.B" style:family="table-column">
      <style:table-column-properties style:column-width="1.111cm"/>
    </style:style>
    <style:style style:name="Table1.A1" style:family="table-cell">
      <style:table-cell-properties fo:padding="0.097cm" fo:border="none"/>
    </style:style>
    <style:style style:name="Table1.B4" style:family="table-cell" style:data-style-name="N0">
      <style:table-cell-properties fo:padding="0.097cm" fo:border="none"/>
    </style:style>
    <style:style style:name="Tabla1" style:family="table">
      <style:table-properties style:width="15cm" table:align="margins"/>
    </style:style>
    <style:style style:name="Tabla1.A" style:family="table-column">
      <style:table-column-properties style:column-width="7.5cm" style:rel-column-width="32767*"/>
    </style:style>
    <style:style style:name="Tabla1.B" style:family="table-column">
      <style:table-column-properties style:column-width="7.5cm" style:rel-column-width="32768*"/>
    </style:style>
    <style:style style:name="Tabla1.A1" style:family="table-cell">
      <style:table-cell-properties style:vertical-align="" fo:background-color="#cfe7f5" fo:padding="0.097cm" fo:border-left="0.002cm solid #000000" fo:border-right="none" fo:border-top="0.002cm solid #000000" fo:border-bottom="0.002cm solid #000000">
        <style:background-image/>
      </style:table-cell-properties>
    </style:style>
    <style:style style:name="Tabla1.B1" style:family="table-cell">
      <style:table-cell-properties style:vertical-align="" fo:background-color="#cfe7f5" fo:padding="0.097cm" fo:border="0.002cm solid #000000">
        <style:background-image/>
      </style:table-cell-properties>
    </style:style>
    <style:style style:name="Tabla1.A2" style:family="table-cell">
      <style:table-cell-properties style:vertical-align="" fo:padding="0.097cm" fo:border-left="0.002cm solid #000000" fo:border-right="none" fo:border-top="none" fo:border-bottom="0.002cm solid #000000"/>
    </style:style>
    <style:style style:name="Tabla1.B2" style:family="table-cell">
      <style:table-cell-properties style:vertical-align="" fo:padding="0.097cm" fo:border-left="0.002cm solid #000000" fo:border-right="0.002cm solid #000000" fo:border-top="none" fo:border-bottom="0.002cm solid #000000"/>
    </style:style>
    <style:style style:name="P1" style:family="paragraph" style:parent-style-name="Standard">
      <style:paragraph-properties fo:line-height="150%"/>
      <style:text-properties style:font-name="Arial" fo:background-color="transparent" style:font-size-asian="10.5pt"/>
    </style:style>
    <style:style style:name="P2" style:family="paragraph" style:parent-style-name="Standard">
      <style:paragraph-properties fo:line-height="150%" fo:text-align="center" style:justify-single-word="false"/>
      <style:text-properties style:font-name="Arial" fo:background-color="transparent" style:font-size-asian="10.5pt"/>
    </style:style>
    <style:style style:name="P3" style:family="paragraph" style:parent-style-name="Standard">
      <style:paragraph-properties fo:line-height="150%" fo:text-align="center" style:justify-single-word="false"/>
      <style:text-properties style:font-name="Arial" fo:font-size="14pt" fo:font-weight="bold" fo:background-color="transparent" style:font-size-asian="12.25pt" style:font-weight-asian="bold" style:font-size-complex="14pt" style:font-weight-complex="bold"/>
    </style:style>
    <style:style style:name="P4" style:family="paragraph" style:parent-style-name="Standard">
      <style:paragraph-properties fo:line-height="150%" fo:text-align="center" style:justify-single-word="false"/>
      <style:text-properties style:font-name="Arial" fo:font-size="16pt" fo:font-weight="bold" fo:background-color="transparent" style:font-size-asian="14pt" style:font-weight-asian="bold" style:font-size-complex="16pt" style:font-weight-complex="bold"/>
    </style:style>
    <style:style style:name="P5" style:family="paragraph" style:parent-style-name="Footer">
      <style:paragraph-properties fo:text-align="end" style:justify-single-word="false"/>
    </style:style>
    <style:style style:name="P6" style:family="paragraph" style:parent-style-name="Footer">
      <style:paragraph-properties fo:text-align="end" style:justify-single-word="false"/>
      <style:text-properties style:font-name="Arial1"/>
    </style:style>
    <style:style style:name="P7"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fo:background-color="transparent" style:font-size-asian="12pt" style:font-weight-asian="normal" style:font-size-complex="12pt" style:font-weight-complex="normal"/>
    </style:style>
    <style:style style:name="P8" style:family="paragraph" style:parent-style-name="Standard">
      <style:paragraph-properties fo:line-height="150%" fo:text-align="start" style:justify-single-word="false" style:shadow="none">
        <style:tab-stops/>
      </style:paragraph-properties>
      <style:text-properties fo:color="#000000" style:font-name="Arial1" fo:font-size="12pt" fo:font-weight="normal" fo:background-color="transparent" style:font-size-asian="12pt" style:font-weight-asian="normal" style:font-size-complex="12pt" style:font-weight-complex="normal"/>
    </style:style>
    <style:style style:name="P9" style:family="paragraph" style:parent-style-name="Standard">
      <style:paragraph-properties fo:line-height="150%" fo:text-align="center" style:justify-single-word="false" style:shadow="none">
        <style:tab-stops/>
      </style:paragraph-properties>
      <style:text-properties fo:color="#000000" style:font-name="Arial1" fo:font-size="14pt" fo:font-weight="bold" fo:background-color="transparent" style:font-size-asian="12.25pt" style:font-weight-asian="bold" style:font-size-complex="14pt" style:font-weight-complex="bold"/>
    </style:style>
    <style:style style:name="P10" style:family="paragraph" style:parent-style-name="Standard">
      <style:paragraph-properties fo:line-height="150%" fo:text-align="center" style:justify-single-word="false" style:shadow="none">
        <style:tab-stops/>
      </style:paragraph-properties>
      <style:text-properties fo:color="#000000" style:font-name="Arial1" fo:font-size="16pt" fo:font-weight="bold" fo:background-color="transparent" style:font-size-asian="16pt" style:font-weight-asian="bold" style:font-size-complex="16pt" style:font-weight-complex="bold"/>
    </style:style>
    <style:style style:name="P11" style:family="paragraph" style:parent-style-name="Standard">
      <style:paragraph-properties fo:line-height="150%" fo:text-align="justify" style:justify-single-word="false" style:shadow="none">
        <style:tab-stops/>
      </style:paragraph-properties>
      <style:text-properties style:font-name="Arial1" fo:font-size="12pt" style:font-size-asian="12pt" style:font-size-complex="12pt"/>
    </style:style>
    <style:style style:name="P12" style:family="paragraph" style:parent-style-name="Standard">
      <style:paragraph-properties fo:line-height="150%" fo:text-align="center" style:justify-single-word="false" fo:break-before="page"/>
      <style:text-properties style:font-name="Arial" fo:font-size="16pt" fo:font-weight="bold" fo:background-color="transparent" style:font-size-asian="14pt" style:font-weight-asian="bold" style:font-size-complex="16pt" style:font-weight-complex="bold"/>
    </style:style>
    <style:style style:name="P13" style:family="paragraph" style:parent-style-name="Standard">
      <style:paragraph-properties fo:line-height="150%" fo:text-align="center" style:justify-single-word="false" fo:break-before="page"/>
      <style:text-properties style:font-name="Arial" fo:font-size="14pt" fo:font-weight="bold" fo:background-color="transparent" style:font-size-asian="12.25pt" style:font-weight-asian="bold" style:font-size-complex="14pt" style:font-weight-complex="bold"/>
    </style:style>
    <style:style style:name="P14" style:family="paragraph" style:parent-style-name="Table_20_Contents">
      <style:paragraph-properties fo:text-align="center" style:justify-single-word="false"/>
      <style:text-properties style:font-name="Arial1" fo:font-size="14pt" style:font-size-asian="14pt" style:font-size-complex="14pt"/>
    </style:style>
    <style:style style:name="P15" style:family="paragraph" style:parent-style-name="Table_20_Contents">
      <style:paragraph-properties fo:text-align="justify" style:justify-single-word="false"/>
      <style:text-properties style:font-name="Arial1" fo:font-size="14pt" style:font-size-asian="14pt" style:font-size-complex="14pt"/>
    </style:style>
    <style:style style:name="P16" style:family="paragraph" style:parent-style-name="Table_20_Contents">
      <style:paragraph-properties fo:text-align="justify" style:justify-single-word="false"/>
      <style:text-properties style:font-name="Arial1" fo:font-size="14pt" fo:font-weight="bold" style:font-size-asian="14pt" style:font-weight-asian="bold" style:font-size-complex="14pt" style:font-weight-complex="bold"/>
    </style:style>
    <style:style style:name="P17" style:family="paragraph" style:parent-style-name="Table_20_Contents">
      <style:paragraph-properties fo:text-align="center" style:justify-single-word="false"/>
      <style:text-properties style:font-name="Arial1" fo:font-size="12pt" style:font-size-asian="12pt" style:font-size-complex="12pt"/>
    </style:style>
    <style:style style:name="P18" style:family="paragraph" style:parent-style-name="Table_20_Contents">
      <style:paragraph-properties fo:text-align="justify" style:justify-single-word="false"/>
      <style:text-properties style:font-name="Arial1" fo:font-size="14pt" fo:font-weight="normal" style:font-size-asian="14pt" style:font-weight-asian="normal" style:font-size-complex="14pt" style:font-weight-complex="normal"/>
    </style:style>
    <style:style style:name="P19" style:family="paragraph" style:parent-style-name="Table_20_Contents">
      <style:paragraph-properties fo:text-align="justify" style:justify-single-word="false"/>
      <style:text-properties style:font-name="Arial1" fo:font-size="14pt" fo:font-weight="bold" style:font-size-asian="14pt" style:font-weight-asian="bold" style:font-size-complex="14pt" style:font-weight-complex="bold"/>
    </style:style>
    <style:style style:name="P20" style:family="paragraph" style:parent-style-name="Table_20_Contents">
      <style:paragraph-properties fo:text-align="justify" style:justify-single-word="false"/>
      <style:text-properties style:font-name="Arial1" fo:font-size="14pt" style:font-size-asian="14pt" style:font-size-complex="14pt"/>
    </style:style>
    <style:style style:name="P21" style:family="paragraph" style:parent-style-name="Standard">
      <style:paragraph-properties fo:line-height="150%" fo:text-align="start" style:justify-single-word="false"/>
      <style:text-properties style:font-name="Arial" fo:background-color="transparent" style:font-size-asian="10.5pt"/>
    </style:style>
    <style:style style:name="P22" style:family="paragraph" style:parent-style-name="Standard">
      <style:paragraph-properties fo:line-height="150%" fo:text-align="center" style:justify-single-word="false"/>
      <style:text-properties style:font-name="Arial" fo:font-size="16pt" fo:font-weight="bold" fo:background-color="transparent" style:font-size-asian="14pt" style:font-weight-asian="bold" style:font-size-complex="16pt" style:font-weight-complex="bold"/>
    </style:style>
    <style:style style:name="P23" style:family="paragraph" style:parent-style-name="Standard">
      <style:paragraph-properties fo:line-height="150%" fo:text-align="start" style:justify-single-word="false"/>
      <style:text-properties style:font-name="Arial" fo:font-size="12pt" fo:font-weight="normal" fo:background-color="transparent" style:font-size-asian="12pt" style:font-weight-asian="normal" style:font-size-complex="12pt" style:font-weight-complex="normal"/>
    </style:style>
    <style:style style:name="P24" style:family="paragraph" style:parent-style-name="Standard">
      <style:paragraph-properties fo:line-height="150%" fo:text-align="center" style:justify-single-word="false"/>
      <style:text-properties style:font-name="Arial" fo:font-size="14pt" fo:font-weight="bold" fo:background-color="transparent" style:font-size-asian="12.25pt" style:font-weight-asian="bold" style:font-size-complex="14pt" style:font-weight-complex="bold"/>
    </style:style>
    <style:style style:name="P25" style:family="paragraph" style:parent-style-name="Standard" style:list-style-name="">
      <style:paragraph-properties style:text-autospace="none"/>
      <style:text-properties style:use-window-font-color="true" style:font-name="Arial1" fo:font-size="12pt" style:font-name-asian="Consolas" style:font-size-asian="12pt" style:font-name-complex="Consolas" style:font-size-complex="12pt"/>
    </style:style>
    <style:style style:name="P26" style:family="paragraph" style:parent-style-name="Standard">
      <style:paragraph-properties fo:line-height="150%" fo:text-align="start" style:justify-single-word="false"/>
      <style:text-properties style:font-name="Arial1" fo:font-size="12pt" fo:font-weight="normal" fo:background-color="transparent" style:font-size-asian="12pt" style:font-weight-asian="normal" style:font-size-complex="12pt" style:font-weight-complex="normal"/>
    </style:style>
    <style:style style:name="P27" style:family="paragraph" style:parent-style-name="Standard" style:list-style-name="">
      <style:paragraph-properties style:text-autospace="none"/>
      <style:text-properties style:font-name="Arial1" fo:font-size="12pt" style:font-size-asian="12pt" style:font-size-complex="12pt"/>
    </style:style>
    <style:style style:name="P28" style:family="paragraph" style:parent-style-name="Standard">
      <style:paragraph-properties fo:line-height="150%" fo:text-align="start" style:justify-single-word="false"/>
      <style:text-properties style:font-name="Arial1" fo:font-size="12pt" style:font-size-asian="12pt" style:font-size-complex="12pt"/>
    </style:style>
    <style:style style:name="P29" style:family="paragraph" style:parent-style-name="Standard">
      <style:paragraph-properties fo:line-height="150%" fo:text-align="start" style:justify-single-word="false"/>
      <style:text-properties style:font-name="Arial1" fo:font-size="12pt" fo:font-weight="bold" fo:background-color="transparent" style:font-size-asian="12pt" style:font-weight-asian="bold" style:font-size-complex="12pt" style:font-weight-complex="bold"/>
    </style:style>
    <style:style style:name="P30" style:family="paragraph" style:parent-style-name="Standard">
      <style:paragraph-properties fo:line-height="150%" fo:text-align="start" style:justify-single-word="false"/>
      <style:text-properties style:font-name="Arial1" fo:font-size="16pt" fo:font-weight="bold" fo:background-color="transparent" style:font-size-asian="16pt" style:font-weight-asian="bold" style:font-size-complex="16pt" style:font-weight-complex="bold"/>
    </style:style>
    <style:style style:name="P31" style:family="paragraph" style:parent-style-name="Standard">
      <style:paragraph-properties fo:line-height="150%" fo:text-align="center" style:justify-single-word="false" fo:break-before="page"/>
      <style:text-properties style:font-name="Arial" fo:font-size="16pt" fo:font-weight="bold" fo:background-color="transparent" style:font-size-asian="14pt" style:font-weight-asian="bold" style:font-size-complex="16pt" style:font-weight-complex="bold"/>
    </style:style>
    <style:style style:name="P32" style:family="paragraph" style:parent-style-name="Standard">
      <style:paragraph-properties fo:line-height="150%" fo:text-align="center" style:justify-single-word="false" fo:break-before="page"/>
      <style:text-properties style:font-name="Arial" fo:background-color="transparent" style:font-size-asian="12.25pt"/>
    </style:style>
    <style:style style:name="P33" style:family="paragraph" style:parent-style-name="Standard">
      <style:paragraph-properties fo:line-height="150%" fo:text-align="center" style:justify-single-word="false" fo:break-before="page"/>
      <style:text-properties style:font-name="Arial" fo:font-size="14pt" fo:font-weight="bold" fo:background-color="transparent" style:font-size-asian="12.25pt" style:font-weight-asian="bold" style:font-size-complex="14pt" style:font-weight-complex="bold"/>
    </style:style>
    <style:style style:name="P34" style:family="paragraph" style:parent-style-name="Standard">
      <style:paragraph-properties fo:line-height="150%" fo:text-align="start" style:justify-single-word="false" fo:break-before="page"/>
      <style:text-properties style:font-name="Arial1" fo:font-size="12pt" fo:font-weight="bold" fo:background-color="transparent" style:font-size-asian="12pt" style:font-weight-asian="bold" style:font-size-complex="12pt" style:font-weight-complex="bold"/>
    </style:style>
    <style:style style:name="P35" style:family="paragraph" style:parent-style-name="Standard">
      <style:paragraph-properties fo:line-height="150%" fo:text-align="center" style:justify-single-word="false" fo:break-before="page"/>
      <style:text-properties style:font-name="Arial1" fo:font-size="16pt" fo:font-weight="bold" fo:background-color="transparent" style:font-size-asian="16pt" style:font-weight-asian="bold" style:font-size-complex="16pt" style:font-weight-complex="bold"/>
    </style:style>
    <style:style style:name="P36" style:family="paragraph" style:parent-style-name="Standard">
      <style:paragraph-properties fo:line-height="150%" fo:text-align="center" style:justify-single-word="false" fo:break-before="page"/>
      <style:text-properties style:font-name="Arial1" fo:font-size="16pt" fo:font-weight="bold" style:font-size-asian="16pt" style:font-weight-asian="bold" style:font-size-complex="16pt" style:font-weight-complex="bold"/>
    </style:style>
    <style:style style:name="P37" style:family="paragraph">
      <style:text-properties style:font-name="Arial1"/>
    </style:style>
    <style:style style:name="P38" style:family="paragraph">
      <style:paragraph-properties fo:text-align="end"/>
      <style:text-properties style:font-name="Arial1"/>
    </style:style>
    <style:style style:name="P39" style:family="paragraph">
      <style:paragraph-properties fo:text-align="en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ff" style:font-name="Consolas" fo:font-size="9.5pt" style:font-name-asian="Consolas" style:font-size-asian="9.5pt" style:font-name-complex="Consolas" style:font-size-complex="9.5pt"/>
    </style:style>
    <style:style style:name="T4" style:family="text">
      <style:text-properties fo:color="#0000ff" style:font-name="Consolas" style:font-name-asian="Consolas" style:font-name-complex="Consolas"/>
    </style:style>
    <style:style style:name="T5" style:family="text">
      <style:text-properties fo:color="#0000ff" style:font-name-asian="Consolas" style:font-name-complex="Consolas"/>
    </style:style>
    <style:style style:name="T6" style:family="text">
      <style:text-properties style:use-window-font-color="true" style:font-name="Consolas" fo:font-size="9.5pt" style:font-name-asian="Consolas" style:font-size-asian="9.5pt" style:font-name-complex="Consolas" style:font-size-complex="9.5pt"/>
    </style:style>
    <style:style style:name="T7" style:family="text">
      <style:text-properties style:use-window-font-color="true" style:font-name="Consolas" style:font-name-asian="Consolas" style:font-name-complex="Consolas"/>
    </style:style>
    <style:style style:name="T8" style:family="text">
      <style:text-properties style:use-window-font-color="true" style:font-name-asian="Consolas" style:font-name-complex="Consolas"/>
    </style:style>
    <style:style style:name="T9" style:family="text">
      <style:text-properties fo:color="#2b91af" style:font-name="Consolas" fo:font-size="9.5pt" style:font-name-asian="Consolas" style:font-size-asian="9.5pt" style:font-name-complex="Consolas" style:font-size-complex="9.5pt"/>
    </style:style>
    <style:style style:name="T10" style:family="text">
      <style:text-properties fo:color="#2b91af" style:font-name="Consolas" style:font-name-asian="Consolas" style:font-name-complex="Consolas"/>
    </style:style>
    <style:style style:name="T11" style:family="text">
      <style:text-properties fo:color="#2b91af" style:font-name-asian="Consolas" style:font-name-complex="Consolas"/>
    </style:style>
    <style:style style:name="T12" style:family="text">
      <style:text-properties fo:color="#a31515" style:font-name="Consolas" fo:font-size="9.5pt" style:font-name-asian="Consolas" style:font-size-asian="9.5pt" style:font-name-complex="Consolas" style:font-size-complex="9.5pt"/>
    </style:style>
    <style:style style:name="T13" style:family="text">
      <style:text-properties fo:color="#a31515" style:font-name="Consolas" style:font-name-asian="Consolas" style:font-name-complex="Consolas"/>
    </style:style>
    <style:style style:name="T14" style:family="text">
      <style:text-properties fo:color="#a31515" style:font-name-asian="Consolas" style:font-name-complex="Consolas"/>
    </style:style>
    <style:style style:name="T15" style:family="text">
      <style:text-properties style:text-underline-style="solid" style:text-underline-width="auto" style:text-underline-color="font-color"/>
    </style:style>
    <style:style style:name="T16" style:family="text">
      <style:text-properties fo:color="#ff3333" fo:font-weight="bold" style:font-weight-asian="bold" style:font-weight-complex="bold"/>
    </style:style>
    <style:style style:name="T17" style:family="text">
      <style:text-properties fo:font-size="14pt" fo:font-weight="bold" style:font-weight-asian="bold" style:font-size-complex="14pt" style:font-weight-complex="bold"/>
    </style:style>
    <style:style style:name="T18" style:family="text">
      <style:text-properties style:font-name="Arial1"/>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T15">Indice:</text:span></text:p>
      <table:table table:name="Table1" table:style-name="Table1">
        <table:table-column table:style-name="Table1.A"/>
        <table:table-column table:style-name="Table1.B"/>
        <table:table-row>
          <table:table-cell table:style-name="Table1.A1" office:value-type="string">
            <text:p text:style-name="P16">1. Introducción<text:span text:style-name="T2">……………………………………………………..</text:span></text:p>
          </table:table-cell>
          <table:table-cell table:style-name="Table1.A1" office:value-type="string">
            <text:p text:style-name="P15">2</text:p>
          </table:table-cell>
        </table:table-row>
        <table:table-row>
          <table:table-cell table:style-name="Table1.A1" office:value-type="string">
            <text:p text:style-name="P16"><text:span text:style-name="T2"><text:tab/></text:span><text:span text:style-name="T2">1.</text:span><text:span text:style-name="T2">1</text:span><text:span text:style-name="T2">. Desarrollo del proyecto…………………………………</text:span></text:p>
          </table:table-cell>
          <table:table-cell table:style-name="Table1.A1" office:value-type="string">
            <text:p text:style-name="P15">4</text:p>
          </table:table-cell>
        </table:table-row>
        <table:table-row>
          <table:table-cell table:style-name="Table1.A1" office:value-type="string">
            <text:p text:style-name="P16">2. Pantallas del sistema<text:span text:style-name="T2">…………………………………………..</text:span></text:p>
          </table:table-cell>
          <table:table-cell table:style-name="Table1.A1" office:value-type="string">
            <text:p text:style-name="P15">6</text:p>
          </table:table-cell>
        </table:table-row>
        <table:table-row>
          <table:table-cell table:style-name="Table1.A1" office:value-type="string">
            <text:p text:style-name="P18"><text:tab/>2.1. Inicio del sistema.........…………………………………</text:p>
          </table:table-cell>
          <table:table-cell table:style-name="Table1.B4" office:value-type="float" office:value="6">
            <text:p text:style-name="P15">6</text:p>
          </table:table-cell>
        </table:table-row>
        <table:table-row>
          <table:table-cell table:style-name="Table1.A1" office:value-type="string">
            <text:p text:style-name="P18"><text:tab/>2.2. Tambo..........................…………………………………</text:p>
          </table:table-cell>
          <table:table-cell table:style-name="Table1.B4" office:value-type="float" office:value="9">
            <text:p text:style-name="P15">9</text:p>
          </table:table-cell>
        </table:table-row>
        <table:table-row>
          <table:table-cell table:style-name="Table1.A1" office:value-type="string">
            <text:p text:style-name="P18"><text:tab/>2.3. Personal.......................…………………………………</text:p>
          </table:table-cell>
          <table:table-cell table:style-name="Table1.B4" office:value-type="float" office:value="10">
            <text:p text:style-name="P15">10</text:p>
          </table:table-cell>
        </table:table-row>
        <table:table-row>
          <table:table-cell table:style-name="Table1.A1" office:value-type="string">
            <text:p text:style-name="P18"><text:tab/>2.4. Animal.........................…………………………………</text:p>
          </table:table-cell>
          <table:table-cell table:style-name="Table1.B4" office:value-type="float" office:value="11">
            <text:p text:style-name="P15">11</text:p>
          </table:table-cell>
        </table:table-row>
        <table:table-row>
          <table:table-cell table:style-name="Table1.A1" office:value-type="string">
            <text:p text:style-name="P18"><text:tab/>2.5. Alimento y venta...........…………………………………</text:p>
          </table:table-cell>
          <table:table-cell table:style-name="Table1.B4" office:value-type="float" office:value="12">
            <text:p text:style-name="P15">12</text:p>
          </table:table-cell>
        </table:table-row>
        <table:table-row>
          <table:table-cell table:style-name="Table1.A1" office:value-type="string">
            <text:p text:style-name="P18"><text:s text:c="9"/>2.6. Control........................................................................</text:p>
          </table:table-cell>
          <table:table-cell table:style-name="Table1.B4" office:value-type="float" office:value="13">
            <text:p text:style-name="P15">13</text:p>
          </table:table-cell>
        </table:table-row>
        <table:table-row>
          <table:table-cell table:style-name="Table1.A1" office:value-type="string">
            <text:p text:style-name="P18"><text:tab/>2.7. Enlistar.........................…………………………………</text:p>
          </table:table-cell>
          <table:table-cell table:style-name="Table1.B4" office:value-type="float" office:value="14">
            <text:p text:style-name="P15">14</text:p>
          </table:table-cell>
        </table:table-row>
        <table:table-row>
          <table:table-cell table:style-name="Table1.A1" office:value-type="string">
            <text:p text:style-name="P18"><text:tab/>2.8. Ordeñe.........................…………………………………</text:p>
          </table:table-cell>
          <table:table-cell table:style-name="Table1.B4" office:value-type="float" office:value="15">
            <text:p text:style-name="P15">15</text:p>
          </table:table-cell>
        </table:table-row>
        <table:table-row>
          <table:table-cell table:style-name="Table1.A1" office:value-type="string">
            <text:p text:style-name="P18"><text:s text:c="9"/>2.9. Lote.............................................................................</text:p>
          </table:table-cell>
          <table:table-cell table:style-name="Table1.B4" office:value-type="float" office:value="16">
            <text:p text:style-name="P15">16</text:p>
          </table:table-cell>
        </table:table-row>
        <table:table-row>
          <table:table-cell table:style-name="Table1.A1" office:value-type="string">
            <text:p text:style-name="P18"><text:tab/>2.10. Errores.........................………………………………</text:p>
          </table:table-cell>
          <table:table-cell table:style-name="Table1.B4" office:value-type="float" office:value="17">
            <text:p text:style-name="P15">17</text:p>
          </table:table-cell>
        </table:table-row>
        <table:table-row>
          <table:table-cell table:style-name="Table1.A1" office:value-type="string">
            <text:p text:style-name="P16">3. Código fuente<text:span text:style-name="T2">........................................................................</text:span></text:p>
          </table:table-cell>
          <table:table-cell table:style-name="Table1.B4" office:value-type="float" office:value="18">
            <text:p text:style-name="P15">18</text:p>
          </table:table-cell>
        </table:table-row>
        <table:table-row>
          <table:table-cell table:style-name="Table1.A1" office:value-type="string">
            <text:p text:style-name="P18"><text:tab/>3.1. Inicio del sistema.........…………………………………</text:p>
          </table:table-cell>
          <table:table-cell table:style-name="Table1.B4" office:value-type="float" office:value="18">
            <text:p text:style-name="P15">18</text:p>
          </table:table-cell>
        </table:table-row>
        <table:table-row>
          <table:table-cell table:style-name="Table1.A1" office:value-type="string">
            <text:p text:style-name="P18"><text:tab/>3.2. Tambo..........................…………………………………</text:p>
          </table:table-cell>
          <table:table-cell table:style-name="Table1.B4" office:value-type="float" office:value="31">
            <text:p text:style-name="P15">31</text:p>
          </table:table-cell>
        </table:table-row>
        <table:table-row>
          <table:table-cell table:style-name="Table1.A1" office:value-type="string">
            <text:p text:style-name="P18"><text:tab/>3.3. Personal.......................…………………………………</text:p>
          </table:table-cell>
          <table:table-cell table:style-name="Table1.B4" office:value-type="float" office:value="35">
            <text:p text:style-name="P15">35</text:p>
          </table:table-cell>
        </table:table-row>
        <table:table-row>
          <table:table-cell table:style-name="Table1.A1" office:value-type="string">
            <text:p text:style-name="P18"><text:tab/>3.4. Animal.........................………………………………….</text:p>
          </table:table-cell>
          <table:table-cell table:style-name="Table1.B4" office:value-type="float" office:value="39">
            <text:p text:style-name="P15">39</text:p>
          </table:table-cell>
        </table:table-row>
        <table:table-row>
          <table:table-cell table:style-name="Table1.A1" office:value-type="string">
            <text:p text:style-name="P18"><text:tab/>3.5. Alimento y venta...........…………………………………</text:p>
          </table:table-cell>
          <table:table-cell table:style-name="Table1.B4" office:value-type="float" office:value="48">
            <text:p text:style-name="P15">48</text:p>
          </table:table-cell>
        </table:table-row>
        <table:table-row>
          <table:table-cell table:style-name="Table1.A1" office:value-type="string">
            <text:p text:style-name="P18"><text:s text:c="9"/>3.6. Control........................................................................</text:p>
          </table:table-cell>
          <table:table-cell table:style-name="Table1.B4" office:value-type="float" office:value="53">
            <text:p text:style-name="P15">53</text:p>
          </table:table-cell>
        </table:table-row>
        <table:table-row>
          <table:table-cell table:style-name="Table1.A1" office:value-type="string">
            <text:p text:style-name="P18"><text:tab/>3.7. Enlistar.........................…………………………………</text:p>
          </table:table-cell>
          <table:table-cell table:style-name="Table1.B4" office:value-type="float" office:value="55">
            <text:p text:style-name="P15">55</text:p>
          </table:table-cell>
        </table:table-row>
        <table:table-row>
          <table:table-cell table:style-name="Table1.A1" office:value-type="string">
            <text:p text:style-name="P18"><text:tab/>3.8. Ordeñe.........................…………………………………</text:p>
          </table:table-cell>
          <table:table-cell table:style-name="Table1.B4" office:value-type="float" office:value="57">
            <text:p text:style-name="P15">57</text:p>
          </table:table-cell>
        </table:table-row>
        <table:table-row>
          <table:table-cell table:style-name="Table1.A1" office:value-type="string">
            <text:p text:style-name="P18"><text:s text:c="9"/>3.9. Lote.............................................................................</text:p>
          </table:table-cell>
          <table:table-cell table:style-name="Table1.B4">
            <text:p text:style-name="P15"/>
          </table:table-cell>
        </table:table-row>
        <table:table-row>
          <table:table-cell table:style-name="Table1.A1" office:value-type="string">
            <text:p text:style-name="P18"><text:s text:c="9"/>3.10. Publico.....................................................................</text:p>
          </table:table-cell>
          <table:table-cell table:style-name="Table1.B4">
            <text:p text:style-name="P15"/>
          </table:table-cell>
        </table:table-row>
        <table:table-row>
          <table:table-cell table:style-name="Table1.A1" office:value-type="string">
            <text:p text:style-name="P16">4. Anexo<text:span text:style-name="T2">……………………………………………………………..</text:span></text:p>
          </table:table-cell>
          <table:table-cell table:style-name="Table1.B4" office:value-type="float" office:value="17">
            <text:p text:style-name="P15">17</text:p>
          </table:table-cell>
        </table:table-row>
        <table:table-row>
          <table:table-cell table:style-name="Table1.A1" office:value-type="string">
            <text:p text:style-name="P16"><text:span text:style-name="T2"><text:tab/>4.1. Asignación de abreviaciones…………………………..</text:span></text:p>
          </table:table-cell>
          <table:table-cell table:style-name="Table1.B4" office:value-type="float" office:value="17">
            <text:p text:style-name="P15">17</text:p>
          </table:table-cell>
        </table:table-row>
      </table:table>
      <text:p text:style-name="P21"><text:soft-page-break/></text:p>
      <text:p text:style-name="P1"/>
      <text:p text:style-name="P10">1. Introducción:</text:p>
      <text:p text:style-name="P8"/>
      <text:p text:style-name="P7"><text:tab/>El grupo de proyecto integrado por Camila Galván, Giuliana Esquibel, Sebastián Estévez e Ian Cerpa de la clase 3ºBB del turno matutino del Instituto Tecnológico de Informática (ITI), se le ha solicitado un proyecto de <text:span text:style-name="T1">S.I.G.A.T. </text:span><text:s/>que busca confeccionar un sistema informático que contribuya el facilitar la gestión y administración del control de la producción láctea.</text:p>
      <text:p text:style-name="P7"/>
      <text:p text:style-name="P7"><text:tab/>La empresa <text:span text:style-name="T1">I.S.U.</text:span> (<text:span text:style-name="T1">I</text:span>nsumos y <text:span text:style-name="T1">S</text:span>oporte al <text:span text:style-name="T1">U</text:span>suario) esta conformada por las personas previamente mencionadas y sera la encargada de poner en marcha dicho proyecto.</text:p>
      <text:p text:style-name="P7"/>
      <text:p text:style-name="P7"><text:tab/>Como anteriormente mencionado el proyecto <text:span text:style-name="T1">S.I.G.A.T.</text:span> busca confeccionar un sistema informático. El objetivo de este es el facilitar la gestión y administración del control de la producción láctea, a través de este el cliente va a tener la opción de acceder a información almacenada sobre sistema; sobre el tambo y los animales que integran a este. Ademas de consultar, el cliente puede ingresar, modificar y eliminar datos del sistema y/o tambo.</text:p>
      <text:p text:style-name="P7"/>
      <text:p text:style-name="P7"><text:tab/>El programa abarca datos del animal como el numero de caravana, el sexo (macho, hembra), la división (anestro,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láctea también se tomara en cuenta en el programa. Del tambo se guardan <text:soft-page-break/>datos como la serie que lo identifica, la cantidad de ordeñes, la cantidad de hectáreas, la cantidad de ganado, la cantidad de vacas en ordeñe, el indice de preñez, la producción anual y diaria.</text:p>
      <text:p text:style-name="P7"/>
      <text:p text:style-name="P7"><text:tab/>Dependiendo del usuario que ingrese, el sistema otorgara acceso a distintas funciones y partes de él (sistema), a continuación se detallaran estos en un orden de jerarquía:</text:p>
      <text:p text:style-name="P7"/>
      <text:p text:style-name="P7"><text:tab/><text:span text:style-name="T1">Auxiliar</text:span>: este tipo de usuario solo tiene permiso de ingreso y consulta de información.</text:p>
      <text:p text:style-name="P7"/>
      <text:p text:style-name="P7"><text:tab/><text:span text:style-name="T1">Administrado</text:span><text:span text:style-name="T1">re</text:span><text:span text:style-name="T1">s del establecimiento</text:span>: este puede acceder a los datos de su establecimiento pudiendo así consultar indicadores y datos de los animales teniendo la posibilidad de ingresar información.</text:p>
      <text:p text:style-name="P7"/>
      <text:p text:style-name="P7"><text:tab/><text:span text:style-name="T1">Gerente administrador</text:span>: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 lo establecimientos, cálculos de costos totales y por establecimiento. </text:p>
      <text:p text:style-name="P7"/>
      <text:p text:style-name="P7"><text:tab/>Hay otro usuario denominado <text:span text:style-name="T1">Administrador del sistema</text:span> este es el que se encarga de todo lo relacionado con dicho sistema: Actualizar software; acceso a la base de datos; monitoreo de redes; alta, baja, modificación y consulta de usuarios; entre otros.</text:p>
      <text:p text:style-name="P7"/>
      <text:p text:style-name="P7"/>
      <text:p text:style-name="P7"><text:soft-page-break/></text:p>
      <text:p text:style-name="P7"/>
      <text:p text:style-name="P9">1.1 Desarrollo del proyecto:</text:p>
      <text:p text:style-name="P9"/>
      <text:p text:style-name="P11"><text:tab/>Se desarolló para esta entrega un programa con acceso a la base de datos logrando manejar los datos de tambos o tambo dependiendo del cargo (permisos) de el que inicie sesion en el sistema.</text:p>
      <text:p text:style-name="P7"><text:tab/>Se puede acceder al sistema con tres idiomas: español, ingles y portuges. Para acceder a las funciones del programa se debe seleccionar uno de ellos, luego ingresar los datos de usuario y contraseña solicitados y finalmente iniciar sesión.</text:p>
      <text:p text:style-name="P11"><text:tab/>Dentro de los datos que se pueden manejar están los datos generales del tambo como el nombre, las hectareas, la cantidad maxima de ganado, los tanques con sus numeros de serie y capacidad en litro de los mismos y el alimento que el tambo propociona con su tipo y cantidad.</text:p>
      <text:p text:style-name="P11"><text:tab/>También maneja datos del personal, ahí es donde se encontrar el cargo, el usuario con el que va a logearse, el nombre, el sexo, el nacimiento y la cedula de indentidad.</text:p>
      <text:p text:style-name="P11"><text:tab/>El fin principal de el programa es la administración y gestión de tambos, por lo que se controlan los datos de los animales, como el numero, el lugar, la división, y los datos básicos de los progenitores y en el caso de que sean hembras se manejan las etapas, como la lactancia, si está tomando atibiótico, si son crías y son llevados al campo de recria se manejan las fechas de ida y vuelta.</text:p>
      <text:p text:style-name="P11"><text:tab/>Se controla la cantidad de ordeñes, y se puede ingresar cada ordeñe que se haga donde se marcará la fecha, hora de inicio, hora de fin, datos de lo producido como son los litros, el procentaje de grasa, el porcentaje de proteina, <text:s/>de urea, el recuento bacteriano y de células somáticas. Para que esos datos <text:soft-page-break/>puedan ser relacionados a un lote también es necesario el numero de lote que se puede agregar o consultar en una ventana auxiliar.</text:p>
      <text:p text:style-name="P11"><text:tab/>Los datos especificos de la cooperativa son evitados para el mejor manejo de la información, los datos que son almacenados son los de la venta del producto, estos son la cantidad en litros, la fecha en que es vendida y la hora.</text:p>
      <text:p text:style-name="P7"><text:tab/>Por ultimo la opción cerrar sesión, cierra la misma, lo que permite iniciar de nuevo sesión con otros datos, ya sea del mismo cargo o no, mientras que la opción salir cierra todo el programa.</text:p>
      <text:p text:style-name="P7"/>
      <text:p text:style-name="P12">2. Pantalla del sistema:</text:p>
      <text:p text:style-name="P3">2.1. Inicio del sistema:</text:p>
      <text:p text:style-name="P3"><draw:frame draw:style-name="fr2" draw:name="gráficos2" text:anchor-type="paragraph" svg:x="0.96cm" svg:y="9.56cm" svg:width="13.273cm" svg:height="9.58cm" draw:z-index="367"><draw:image xlink:href="Pictures/20000007000057A600003F42578E9F50.svm" xlink:type="simple" xlink:show="embed" xlink:actuate="onLoad"/></draw:frame><draw:frame draw:style-name="fr2" draw:name="gráficos1" text:anchor-type="paragraph" svg:x="0.914cm" svg:y="-0.048cm" svg:width="13.319cm" svg:height="9.61cm" draw:z-index="366"><draw:image xlink:href="Pictures/200000070000578B00003F27ACBCF72A.svm" xlink:type="simple" xlink:show="embed" xlink:actuate="onLoad"/></draw:frame></text:p>
      <text:p text:style-name="P1"><draw:frame draw:style-name="fr2" draw:name="gráficos3" text:anchor-type="paragraph" svg:x="0.714cm" svg:y="0.111cm" svg:width="13.82cm" svg:height="9.962cm" draw:z-index="368"><draw:image xlink:href="Pictures/20000007000057C000003F42D3E79D7C.svm" xlink:type="simple" xlink:show="embed" xlink:actuate="onLoad"/></draw:frame><draw:frame draw:style-name="fr2" draw:name="gráficos4" text:anchor-type="paragraph" svg:x="0.63cm" svg:y="10.292cm" svg:width="13.829cm" svg:height="9.996cm" draw:z-index="369"><draw:image xlink:href="Pictures/20000007000057A600003F5C1BF26C47.svm" xlink:type="simple" xlink:show="embed" xlink:actuate="onLoad"/></draw:frame><text:soft-page-break/></text:p>
      <text:p text:style-name="P2"><draw:frame draw:style-name="fr2" draw:name="gráficos9" text:anchor-type="paragraph" svg:x="0.108cm" svg:y="0.826cm" svg:width="14.841cm" svg:height="10.724cm" draw:z-index="374"><draw:image xlink:href="Pictures/200000070000578B00003F42934382D5.svm" xlink:type="simple" xlink:show="embed" xlink:actuate="onLoad"/></draw:frame><text:soft-page-break/></text:p>
      <text:p text:style-name="P13">2.2. Tambo:</text:p>
      <text:p text:style-name="P1"/>
      <text:p text:style-name="P3"><draw:frame draw:style-name="fr2" draw:name="gráficos5" text:anchor-type="paragraph" svg:x="0.03cm" svg:y="-0.176cm" svg:width="15.05cm" svg:height="10.211cm" draw:z-index="370"><draw:image xlink:href="Pictures/20000007000057C000003B899B5FB622.svm" xlink:type="simple" xlink:show="embed" xlink:actuate="onLoad"/></draw:frame></text:p>
      <text:p text:style-name="P13">2.3. Personal</text:p>
      <text:p text:style-name="P3"><draw:frame draw:style-name="fr2" draw:name="gráficos6" text:anchor-type="paragraph" svg:x="-0.132cm" svg:y="0.894cm" svg:width="15.072cm" svg:height="10.215cm" draw:z-index="375"><draw:image xlink:href="Pictures/200000070000578B00003B5483C62C04.svm" xlink:type="simple" xlink:show="embed" xlink:actuate="onLoad"/></draw:frame></text:p>
      <text:p text:style-name="P13">2.4. Animal</text:p>
      <text:p text:style-name="P3"><draw:frame draw:style-name="fr2" draw:name="gráficos7" text:anchor-type="paragraph" svg:x="0.506cm" svg:y="0.049cm" svg:width="14.014cm" svg:height="9.486cm" draw:z-index="371"><draw:image xlink:href="Pictures/20000007000057A600003B546FB9CA9C.svm" xlink:type="simple" xlink:show="embed" xlink:actuate="onLoad"/></draw:frame><draw:frame draw:style-name="fr2" draw:name="gráficos8" text:anchor-type="paragraph" svg:x="0.404cm" svg:y="9.694cm" svg:width="14.095cm" svg:height="9.553cm" draw:z-index="372"><draw:image xlink:href="Pictures/200000070000578B00003B54EF1BEF1F.svm" xlink:type="simple" xlink:show="embed" xlink:actuate="onLoad"/></draw:frame></text:p>
      <text:p text:style-name="P13"><draw:frame draw:style-name="fr2" draw:name="gráficos11" text:anchor-type="paragraph" svg:x="0.353cm" svg:y="10.867cm" svg:width="14.085cm" svg:height="9.56cm" draw:z-index="383"><draw:image xlink:href="Pictures/200000070000578B00003B6FE744C70D.svm" xlink:type="simple" xlink:show="embed" xlink:actuate="onLoad"/></draw:frame><draw:frame draw:style-name="fr2" draw:name="gráficos14" text:anchor-type="paragraph" svg:x="0.291cm" svg:y="1.111cm" svg:width="14.097cm" svg:height="9.504cm" draw:z-index="378"><draw:image xlink:href="Pictures/200000070000578B00003B05EBBAD463.svm" xlink:type="simple" xlink:show="embed" xlink:actuate="onLoad"/></draw:frame>2.5. Alimento y venta<text:line-break/><text:soft-page-break/>2.6. Control</text:p>
      <text:p text:style-name="P3"><draw:frame draw:style-name="fr2" draw:name="gráficos19" text:anchor-type="paragraph" svg:x="0.053cm" svg:y="0.016cm" svg:width="15cm" svg:height="10.16cm" draw:z-index="384"><draw:image xlink:href="Pictures/200000070000572100003B0595A4AAE0.svm" xlink:type="simple" xlink:show="embed" xlink:actuate="onLoad"/></draw:frame></text:p>
      <text:p text:style-name="P13">2.7. Enlistar</text:p>
      <text:p text:style-name="P3"><draw:frame draw:style-name="fr2" draw:name="gráficos10" text:anchor-type="paragraph" svg:x="0.82cm" svg:y="-0.035cm" svg:width="13.642cm" svg:height="9.218cm" draw:z-index="373"><draw:image xlink:href="Pictures/20000007000057A600003B3A4105D08A.svm" xlink:type="simple" xlink:show="embed" xlink:actuate="onLoad"/></draw:frame></text:p>
      <text:p text:style-name="P13">2.8. Ordeñe</text:p>
      <text:p text:style-name="P3"><draw:frame draw:style-name="fr3" draw:name="gráficos12" text:anchor-type="paragraph" svg:width="13.984cm" svg:height="9.442cm" draw:z-index="376"><draw:image xlink:href="Pictures/200000070000578B00003B1F97C80062.svm" xlink:type="simple" xlink:show="embed" xlink:actuate="onLoad"/></draw:frame><draw:frame draw:style-name="fr2" draw:name="gráficos13" text:anchor-type="paragraph" svg:x="0.508cm" svg:y="10.208cm" svg:width="14.072cm" svg:height="9.543cm" draw:z-index="377"><draw:image xlink:href="Pictures/20000007000057A600003B6F16E6BD46.svm" xlink:type="simple" xlink:show="embed" xlink:actuate="onLoad"/></draw:frame></text:p>
      <text:p text:style-name="P3"/>
      <text:p text:style-name="P13">2.9. Lote </text:p>
      <text:p text:style-name="P23"><draw:frame draw:style-name="fr2" draw:name="gráficos18" text:anchor-type="paragraph" svg:x="0cm" svg:y="1.021cm" svg:width="15cm" svg:height="10.16cm" draw:z-index="382"><draw:image xlink:href="Pictures/200000070000572100003B05608E0E2A.svm" xlink:type="simple" xlink:show="embed" xlink:actuate="onLoad"/></draw:frame></text:p>
      <text:p text:style-name="P23"><text:line-break/><text:span text:style-name="T16">NO CERRAR ESTA VENTANA SI DESEA AGREGAR EL LOTE A LA BASE DE DATOS</text:span></text:p>
      <text:p text:style-name="P32"><draw:frame draw:style-name="fr2" draw:name="gráficos17" text:anchor-type="paragraph" svg:x="5.371cm" svg:y="10.61cm" svg:width="4.524cm" svg:height="4.076cm" draw:z-index="381"><draw:image xlink:href="Pictures/20000007000011AD00000FEC05BDC61A.svm" xlink:type="simple" xlink:show="embed" xlink:actuate="onLoad"/></draw:frame><draw:frame draw:style-name="fr2" draw:name="gráficos16" text:anchor-type="paragraph" svg:x="5.211cm" svg:y="5.794cm" svg:width="4.791cm" svg:height="4.048cm" draw:z-index="380"><draw:image xlink:href="Pictures/20000007000012B600000FD11FE8C649.svm" xlink:type="simple" xlink:show="embed" xlink:actuate="onLoad"/></draw:frame><draw:frame draw:style-name="fr2" draw:name="gráficos15" text:anchor-type="paragraph" svg:x="5.622cm" svg:y="1.085cm" svg:width="4.023cm" svg:height="4.103cm" draw:z-index="379"><draw:image xlink:href="Pictures/2000000700000FB700001006C8E0DFC0.svm" xlink:type="simple" xlink:show="embed" xlink:actuate="onLoad"/></draw:frame><text:span text:style-name="T17">2.10. Errores</text:span></text:p>
      <text:p text:style-name="P12">3. Código fuente</text:p>
      <text:p text:style-name="P4">3.1 Inicio del sistema</text:p>
      <text:p text:style-name="P28"><text:span text:style-name="T5">Public</text:span><text:span text:style-name="T8"> </text:span><text:span text:style-name="T5">Class</text:span><text:span text:style-name="T8"> </text:span><text:span text:style-name="T11">frmISU</text:span></text:p>
      <text:p text:style-name="P25"/>
      <text:p text:style-name="P27"><text:span text:style-name="T8"><text:s text:c="4"/></text:span><text:span text:style-name="T5">Private</text:span><text:span text:style-name="T8"> </text:span><text:span text:style-name="T5">Sub</text:span><text:span text:style-name="T8"> frmISU_Load(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text:span><text:span text:style-name="T5">MyBase</text:span><text:span text:style-name="T8">.Load</text:span></text:p>
      <text:p text:style-name="P27"><text:span text:style-name="T8"><text:s text:c="8"/>tbxPass.Text() = </text:span><text:span text:style-name="T14">""</text:span></text:p>
      <text:p text:style-name="P27"><text:span text:style-name="T8"><text:s text:c="8"/>tbxUser.Text() = </text:span><text:span text:style-name="T14">""</text:span></text:p>
      <text:p text:style-name="P27"><text:span text:style-name="T8"><text:s text:c="8"/></text:span><text:span text:style-name="T11">Publico</text:span><text:span text:style-name="T8">.idioma = 0</text:span></text:p>
      <text:p text:style-name="P25"><text:s text:c="8"/>gbxLog.Hide()</text:p>
      <text:p text:style-name="P25"><text:s text:c="8"/>cbxTambo.Hide()</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Sub</text:span><text:span text:style-name="T8"> Permiso(</text:span><text:span text:style-name="T5">ByVal</text:span><text:span text:style-name="T8"> Usuario </text:span><text:span text:style-name="T5">As</text:span><text:span text:style-name="T8"> </text:span><text:span text:style-name="T5">String</text:span><text:span text:style-name="T8">)</text:span></text:p>
      <text:p text:style-name="P27"><text:span text:style-name="T8"><text:s text:c="8"/></text:span><text:span text:style-name="T5">If</text:span><text:span text:style-name="T8"> CN.State &lt;&gt; 1 </text:span><text:span text:style-name="T5">Then</text:span></text:p>
      <text:p text:style-name="P25"><text:s text:c="12"/>MsgBox(conexion)</text:p>
      <text:p text:style-name="P27"><text:span text:style-name="T8"><text:s text:c="8"/></text:span><text:span text:style-name="T5">Else</text:span></text:p>
      <text:p text:style-name="P27"><text:span text:style-name="T8"><text:s text:c="12"/>sql = </text:span><text:span text:style-name="T14">"select cargo from persona where login ='"</text:span><text:span text:style-name="T8"> &amp; tbxUser.Text &amp; </text:span><text:span text:style-name="T14">"'"</text:span></text:p>
      <text:p text:style-name="P25"><text:s text:c="12"/>Open_sql()</text:p>
      <text:p text:style-name="P25"/>
      <text:p text:style-name="P27"><text:span text:style-name="T8"><text:s text:c="12"/></text:span><text:span text:style-name="T5">If</text:span><text:span text:style-name="T8"> rs.RecordCount() = 0 </text:span><text:span text:style-name="T5">Then</text:span></text:p>
      <text:p text:style-name="P27"><text:span text:style-name="T8"><text:s text:c="16"/>MsgBox(</text:span><text:span text:style-name="T14">"Error :"</text:span><text:span text:style-name="T8"> + Usuario)</text:span></text:p>
      <text:p text:style-name="P27"><text:span text:style-name="T8"><text:s text:c="12"/></text:span><text:span text:style-name="T5">Else</text:span></text:p>
      <text:p text:style-name="P25"><text:s text:c="16"/>cbxTambo.Show()</text:p>
      <text:p text:style-name="P25"><text:s text:c="16"/>pnlInicio.Hide()</text:p>
      <text:p text:style-name="P25"><text:s text:c="16"/>pnlBlue.Show()</text:p>
      <text:p text:style-name="P25"><text:s text:c="16"/>tsConsultar.Text = consultar</text:p>
      <text:p text:style-name="P25"><text:s text:c="16"/>tsModificar.Text = modificar</text:p>
      <text:p text:style-name="P25"><text:s text:c="16"/>tsIngresar.Text = ingresar</text:p>
      <text:p text:style-name="P25"><text:s text:c="16"/>tsEnlistar.Text = enlistar</text:p>
      <text:p text:style-name="P25"><text:s text:c="16"/>tsEliminar.Text = eliminar</text:p>
      <text:p text:style-name="P25"><text:s text:c="16"/>tsAlimento.Text = alimento</text:p>
      <text:p text:style-name="P25"><text:s text:c="16"/>tsOtorgar.Text = otorgar</text:p>
      <text:p text:style-name="P25"><text:s text:c="16"/>tsProporcionar.Text = almacenar</text:p>
      <text:p text:style-name="P25"><text:s text:c="16"/>tsControl.Text = control</text:p>
      <text:p text:style-name="P25"><text:s text:c="16"/>tsTamboIngresar.Text = ingresar</text:p>
      <text:p text:style-name="P25"><text:s text:c="16"/>tsTamboModificar.Text = modificar</text:p>
      <text:p text:style-name="P25"><text:s text:c="16"/>tsTamboConsultar.Text = consultar</text:p>
      <text:p text:style-name="P25"><text:s text:c="16"/>tsTamboEiminar.Text = eliminar</text:p>
      <text:p text:style-name="P25"><text:s text:c="16"/>tsPersonalIngresar.Text = ingresar</text:p>
      <text:p text:style-name="P25"><text:soft-page-break/><text:s text:c="16"/>tsPersonalModificar.Text = modificar</text:p>
      <text:p text:style-name="P25"><text:s text:c="16"/>tsPersonalConsultar.Text = consultar</text:p>
      <text:p text:style-name="P25"><text:s text:c="16"/>tsPersonalEliminar.Text = eliminar</text:p>
      <text:p text:style-name="P25"><text:s text:c="16"/>tsVaca.Text = vaca</text:p>
      <text:p text:style-name="P25"><text:s text:c="16"/>tsVaquillona.Text = vaquillona</text:p>
      <text:p text:style-name="P25"><text:s text:c="16"/>tsToro.Text = toro</text:p>
      <text:p text:style-name="P25"><text:s text:c="16"/>tsNovillo.Text = novillo</text:p>
      <text:p text:style-name="P25"><text:s text:c="16"/>TsAnestro.Text = anestro</text:p>
      <text:p text:style-name="P25"><text:s text:c="16"/>tsTernero.Text = ternero</text:p>
      <text:p text:style-name="P25"><text:s text:c="16"/>tsTernera.Text = ternera</text:p>
      <text:p text:style-name="P25"><text:s text:c="16"/>tsRodeo.Text = rodeo</text:p>
      <text:p text:style-name="P25"><text:s text:c="16"/>tsCampo.Text = campo</text:p>
      <text:p text:style-name="P25"><text:s text:c="16"/>tsNinguno.Text = ninguno</text:p>
      <text:p text:style-name="P25"><text:s text:c="16"/>TsServicio.Text = servicio</text:p>
      <text:p text:style-name="P25"><text:s text:c="16"/>tsNinguno2.Text = ninguno</text:p>
      <text:p text:style-name="P25"><text:s text:c="16"/>Tsprenada.Text = preñada</text:p>
      <text:p text:style-name="P25"><text:s text:c="16"/>tsLactancia.Text = lactancia</text:p>
      <text:p text:style-name="P25"><text:s text:c="16"/>tsSeca.Text = seca</text:p>
      <text:p text:style-name="P25"><text:s text:c="16"/>tsHembra.Text = hembra</text:p>
      <text:p text:style-name="P25"><text:s text:c="16"/>tsMacho.Text = macho</text:p>
      <text:p text:style-name="P25"><text:s text:c="16"/>tsRaza.Text = raza</text:p>
      <text:p text:style-name="P25"><text:s text:c="16"/>tsDivision.Text = division</text:p>
      <text:p text:style-name="P25"><text:s text:c="16"/>tsLugar.Text = lugar</text:p>
      <text:p text:style-name="P25"><text:s text:c="16"/>tsEtapa.Text = etapa</text:p>
      <text:p text:style-name="P25"><text:s text:c="16"/>tsSexo.Text = sexo</text:p>
      <text:p text:style-name="P25"><text:s text:c="16"/>tsGanadoAct.Text = ganado_act</text:p>
      <text:p text:style-name="P25"><text:s text:c="16"/>tsAntibiotico.Text = antibiotico</text:p>
      <text:p text:style-name="P25"><text:s text:c="16"/>tsConfiguración.Text = configuracion</text:p>
      <text:p text:style-name="P27"><text:span text:style-name="T8"><text:s text:c="16"/>tsPrimerOrdeñe.Text = primer + </text:span><text:span text:style-name="T14">" "</text:span><text:span text:style-name="T8"> + ordeñe</text:span></text:p>
      <text:p text:style-name="P27"><text:span text:style-name="T8"><text:s text:c="16"/>tsSegundoOrdeñe.Text = primer + </text:span><text:span text:style-name="T14">" "</text:span><text:span text:style-name="T8"> + ordeñe</text:span></text:p>
      <text:p text:style-name="P27"><text:span text:style-name="T8"><text:s text:c="16"/>tsTercerOrdeñe.Text = primer + </text:span><text:span text:style-name="T14">" "</text:span><text:span text:style-name="T8"> + ordeñe</text:span></text:p>
      <text:p text:style-name="P25"/>
      <text:p text:style-name="P27"><text:span text:style-name="T8"><text:s text:c="16"/></text:span><text:span text:style-name="T5">Select</text:span><text:span text:style-name="T8"> </text:span><text:span text:style-name="T5">Case</text:span><text:span text:style-name="T8"> rs(0).Value</text:span></text:p>
      <text:p text:style-name="P27"><text:span text:style-name="T8"><text:s text:c="20"/></text:span><text:span text:style-name="T5">Case</text:span><text:span text:style-name="T8"> auxiliar</text:span></text:p>
      <text:p text:style-name="P27"><text:span text:style-name="T8"><text:s text:c="24"/>tsAnimal.Enabled = </text:span><text:span text:style-name="T5">True</text:span></text:p>
      <text:p text:style-name="P27"><text:span text:style-name="T8"><text:s text:c="24"/>tsEliminar.Enabled = </text:span><text:span text:style-name="T5">False</text:span></text:p>
      <text:p text:style-name="P27"><text:span text:style-name="T8"><text:s text:c="24"/>tsAlimento.Enabled = </text:span><text:span text:style-name="T5">True</text:span></text:p>
      <text:p text:style-name="P27"><text:span text:style-name="T8"><text:s text:c="24"/>tsSesion.Enabled = </text:span><text:span text:style-name="T5">True</text:span></text:p>
      <text:p text:style-name="P27"><text:span text:style-name="T8"><text:s text:c="24"/>tsOrdeñe.Enabled = </text:span><text:span text:style-name="T5">True</text:span></text:p>
      <text:p text:style-name="P27"><text:span text:style-name="T8"><text:s text:c="24"/>tsEnlistar.Enabled = </text:span><text:span text:style-name="T5">True</text:span></text:p>
      <text:p text:style-name="P27"><text:span text:style-name="T8"><text:s text:c="24"/>cbxTambo.Enabled = </text:span><text:span text:style-name="T5">False</text:span></text:p>
      <text:p text:style-name="P27"><text:span text:style-name="T8"><text:s text:c="20"/></text:span><text:span text:style-name="T5">Case</text:span><text:span text:style-name="T8"> adm_establecimiento</text:span></text:p>
      <text:p text:style-name="P27"><text:soft-page-break/><text:span text:style-name="T8"><text:s text:c="24"/>tsTambo.Enabled = </text:span><text:span text:style-name="T5">True</text:span></text:p>
      <text:p text:style-name="P27"><text:span text:style-name="T8"><text:s text:c="24"/>tsPersonal.Enabled = </text:span><text:span text:style-name="T5">True</text:span></text:p>
      <text:p text:style-name="P27"><text:span text:style-name="T8"><text:s text:c="24"/>tsPersonalEliminar.Enabled = </text:span><text:span text:style-name="T5">False</text:span></text:p>
      <text:p text:style-name="P27"><text:span text:style-name="T8"><text:s text:c="24"/>tsPersonalIngresar.Enabled = </text:span><text:span text:style-name="T5">False</text:span></text:p>
      <text:p text:style-name="P27"><text:span text:style-name="T8"><text:s text:c="24"/>tsAnimal.Enabled = </text:span><text:span text:style-name="T5">True</text:span></text:p>
      <text:p text:style-name="P27"><text:span text:style-name="T8"><text:s text:c="24"/>tsAlimento.Enabled = </text:span><text:span text:style-name="T5">True</text:span></text:p>
      <text:p text:style-name="P27"><text:span text:style-name="T8"><text:s text:c="24"/>tsSesion.Enabled = </text:span><text:span text:style-name="T5">True</text:span></text:p>
      <text:p text:style-name="P27"><text:span text:style-name="T8"><text:s text:c="24"/>tsOrdeñe.Enabled = </text:span><text:span text:style-name="T5">True</text:span></text:p>
      <text:p text:style-name="P27"><text:span text:style-name="T8"><text:s text:c="24"/>tsEnlistar.Enabled = </text:span><text:span text:style-name="T5">True</text:span></text:p>
      <text:p text:style-name="P27"><text:span text:style-name="T8"><text:s text:c="24"/>tsVenta.Enabled = </text:span><text:span text:style-name="T5">True</text:span></text:p>
      <text:p text:style-name="P27"><text:span text:style-name="T8"><text:s text:c="24"/>cbxTambo.Enabled = </text:span><text:span text:style-name="T5">False</text:span></text:p>
      <text:p text:style-name="P27"><text:span text:style-name="T8"><text:s text:c="20"/></text:span><text:span text:style-name="T5">Case</text:span><text:span text:style-name="T8"> gerente</text:span></text:p>
      <text:p text:style-name="P27"><text:span text:style-name="T8"><text:s text:c="24"/>tsTambo.Enabled = </text:span><text:span text:style-name="T5">True</text:span></text:p>
      <text:p text:style-name="P27"><text:span text:style-name="T8"><text:s text:c="24"/>tsPersonal.Enabled = </text:span><text:span text:style-name="T5">True</text:span></text:p>
      <text:p text:style-name="P27"><text:span text:style-name="T8"><text:s text:c="24"/>tsPersonalEliminar.Enabled = </text:span><text:span text:style-name="T5">False</text:span></text:p>
      <text:p text:style-name="P27"><text:span text:style-name="T8"><text:s text:c="24"/>tsPersonalIngresar.Enabled = </text:span><text:span text:style-name="T5">False</text:span></text:p>
      <text:p text:style-name="P27"><text:span text:style-name="T8"><text:s text:c="24"/>tsAnimal.Enabled = </text:span><text:span text:style-name="T5">True</text:span></text:p>
      <text:p text:style-name="P27"><text:span text:style-name="T8"><text:s text:c="24"/>tsAlimento.Enabled = </text:span><text:span text:style-name="T5">True</text:span></text:p>
      <text:p text:style-name="P27"><text:span text:style-name="T8"><text:s text:c="24"/>tsSesion.Enabled = </text:span><text:span text:style-name="T5">True</text:span></text:p>
      <text:p text:style-name="P27"><text:span text:style-name="T8"><text:s text:c="24"/>tsOrdeñe.Enabled = </text:span><text:span text:style-name="T5">True</text:span></text:p>
      <text:p text:style-name="P27"><text:span text:style-name="T8"><text:s text:c="24"/>tsEnlistar.Enabled = </text:span><text:span text:style-name="T5">True</text:span></text:p>
      <text:p text:style-name="P27"><text:span text:style-name="T8"><text:s text:c="24"/>tsVenta.Enabled = </text:span><text:span text:style-name="T5">True</text:span></text:p>
      <text:p text:style-name="P27"><text:span text:style-name="T8"><text:s text:c="20"/></text:span><text:span text:style-name="T5">Case</text:span><text:span text:style-name="T8"> adm_sistema</text:span></text:p>
      <text:p text:style-name="P27"><text:span text:style-name="T8"><text:s text:c="24"/>tsTambo.Enabled = </text:span><text:span text:style-name="T5">True</text:span></text:p>
      <text:p text:style-name="P27"><text:span text:style-name="T8"><text:s text:c="24"/>tsPersonal.Enabled = </text:span><text:span text:style-name="T5">True</text:span></text:p>
      <text:p text:style-name="P27"><text:span text:style-name="T8"><text:s text:c="24"/>tsAnimal.Enabled = </text:span><text:span text:style-name="T5">True</text:span></text:p>
      <text:p text:style-name="P27"><text:span text:style-name="T8"><text:s text:c="24"/>tsAlimento.Enabled = </text:span><text:span text:style-name="T5">True</text:span></text:p>
      <text:p text:style-name="P27"><text:span text:style-name="T8"><text:s text:c="24"/>tsSesion.Enabled = </text:span><text:span text:style-name="T5">True</text:span></text:p>
      <text:p text:style-name="P27"><text:span text:style-name="T8"><text:s text:c="24"/>tsOrdeñe.Enabled = </text:span><text:span text:style-name="T5">True</text:span></text:p>
      <text:p text:style-name="P27"><text:span text:style-name="T8"><text:s text:c="24"/>tsEnlistar.Enabled = </text:span><text:span text:style-name="T5">True</text:span></text:p>
      <text:p text:style-name="P27"><text:span text:style-name="T8"><text:s text:c="24"/>tsVenta.Enabled = </text:span><text:span text:style-name="T5">True</text:span></text:p>
      <text:p text:style-name="P27"><text:span text:style-name="T8"><text:s text:c="16"/></text:span><text:span text:style-name="T5">End</text:span><text:span text:style-name="T8"> </text:span><text:span text:style-name="T5">Select</text:span></text:p>
      <text:p text:style-name="P25"><text:s text:c="16"/>rs.Close()</text:p>
      <text:p text:style-name="P27"><text:span text:style-name="T8"><text:s text:c="16"/>sql = </text:span><text:span text:style-name="T14">"select t.nombre from tambo t, personal p, tiene te where t.serie=te.serie and p.ci=te.ci and p.login='"</text:span><text:span text:style-name="T8"> &amp; tbxUser.Text &amp; </text:span><text:span text:style-name="T14">"'"</text:span></text:p>
      <text:p text:style-name="P25"/>
      <text:p text:style-name="P27"><text:span text:style-name="T8"><text:s text:c="12"/></text:span><text:span text:style-name="T5">End</text:span><text:span text:style-name="T8"> </text:span><text:span text:style-name="T5">If</text:span></text:p>
      <text:p text:style-name="P25"><text:s text:c="12"/>Open_sql()</text:p>
      <text:p text:style-name="P27"><text:span text:style-name="T8"><text:s text:c="12"/></text:span><text:span text:style-name="T5">If</text:span><text:span text:style-name="T8"> rs.RecordCount &lt;&gt; 0 </text:span><text:span text:style-name="T5">Then</text:span></text:p>
      <text:p text:style-name="P25"><text:s text:c="16"/>cbxTambo.Text = rs(0).Value</text:p>
      <text:p text:style-name="P25"><text:s text:c="16"/>rs.Close()</text:p>
      <text:p text:style-name="P27"><text:span text:style-name="T8"><text:s text:c="16"/>sql = </text:span><text:span text:style-name="T14">"Select t.serie from tambo t, tiene e, persona p where </text:span><text:soft-page-break/><text:span text:style-name="T14">hestablecimiento='"</text:span><text:span text:style-name="T8"> &amp; cbxTambo.Text &amp; </text:span><text:span text:style-name="T14">"' and e.serie=t.serie and p.ci=e.ci and p.login='"</text:span><text:span text:style-name="T8"> &amp; tbxUser.Text &amp; </text:span><text:span text:style-name="T14">"'"</text:span></text:p>
      <text:p text:style-name="P25"><text:s text:c="16"/>Open_sql()</text:p>
      <text:p text:style-name="P25"><text:s text:c="16"/>TSERIE = rs(0).Value</text:p>
      <text:p text:style-name="P25"><text:s text:c="16"/>rs.Close()</text:p>
      <text:p text:style-name="P27"><text:span text:style-name="T8"><text:s text:c="16"/>sql = </text:span><text:span text:style-name="T14">"select hestablecimiento from tambo"</text:span></text:p>
      <text:p text:style-name="P25"><text:s text:c="16"/>Open_sql()</text:p>
      <text:p text:style-name="P27"><text:span text:style-name="T8"><text:s text:c="16"/></text:span><text:span text:style-name="T5">While</text:span><text:span text:style-name="T8"> </text:span><text:span text:style-name="T5">Not</text:span><text:span text:style-name="T8"> rs.EOF()</text:span></text:p>
      <text:p text:style-name="P25"><text:s text:c="20"/>cbxTambo.Items.Add(rs(0).Value)</text:p>
      <text:p text:style-name="P25"><text:s text:c="20"/>rs.MoveNext()</text:p>
      <text:p text:style-name="P27"><text:span text:style-name="T8"><text:s text:c="16"/></text:span><text:span text:style-name="T5">End</text:span><text:span text:style-name="T8"> </text:span><text:span text:style-name="T5">While</text:span></text:p>
      <text:p text:style-name="P25"><text:s text:c="16"/>rs.Close()</text:p>
      <text:p text:style-name="P27"><text:span text:style-name="T8"><text:s text:c="12"/></text:span><text:span text:style-name="T5">End</text:span><text:span text:style-name="T8"> </text:span><text:span text:style-name="T5">If</text:span></text:p>
      <text:p text:style-name="P27"><text:span text:style-name="T8"><text:s text:c="8"/></text:span><text:span text:style-name="T5">End</text:span><text:span text:style-name="T8"> </text:span><text:span text:style-name="T5">If</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ublic</text:span><text:span text:style-name="T8"> </text:span><text:span text:style-name="T5">Sub</text:span><text:span text:style-name="T8"> Open_sql()</text:span></text:p>
      <text:p text:style-name="P27"><text:span text:style-name="T8"><text:s text:c="8"/></text:span><text:span text:style-name="T5">Try</text:span></text:p>
      <text:p text:style-name="P25"><text:s text:c="12"/>rs.Open(sql, CN)</text:p>
      <text:p text:style-name="P27"><text:span text:style-name="T8"><text:s text:c="8"/></text:span><text:span text:style-name="T5">Catch</text:span><text:span text:style-name="T8"> ex </text:span><text:span text:style-name="T5">As</text:span><text:span text:style-name="T8"> </text:span><text:span text:style-name="T11">Exception</text:span></text:p>
      <text:p text:style-name="P27"><text:span text:style-name="T8"><text:s text:c="12"/>MsgBox(</text:span><text:span text:style-name="T14">"Error open"</text:span><text:span text:style-name="T8">, </text:span><text:span text:style-name="T11">MsgBoxStyle</text:span><text:span text:style-name="T8">.OkOnly, </text:span><text:span text:style-name="T14">"ERROR"</text:span><text:span text:style-name="T8">)</text:span></text:p>
      <text:p text:style-name="P27"><text:span text:style-name="T8"><text:s text:c="8"/></text:span><text:span text:style-name="T5">End</text:span><text:span text:style-name="T8"> </text:span><text:span text:style-name="T5">Try</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btnInicio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btnInicio.Click</text:span></text:p>
      <text:p text:style-name="P27"><text:span text:style-name="T8"><text:s text:c="8"/></text:span><text:span text:style-name="T5">Try</text:span></text:p>
      <text:p text:style-name="P27"><text:span text:style-name="T8"><text:s text:c="12"/>CN.Open(</text:span><text:span text:style-name="T14">"MIODBC"</text:span><text:span text:style-name="T8">, tbxUser.Text, tbxPass.Text)</text:span></text:p>
      <text:p text:style-name="P25"><text:s text:c="12"/>conexion = 1</text:p>
      <text:p text:style-name="P27"><text:span text:style-name="T8"><text:s text:c="8"/></text:span><text:span text:style-name="T5">Catch</text:span><text:span text:style-name="T8"> ex </text:span><text:span text:style-name="T5">As</text:span><text:span text:style-name="T8"> </text:span><text:span text:style-name="T11">Exception</text:span></text:p>
      <text:p text:style-name="P27"><text:span text:style-name="T8"><text:s text:c="12"/>MsgBox(</text:span><text:span text:style-name="T14">"Error :"</text:span><text:span text:style-name="T8"> + usuario + </text:span><text:span text:style-name="T14">" / "</text:span><text:span text:style-name="T8"> + contraseña)</text:span></text:p>
      <text:p text:style-name="P27"><text:span text:style-name="T8"><text:s text:c="12"/></text:span><text:span text:style-name="T5">Exit Sub</text:span></text:p>
      <text:p text:style-name="P27"><text:span text:style-name="T8"><text:s text:c="8"/></text:span><text:span text:style-name="T5">End</text:span><text:span text:style-name="T8"> </text:span><text:span text:style-name="T5">Try</text:span></text:p>
      <text:p text:style-name="P27"><text:span text:style-name="T8"><text:s text:c="8"/>CN.CursorLocation = ADODB.</text:span><text:span text:style-name="T11">CursorLocationEnum</text:span><text:span text:style-name="T8">.adUseClient</text:span></text:p>
      <text:p text:style-name="P25"><text:s text:c="8"/>conexion = 1</text:p>
      <text:p text:style-name="P27"><text:span text:style-name="T8"><text:s text:c="8"/></text:span><text:span text:style-name="T5">If</text:span><text:span text:style-name="T8"> conexion = 1 </text:span><text:span text:style-name="T5">Then</text:span></text:p>
      <text:p text:style-name="P25"><text:s text:c="12"/>Permiso(tbxUser.Text)</text:p>
      <text:p text:style-name="P27"><text:span text:style-name="T8"><text:s text:c="8"/></text:span><text:span text:style-name="T5">End</text:span><text:span text:style-name="T8"> </text:span><text:span text:style-name="T5">If</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tsSesion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tsSesion.Click</text:span></text:p>
      <text:p text:style-name="P25"><text:soft-page-break/><text:s text:c="8"/>pnlInicio.Show()</text:p>
      <text:p text:style-name="P25"><text:s text:c="8"/>pnlBlue.Hide()</text:p>
      <text:p text:style-name="P25"><text:s text:c="8"/>frmISU_Load(sender, e)</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cbxIdioma_SelectedIndexChanged(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cbxIdioma.SelectedIndexChanged</text:span></text:p>
      <text:p text:style-name="P27"><text:span text:style-name="T8"><text:s text:c="8"/></text:span><text:span text:style-name="T5">If</text:span><text:span text:style-name="T8"> cbxIdioma.Text = </text:span><text:span text:style-name="T14">"English"</text:span><text:span text:style-name="T8"> </text:span><text:span text:style-name="T5">Then</text:span></text:p>
      <text:p text:style-name="P25"><text:s text:c="12"/>idioma = 1</text:p>
      <text:p text:style-name="P27"><text:span text:style-name="T8"><text:s text:c="8"/></text:span><text:span text:style-name="T5">ElseIf</text:span><text:span text:style-name="T8"> cbxIdioma.Text = </text:span><text:span text:style-name="T14">"Português"</text:span><text:span text:style-name="T8"> </text:span><text:span text:style-name="T5">Then</text:span></text:p>
      <text:p text:style-name="P25"><text:s text:c="12"/>idioma = 2</text:p>
      <text:p text:style-name="P27"><text:span text:style-name="T8"><text:s text:c="8"/></text:span><text:span text:style-name="T5">Else</text:span></text:p>
      <text:p text:style-name="P25"><text:s text:c="12"/>idioma = 0</text:p>
      <text:p text:style-name="P27"><text:span text:style-name="T8"><text:s text:c="8"/></text:span><text:span text:style-name="T5">End</text:span><text:span text:style-name="T8"> </text:span><text:span text:style-name="T5">If</text:span></text:p>
      <text:p text:style-name="P25"><text:s text:c="8"/>gbxLog.Show()</text:p>
      <text:p text:style-name="P27"><text:span text:style-name="T8"><text:s text:c="8"/>btnInicio.Enabled = </text:span><text:span text:style-name="T5">True</text:span></text:p>
      <text:p text:style-name="P25"><text:s text:c="8"/>Variables_asignacion()</text:p>
      <text:p text:style-name="P25"/>
      <text:p text:style-name="P25"><text:s text:c="8"/>Lblpass.Text = contraseña</text:p>
      <text:p text:style-name="P25"><text:s text:c="8"/>lblUser.Text = usuario</text:p>
      <text:p text:style-name="P25"><text:s text:c="8"/>btnInicio.Text = iniciar</text:p>
      <text:p text:style-name="P25"><text:s text:c="8"/>tsSalir.Text = salir</text:p>
      <text:p text:style-name="P25"><text:s text:c="8"/>tsSesion.Text = sesion</text:p>
      <text:p text:style-name="P25"><text:s text:c="8"/>tsTambo.Text = tambo</text:p>
      <text:p text:style-name="P25"><text:s text:c="8"/>tsPersonal.Text = personal</text:p>
      <text:p text:style-name="P25"><text:s text:c="8"/>tsAnimal.Text = animal</text:p>
      <text:p text:style-name="P25"><text:s text:c="8"/>tsAlimento.Text = alimento</text:p>
      <text:p text:style-name="P25"><text:s text:c="8"/>tsSesion.Text = sesion</text:p>
      <text:p text:style-name="P25"><text:s text:c="8"/>tsOrdeñe.Text = ordeñe</text:p>
      <text:p text:style-name="P25"><text:s text:c="8"/>tsEnlistar.Text = enlistar</text:p>
      <text:p text:style-name="P25"><text:s text:c="8"/>tsVenta.Text = venta</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tsSalir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tsSalir.Click</text:span></text:p>
      <text:p text:style-name="P27"><text:span text:style-name="T8"><text:s text:c="8"/></text:span><text:span text:style-name="T5">Me</text:span><text:span text:style-name="T8">.Close()</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tsTamboEiminar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tsTamboEiminar.Click</text:span></text:p>
      <text:p text:style-name="P25"><text:s text:c="8"/>opcion = 3</text:p>
      <text:p text:style-name="P27"><text:span text:style-name="T8"><text:s text:c="8"/></text:span><text:span text:style-name="T11">frmTambo</text:span><text:span text:style-name="T8">.Show()</text:span></text:p>
      <text:p text:style-name="P27"><text:soft-page-break/><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tsTamboModificar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tsTamboModificar.Click</text:span></text:p>
      <text:p text:style-name="P25"><text:s text:c="8"/>opcion = 1</text:p>
      <text:p text:style-name="P27"><text:span text:style-name="T8"><text:s text:c="8"/></text:span><text:span text:style-name="T11">frmTambo</text:span><text:span text:style-name="T8">.Show()</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tsTamboConsultar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tsTamboConsultar.Click</text:span></text:p>
      <text:p text:style-name="P25"><text:s text:c="8"/>opcion = 2</text:p>
      <text:p text:style-name="P27"><text:span text:style-name="T8"><text:s text:c="8"/></text:span><text:span text:style-name="T11">frmTambo</text:span><text:span text:style-name="T8">.Show()</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tsTamboIngresar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tsTamboIngresar.Click</text:span></text:p>
      <text:p text:style-name="P25"><text:s text:c="8"/>opcion = 0</text:p>
      <text:p text:style-name="P27"><text:span text:style-name="T8"><text:s text:c="8"/></text:span><text:span text:style-name="T11">frmTambo</text:span><text:span text:style-name="T8">.Show()</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tsPersonalModificar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tsPersonalModificar.Click</text:span></text:p>
      <text:p text:style-name="P25"><text:s text:c="8"/>opcion = 1</text:p>
      <text:p text:style-name="P27"><text:span text:style-name="T8"><text:s text:c="8"/></text:span><text:span text:style-name="T11">frmPersonal</text:span><text:span text:style-name="T8">.Show()</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tsPersonalConsultar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tsPersonalConsultar.Click</text:span></text:p>
      <text:p text:style-name="P25"><text:s text:c="8"/>opcion = 2</text:p>
      <text:p text:style-name="P27"><text:span text:style-name="T8"><text:s text:c="8"/></text:span><text:span text:style-name="T11">frmPersonal</text:span><text:span text:style-name="T8">.Show()</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tsPersonalEliminar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tsPersonalEliminar.Click</text:span></text:p>
      <text:p text:style-name="P25"><text:s text:c="8"/>opcion = 3</text:p>
      <text:p text:style-name="P27"><text:span text:style-name="T8"><text:s text:c="8"/></text:span><text:span text:style-name="T11">frmPersonal</text:span><text:span text:style-name="T8">.Show()</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tsIngresar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tsIngresar.Click</text:span></text:p>
      <text:p text:style-name="P25"><text:s text:c="8"/>opcion = 0</text:p>
      <text:p text:style-name="P27"><text:span text:style-name="T8"><text:s text:c="8"/></text:span><text:span text:style-name="T11">frmAnimal</text:span><text:span text:style-name="T8">.Show()</text:span></text:p>
      <text:p text:style-name="P27"><text:soft-page-break/><text:span text:style-name="T8"><text:s text:c="4"/></text:span><text:span text:style-name="T5">End</text:span><text:span text:style-name="T8"> </text:span><text:span text:style-name="T5">Sub</text:span></text:p>
      <text:p text:style-name="P27"><text:span text:style-name="T8"><text:s text:c="4"/></text:span><text:span text:style-name="T5">Private</text:span><text:span text:style-name="T8"> </text:span><text:span text:style-name="T5">Sub</text:span><text:span text:style-name="T8"> tsConsultar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tsConsultar.Click</text:span></text:p>
      <text:p text:style-name="P25"><text:s text:c="8"/>opcion = 2</text:p>
      <text:p text:style-name="P27"><text:span text:style-name="T8"><text:s text:c="8"/></text:span><text:span text:style-name="T11">frmAnimal</text:span><text:span text:style-name="T8">.Show()</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tsModificar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tsModificar.Click</text:span></text:p>
      <text:p text:style-name="P25"><text:s text:c="8"/>opcion = 1</text:p>
      <text:p text:style-name="P27"><text:span text:style-name="T8"><text:s text:c="8"/></text:span><text:span text:style-name="T11">frmAnimal</text:span><text:span text:style-name="T8">.Show()</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tsEliminar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tsEliminar.Click</text:span></text:p>
      <text:p text:style-name="P25"><text:s text:c="8"/>opcion = 3</text:p>
      <text:p text:style-name="P27"><text:span text:style-name="T8"><text:s text:c="8"/></text:span><text:span text:style-name="T11">frmAnimal</text:span><text:span text:style-name="T8">.Show()</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tsControl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tsControl.Click</text:span></text:p>
      <text:p text:style-name="P27"><text:span text:style-name="T8"><text:s text:c="8"/></text:span><text:span text:style-name="T11">frmControl</text:span><text:span text:style-name="T8">.Show()</text:span></text:p>
      <text:p text:style-name="P27"><text:span text:style-name="T8"><text:s text:c="4"/></text:span><text:span text:style-name="T5">End</text:span><text:span text:style-name="T8"> </text:span><text:span text:style-name="T5">Sub</text:span></text:p>
      <text:p text:style-name="P27"><text:span text:style-name="T8"><text:s text:c="4"/></text:span><text:span text:style-name="T5">Private</text:span><text:span text:style-name="T8"> </text:span><text:span text:style-name="T5">Sub</text:span><text:span text:style-name="T8"> tsAlimento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text:span></text:p>
      <text:p text:style-name="P25"><text:s text:c="8"/>opcion = 0</text:p>
      <text:p text:style-name="P27"><text:span text:style-name="T8"><text:s text:c="8"/></text:span><text:span text:style-name="T11">frmAlimento</text:span><text:span text:style-name="T8">.Show()</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tsHolando_Click(</text:span><text:span text:style-name="T5">ByVal</text:span><text:span text:style-name="T8"> sender </text:span><text:span text:style-name="T5">As</text:span><text:span text:style-name="T8"> System.</text:span><text:span text:style-name="T11">Object</text:span><text:span text:style-name="T8">, </text:span><text:span text:style-name="T5">ByVal</text:span><text:span text:style-name="T8"> e </text:span><text:span text:style-name="T5">As</text:span><text:span text:style-name="T8"> System.</text:span><text:span text:style-name="T11">EventArgs</text:span><text:span text:style-name="T8">) </text:span><text:span text:style-name="T5">Handles</text:span><text:span text:style-name="T8"> tsHolando.Click</text:span></text:p>
      <text:p text:style-name="P27"><text:span text:style-name="T8"><text:s text:c="8"/>sql = </text:span><text:span text:style-name="T14">"select a.num, raza, nacimiento, lugar, progenitor_macho, progenitor_hembra from hembra from animal, hay h where raza= Holando and h.num=a.num and h.serie="</text:span><text:span text:style-name="T8"> &amp; Val(TSERIE)</text:span></text:p>
      <text:p text:style-name="P27"><text:span text:style-name="T8"><text:s text:c="8"/></text:span><text:span text:style-name="T11">frmEnlistar</text:span><text:span text:style-name="T8">.Show()</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tsJersey_Click(</text:span><text:span text:style-name="T5">ByVal</text:span><text:span text:style-name="T8"> sender </text:span><text:span text:style-name="T5">As</text:span><text:span text:style-name="T8"> System.</text:span><text:span text:style-name="T11">Object</text:span><text:span text:style-name="T8">, </text:span><text:span text:style-name="T5">ByVal</text:span><text:span text:style-name="T8"> e </text:span><text:span text:style-name="T5">As</text:span><text:span text:style-name="T8"> System.</text:span><text:span text:style-name="T11">EventArgs</text:span><text:span text:style-name="T8">) </text:span><text:span text:style-name="T5">Handles</text:span><text:span text:style-name="T8"> tsJersey.Click</text:span></text:p>
      <text:p text:style-name="P27"><text:span text:style-name="T8"><text:s text:c="8"/>sql = </text:span><text:span text:style-name="T14">"select a.num, raza, nacimiento, lugar, progenitor_macho, progenitor_hembra from hembra from animal, hay h where raza= Jersey and h.num=a.num and h.serie="</text:span><text:span text:style-name="T8"> &amp; Val(TSERIE)</text:span></text:p>
      <text:p text:style-name="P27"><text:soft-page-break/><text:span text:style-name="T8"><text:s text:c="8"/></text:span><text:span text:style-name="T11">frmEnlistar</text:span><text:span text:style-name="T8">.Show()</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tsPrimerShow_Click(</text:span><text:span text:style-name="T5">ByVal</text:span><text:span text:style-name="T8"> sender </text:span><text:span text:style-name="T5">As</text:span><text:span text:style-name="T8"> System.</text:span><text:span text:style-name="T11">Object</text:span><text:span text:style-name="T8">, </text:span><text:span text:style-name="T5">ByVal</text:span><text:span text:style-name="T8"> e </text:span><text:span text:style-name="T5">As</text:span><text:span text:style-name="T8"> System.</text:span><text:span text:style-name="T11">EventArgs</text:span><text:span text:style-name="T8">) </text:span><text:span text:style-name="T5">Handles</text:span><text:span text:style-name="T8"> tsPrimerShow.Click</text:span></text:p>
      <text:p text:style-name="P27"><text:span text:style-name="T8"><text:s text:c="8"/>sql = </text:span><text:span text:style-name="T14">"select a.num, raza, nacimiento, lugar, progenitor_macho, progenitor_hembra from animal where raza= Primer Show and h.num=a.num and h.serie="</text:span><text:span text:style-name="T8"> &amp; Val(TSERIE)</text:span></text:p>
      <text:p text:style-name="P27"><text:span text:style-name="T8"><text:s text:c="8"/></text:span><text:span text:style-name="T11">frmEnlistar</text:span><text:span text:style-name="T8">.Show()</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tsVaca_Click(</text:span><text:span text:style-name="T5">ByVal</text:span><text:span text:style-name="T8"> sender </text:span><text:span text:style-name="T5">As</text:span><text:span text:style-name="T8"> System.</text:span><text:span text:style-name="T11">Object</text:span><text:span text:style-name="T8">, </text:span><text:span text:style-name="T5">ByVal</text:span><text:span text:style-name="T8"> e </text:span><text:span text:style-name="T5">As</text:span><text:span text:style-name="T8"> System.</text:span><text:span text:style-name="T11">EventArgs</text:span><text:span text:style-name="T8">) </text:span><text:span text:style-name="T5">Handles</text:span><text:span text:style-name="T8"> tsVaca.Click</text:span></text:p>
      <text:p text:style-name="P27"><text:span text:style-name="T8"><text:s text:c="8"/>sql = </text:span><text:span text:style-name="T14">"select h.num, raza, nacimiento, lugar, progenitor_macho, progenitor_hembra from hembra h, estado e, pasa p, hay y, animal a where"</text:span><text:span text:style-name="T8"> + _</text:span></text:p>
      <text:p text:style-name="P27"><text:span text:style-name="T8"><text:s text:c="8"/></text:span><text:span text:style-name="T14">"h.num = p.animal_num And e.nombre = '"</text:span><text:span text:style-name="T8"> &amp; preñada &amp; </text:span><text:span text:style-name="T14">"' and e.num=estado.num and a.num=h.num and h.num=y.num and h.serie="</text:span><text:span text:style-name="T8"> &amp; Val(TSERIE)</text:span></text:p>
      <text:p text:style-name="P27"><text:span text:style-name="T8"><text:s text:c="8"/></text:span><text:span text:style-name="T11">frmEnlistar</text:span><text:span text:style-name="T8">.Show()</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tsVaquillona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tsVaquillona.Click</text:span></text:p>
      <text:p text:style-name="P27"><text:span text:style-name="T8"><text:s text:c="8"/>sql = </text:span><text:span text:style-name="T14">"select h.num, raza, nacimiento, lugar, progenitor_macho, progenitor_hembra from hembra h, estado e, pasa p, hay y, animal a where"</text:span><text:span text:style-name="T8"> + _</text:span></text:p>
      <text:p text:style-name="P27"><text:span text:style-name="T8"><text:s text:c="8"/></text:span><text:span text:style-name="T14">"h.num = p.animal_num And e.nombre = '"</text:span><text:span text:style-name="T8"> &amp; preñada &amp; </text:span><text:span text:style-name="T14">"' and e.num=estado.num and a.num=h.num and h.num=y.num and h.serie="</text:span><text:span text:style-name="T8"> &amp; Val(TSERIE)</text:span></text:p>
      <text:p text:style-name="P25"><text:s text:c="8"/>opcion = 10</text:p>
      <text:p text:style-name="P27"><text:span text:style-name="T8"><text:s text:c="8"/></text:span><text:span text:style-name="T11">frmEnlistar</text:span><text:span text:style-name="T8">.Show()</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tsToro_Click(</text:span><text:span text:style-name="T5">ByVal</text:span><text:span text:style-name="T8"> sender </text:span><text:span text:style-name="T5">As</text:span><text:span text:style-name="T8"> System.</text:span><text:span text:style-name="T11">Object</text:span><text:span text:style-name="T8">, </text:span><text:span text:style-name="T5">ByVal</text:span><text:span text:style-name="T8"> e </text:span><text:span text:style-name="T5">As</text:span><text:span text:style-name="T8"> System.</text:span><text:span text:style-name="T11">EventArgs</text:span><text:span text:style-name="T8">) </text:span><text:span text:style-name="T5">Handles</text:span><text:span text:style-name="T8"> tsToro.Click</text:span></text:p>
      <text:p text:style-name="P27"><text:span text:style-name="T8"><text:s text:c="8"/>sql = </text:span><text:span text:style-name="T14">"select <text:s/>m.num, raza, nacimiento, lugar, progenitor_macho, progenitor_hembra from macho m, animal a, hay h where castrado=0 and a.num=m.num and h.num=a.num and h.serie="</text:span><text:span text:style-name="T8"> &amp; Val(TSERIE)</text:span></text:p>
      <text:p text:style-name="P27"><text:span text:style-name="T8"><text:s text:c="8"/></text:span><text:span text:style-name="T11">frmEnlistar</text:span><text:span text:style-name="T8">.Show()</text:span></text:p>
      <text:p text:style-name="P27"><text:span text:style-name="T8"><text:s text:c="4"/></text:span><text:span text:style-name="T5">End</text:span><text:span text:style-name="T8"> </text:span><text:span text:style-name="T5">Sub</text:span></text:p>
      <text:p text:style-name="P25"/>
      <text:p text:style-name="P27"><text:soft-page-break/><text:span text:style-name="T8"><text:s text:c="4"/></text:span><text:span text:style-name="T5">Private</text:span><text:span text:style-name="T8"> </text:span><text:span text:style-name="T5">Sub</text:span><text:span text:style-name="T8"> tsNovillo_Click(</text:span><text:span text:style-name="T5">ByVal</text:span><text:span text:style-name="T8"> sender </text:span><text:span text:style-name="T5">As</text:span><text:span text:style-name="T8"> System.</text:span><text:span text:style-name="T11">Object</text:span><text:span text:style-name="T8">, </text:span><text:span text:style-name="T5">ByVal</text:span><text:span text:style-name="T8"> e </text:span><text:span text:style-name="T5">As</text:span><text:span text:style-name="T8"> System.</text:span><text:span text:style-name="T11">EventArgs</text:span><text:span text:style-name="T8">) </text:span><text:span text:style-name="T5">Handles</text:span><text:span text:style-name="T8"> tsNovillo.Click</text:span></text:p>
      <text:p text:style-name="P27"><text:span text:style-name="T8"><text:s text:c="8"/>sql = </text:span><text:span text:style-name="T14">"select <text:s/>m.num, raza, nacimiento, lugar, progenitor_macho, progenitor_hembra <text:s/>from macho m, animal, hay h a where castrado=1 and a.num=m.num and h.num=a.num and h.serie="</text:span><text:span text:style-name="T8"> &amp; Val(TSERIE)</text:span></text:p>
      <text:p text:style-name="P27"><text:span text:style-name="T8"><text:s text:c="8"/></text:span><text:span text:style-name="T11">frmEnlistar</text:span><text:span text:style-name="T8">.Show()</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TsAnestro_Click(</text:span><text:span text:style-name="T5">ByVal</text:span><text:span text:style-name="T8"> sender </text:span><text:span text:style-name="T5">As</text:span><text:span text:style-name="T8"> System.</text:span><text:span text:style-name="T11">Object</text:span><text:span text:style-name="T8">, </text:span><text:span text:style-name="T5">ByVal</text:span><text:span text:style-name="T8"> e </text:span><text:span text:style-name="T5">As</text:span><text:span text:style-name="T8"> System.</text:span><text:span text:style-name="T11">EventArgs</text:span><text:span text:style-name="T8">) </text:span><text:span text:style-name="T5">Handles</text:span><text:span text:style-name="T8"> TsAnestro.Click</text:span></text:p>
      <text:p text:style-name="P27"><text:span text:style-name="T8"><text:s text:c="8"/>sql = </text:span><text:span text:style-name="T14">"select h.num, raza, nacimiento, lugar, progenitor_macho, progenitor_hembra from hembra h, estado e, pasa p, hay y, animal a where"</text:span><text:span text:style-name="T8"> + _</text:span></text:p>
      <text:p text:style-name="P27"><text:span text:style-name="T8"><text:s text:c="8"/></text:span><text:span text:style-name="T14">"h.num = p.animal_num And e.nombre = '"</text:span><text:span text:style-name="T8"> &amp; anestro &amp; </text:span><text:span text:style-name="T14">"' and p.estado_num=e.num and a.num=h.num and h.num=y.num and h.serie="</text:span><text:span text:style-name="T8"> &amp; Val(TSERIE)</text:span></text:p>
      <text:p text:style-name="P27"><text:span text:style-name="T8"><text:s text:c="8"/></text:span><text:span text:style-name="T11">frmEnlistar</text:span><text:span text:style-name="T8">.Show()</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tsTernero_Click(</text:span><text:span text:style-name="T5">ByVal</text:span><text:span text:style-name="T8"> sender </text:span><text:span text:style-name="T5">As</text:span><text:span text:style-name="T8"> System.</text:span><text:span text:style-name="T11">Object</text:span><text:span text:style-name="T8">, </text:span><text:span text:style-name="T5">ByVal</text:span><text:span text:style-name="T8"> e </text:span><text:span text:style-name="T5">As</text:span><text:span text:style-name="T8"> System.</text:span><text:span text:style-name="T11">EventArgs</text:span><text:span text:style-name="T8">) </text:span><text:span text:style-name="T5">Handles</text:span><text:span text:style-name="T8"> tsTernero.Click</text:span></text:p>
      <text:p text:style-name="P27"><text:span text:style-name="T8"><text:s text:c="8"/>sql = </text:span><text:span text:style-name="T14">"select <text:s/>c.num, raza, nacimiento, lugar, progenitor_macho, progenitor_hembra from animal a, cria c, hay y where c.num=a.num and sexo='"</text:span><text:span text:style-name="T8"> &amp; macho _</text:span></text:p>
      <text:p text:style-name="P27"><text:span text:style-name="T8"><text:s text:c="12"/>&amp; </text:span><text:span text:style-name="T14">"' and h.num=y.num and h.serie="</text:span><text:span text:style-name="T8"> &amp; Val(TSERIE)</text:span></text:p>
      <text:p text:style-name="P27"><text:span text:style-name="T8"><text:s text:c="8"/></text:span><text:span text:style-name="T11">frmEnlistar</text:span><text:span text:style-name="T8">.Show()</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tsTernera_Click(</text:span><text:span text:style-name="T5">ByVal</text:span><text:span text:style-name="T8"> sender </text:span><text:span text:style-name="T5">As</text:span><text:span text:style-name="T8"> System.</text:span><text:span text:style-name="T11">Object</text:span><text:span text:style-name="T8">, </text:span><text:span text:style-name="T5">ByVal</text:span><text:span text:style-name="T8"> e </text:span><text:span text:style-name="T5">As</text:span><text:span text:style-name="T8"> System.</text:span><text:span text:style-name="T11">EventArgs</text:span><text:span text:style-name="T8">) </text:span><text:span text:style-name="T5">Handles</text:span><text:span text:style-name="T8"> tsTernera.Click</text:span></text:p>
      <text:p text:style-name="P27"><text:span text:style-name="T8"><text:s text:c="8"/>sql = </text:span><text:span text:style-name="T14">"select <text:s/>c.num, raza, nacimiento, lugar, progenitor_macho, progenitor_hembra from animal a, cria c, hay y where c.num=a.num and sexo='"</text:span><text:span text:style-name="T8"> &amp; hembra _</text:span></text:p>
      <text:p text:style-name="P27"><text:span text:style-name="T8"><text:s text:c="12"/>&amp; </text:span><text:span text:style-name="T14">" and h.num=y.num and h.serie="</text:span><text:span text:style-name="T8"> &amp; Val(TSERIE)</text:span></text:p>
      <text:p text:style-name="P27"><text:span text:style-name="T8"><text:s text:c="8"/></text:span><text:span text:style-name="T11">frmEnlistar</text:span><text:span text:style-name="T8">.Show()</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tsRodeo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tsRodeo.Click</text:span></text:p>
      <text:p text:style-name="P27"><text:span text:style-name="T8"><text:s text:c="8"/>sql = </text:span><text:span text:style-name="T14">"select a.num, raza, nacimiento, lugar, progenitor_macho, progenitor_hembra from animal a, hay y where lugar = '"</text:span><text:span text:style-name="T8"> &amp; rodeo &amp; </text:span><text:span text:style-name="T14">"' and h.num=y.num and h.serie="</text:span><text:span text:style-name="T8"> &amp; Val(TSERIE)</text:span></text:p>
      <text:p text:style-name="P27"><text:soft-page-break/><text:span text:style-name="T8"><text:s text:c="8"/></text:span><text:span text:style-name="T11">frmEnlistar</text:span><text:span text:style-name="T8">.Show()</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tsCampo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tsCampo.Click</text:span></text:p>
      <text:p text:style-name="P27"><text:span text:style-name="T8"><text:s text:c="8"/>sql = </text:span><text:span text:style-name="T14">"select a.num, raza, nacimiento, lugar, progenitor_macho, progenitor_hembra from animal a, hay y where lugar = '"</text:span><text:span text:style-name="T8"> &amp; campo &amp; </text:span><text:span text:style-name="T14">"' and h.num=y.num and h.serie="</text:span><text:span text:style-name="T8"> &amp; Val(TSERIE)</text:span></text:p>
      <text:p text:style-name="P27"><text:span text:style-name="T8"><text:s text:c="8"/></text:span><text:span text:style-name="T11">frmEnlistar</text:span><text:span text:style-name="T8">.Show()</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tsTamboe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tsTamboe.Click</text:span></text:p>
      <text:p text:style-name="P27"><text:span text:style-name="T8"><text:s text:c="8"/>sql = </text:span><text:span text:style-name="T14">"select a.num, raza, nacimiento, lugar, progenitor_macho, progenitor_hembra from animal a, hay y where lugar = '"</text:span><text:span text:style-name="T8"> &amp; tambo &amp; </text:span><text:span text:style-name="T14">"' and h.num=y.num and h.serie="</text:span><text:span text:style-name="T8"> &amp; Val(TSERIE)</text:span></text:p>
      <text:p text:style-name="P27"><text:span text:style-name="T8"><text:s text:c="8"/></text:span><text:span text:style-name="T11">frmEnlistar</text:span><text:span text:style-name="T8">.Show()</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tsNinguno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tsNinguno.Click</text:span></text:p>
      <text:p text:style-name="P27"><text:span text:style-name="T8"><text:s text:c="8"/>sql = </text:span><text:span text:style-name="T14">"select a.num, raza, nacimiento, lugar, progenitor_macho, progenitor_hembra from animal a, hay y where lugar = '"</text:span><text:span text:style-name="T8"> &amp; ninguno &amp; </text:span><text:span text:style-name="T14">"' and h.num=y.num and h.serie="</text:span><text:span text:style-name="T8"> &amp; Val(TSERIE)</text:span></text:p>
      <text:p text:style-name="P27"><text:span text:style-name="T8"><text:s text:c="8"/></text:span><text:span text:style-name="T11">frmEnlistar</text:span><text:span text:style-name="T8">.Show()</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TsServicio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TsServicio.Click</text:span></text:p>
      <text:p text:style-name="P27"><text:span text:style-name="T8"><text:s text:c="8"/>sql = </text:span><text:span text:style-name="T14">"select h.num, raza, nacimiento, lugar, progenitor_macho, progenitor_hembra from hembra h, estado e, pasa p, animal, hay y a where"</text:span><text:span text:style-name="T8"> + _</text:span></text:p>
      <text:p text:style-name="P27"><text:span text:style-name="T8"><text:s text:c="8"/></text:span><text:span text:style-name="T14">"h.num = p.animal_num And e.nombre = '"</text:span><text:span text:style-name="T8"> &amp; servicio &amp; </text:span><text:span text:style-name="T14">"' and p.estado_num=e.num and a.num=h.num and h.num=y.num and h.serie="</text:span><text:span text:style-name="T8"> &amp; Val(TSERIE)</text:span></text:p>
      <text:p text:style-name="P27"><text:span text:style-name="T8"><text:s text:c="8"/></text:span><text:span text:style-name="T11">frmEnlistar</text:span><text:span text:style-name="T8">.Show()</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Tsprenada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Tsprenada.Click</text:span></text:p>
      <text:p text:style-name="P27"><text:span text:style-name="T8"><text:s text:c="8"/>sql = </text:span><text:span text:style-name="T14">"select h.num, raza, nacimiento, lugar, progenitor_macho, progenitor_hembra from hembra h, estado e, pasa p, hay y, animal a where"</text:span><text:span text:style-name="T8"> + </text:span><text:soft-page-break/><text:span text:style-name="T8">_</text:span></text:p>
      <text:p text:style-name="P27"><text:span text:style-name="T8"><text:s text:c="8"/></text:span><text:span text:style-name="T14">"h.num = p.animal_num And e.nombre = '"</text:span><text:span text:style-name="T8"> &amp; preñada &amp; </text:span><text:span text:style-name="T14">"' and p.estado_num=e.num and a.num=h.num and h.num=y.num and h.serie="</text:span><text:span text:style-name="T8"> &amp; Val(TSERIE)</text:span></text:p>
      <text:p text:style-name="P27"><text:span text:style-name="T8"><text:s text:c="8"/></text:span><text:span text:style-name="T11">frmEnlistar</text:span><text:span text:style-name="T8">.Show()</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tsLactancia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tsLactancia.Click</text:span></text:p>
      <text:p text:style-name="P27"><text:span text:style-name="T8"><text:s text:c="8"/>sql = </text:span><text:span text:style-name="T14">"select h.num, raza, nacimiento, lugar, progenitor_macho, progenitor_hembra from hembra h, estado e, pasa p, hay y, animal a where"</text:span><text:span text:style-name="T8"> + _</text:span></text:p>
      <text:p text:style-name="P27"><text:span text:style-name="T8"><text:s text:c="8"/></text:span><text:span text:style-name="T14">"h.num = p.animal_num And e.nombre = '"</text:span><text:span text:style-name="T8"> &amp; lactancia &amp; </text:span><text:span text:style-name="T14">"' and p.estado_num=e.num and a.num=h.num and h.num=y.num and h.serie="</text:span><text:span text:style-name="T8"> &amp; Val(TSERIE)</text:span></text:p>
      <text:p text:style-name="P27"><text:span text:style-name="T8"><text:s text:c="8"/></text:span><text:span text:style-name="T11">frmEnlistar</text:span><text:span text:style-name="T8">.Show()</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tsSeca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tsSeca.Click</text:span></text:p>
      <text:p text:style-name="P27"><text:span text:style-name="T8"><text:s text:c="8"/>sql = </text:span><text:span text:style-name="T14">"select h.num, raza, nacimiento, lugar, progenitor_macho, progenitor_hembra from hembra h, estado e, pasa p, hay y, animal a where"</text:span><text:span text:style-name="T8"> + _</text:span></text:p>
      <text:p text:style-name="P27"><text:span text:style-name="T8"><text:s text:c="8"/></text:span><text:span text:style-name="T14">"h.num = p.animal_num And e.nombre = '"</text:span><text:span text:style-name="T8"> &amp; seca &amp; </text:span><text:span text:style-name="T14">"' and p.estado_num=e.num and a.num=h.num and h.num=y.num and h.serie="</text:span><text:span text:style-name="T8"> &amp; Val(TSERIE)</text:span></text:p>
      <text:p text:style-name="P27"><text:span text:style-name="T8"><text:s text:c="8"/></text:span><text:span text:style-name="T11">frmEnlistar</text:span><text:span text:style-name="T8">.Show()</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tsNinguno2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tsNinguno2.Click</text:span></text:p>
      <text:p text:style-name="P27"><text:span text:style-name="T8"><text:s text:c="8"/>sql = </text:span><text:span text:style-name="T14">"select h.num, raza, nacimiento, lugar, progenitor_macho, progenitor_hembra from hembra h, estado e, pasa p, hay y, animal a where"</text:span><text:span text:style-name="T8"> + _</text:span></text:p>
      <text:p text:style-name="P27"><text:span text:style-name="T8"><text:s text:c="8"/></text:span><text:span text:style-name="T14">"h.num = p.animal_num And e.nombre = '"</text:span><text:span text:style-name="T8"> &amp; ninguno &amp; </text:span><text:span text:style-name="T14">"' and p.estado_num=e.num and a.num=h.num and h.num=y.num and h.serie="</text:span><text:span text:style-name="T8"> &amp; Val(TSERIE)</text:span></text:p>
      <text:p text:style-name="P27"><text:span text:style-name="T8"><text:s text:c="8"/></text:span><text:span text:style-name="T11">frmEnlistar</text:span><text:span text:style-name="T8">.Show()</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tsHembra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tsHembra.Click</text:span></text:p>
      <text:p text:style-name="P27"><text:soft-page-break/><text:span text:style-name="T8"><text:s text:c="8"/>sql = </text:span><text:span text:style-name="T14">"select h.num, raza, nacimiento, lugar, progenitor_macho, progenitor_hembra from hembra h, hay y, animal a where h.num = a.num and h.num=y.num and h.serie="</text:span><text:span text:style-name="T8"> &amp; Val(TSERIE)</text:span></text:p>
      <text:p text:style-name="P27"><text:span text:style-name="T8"><text:s text:c="8"/></text:span><text:span text:style-name="T11">frmEnlistar</text:span><text:span text:style-name="T8">.Show()</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tsMacho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tsMacho.Click</text:span></text:p>
      <text:p text:style-name="P27"><text:span text:style-name="T8"><text:s text:c="8"/>sql = </text:span><text:span text:style-name="T14">"select m.num, raza, nacimiento, lugar, progenitor_macho, progenitor_hembra from macho m, hay y, animal a where m.num = a.num and h.num=y.num and h.serie="</text:span><text:span text:style-name="T8"> &amp; Val(TSERIE)</text:span></text:p>
      <text:p text:style-name="P27"><text:span text:style-name="T8"><text:s text:c="8"/></text:span><text:span text:style-name="T11">frmEnlistar</text:span><text:span text:style-name="T8">.Show()</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tsGanadoAct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tsGanadoAct.Click</text:span></text:p>
      <text:p text:style-name="P27"><text:span text:style-name="T8"><text:s text:c="8"/>sql = </text:span><text:span text:style-name="T14">"Select <text:s/>a.num, raza, nacimiento, lugar, progenitor_macho, progenitor_hembra from animal a, hay y where activo = 1 and h.num=y.num and h.serie="</text:span><text:span text:style-name="T8"> &amp; Val(TSERIE)</text:span></text:p>
      <text:p text:style-name="P27"><text:span text:style-name="T8"><text:s text:c="8"/></text:span><text:span text:style-name="T11">frmEnlistar</text:span><text:span text:style-name="T8">.Show()</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tsAntibiotico_Click(</text:span><text:span text:style-name="T5">ByVal</text:span><text:span text:style-name="T8"> sender </text:span><text:span text:style-name="T5">As</text:span><text:span text:style-name="T8"> System.</text:span><text:span text:style-name="T11">Object</text:span><text:span text:style-name="T8">, </text:span><text:span text:style-name="T5">ByVal</text:span><text:span text:style-name="T8"> e </text:span><text:span text:style-name="T5">As</text:span><text:span text:style-name="T8"> System.</text:span><text:span text:style-name="T11">EventArgs</text:span><text:span text:style-name="T8">) </text:span><text:span text:style-name="T5">Handles</text:span><text:span text:style-name="T8"> tsAntibiotico.Click</text:span></text:p>
      <text:p text:style-name="P27"><text:span text:style-name="T8"><text:s text:c="8"/>sql = </text:span><text:span text:style-name="T14">"select h.num, raza, nacimiento, lugar, progenitor_macho, progenitor_hembra from hembra h, animal a, hay y where"</text:span><text:span text:style-name="T8"> + _</text:span></text:p>
      <text:p text:style-name="P27"><text:span text:style-name="T8"><text:s text:c="8"/></text:span><text:span text:style-name="T14">"h.num = a.num And e.nombre = '"</text:span><text:span text:style-name="T8"> &amp; antibiotico &amp; </text:span><text:span text:style-name="T14">"' and e.num=estado.num and a.num=h.num and h.num=y.num and h.serie="</text:span><text:span text:style-name="T8"> &amp; Val(TSERIE)</text:span></text:p>
      <text:p text:style-name="P27"><text:span text:style-name="T8"><text:s text:c="8"/></text:span><text:span text:style-name="T11">frmEnlistar</text:span><text:span text:style-name="T8">.Show()</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tsAlimento_Consultar_Click(</text:span><text:span text:style-name="T5">ByVal</text:span><text:span text:style-name="T8"> sender </text:span><text:span text:style-name="T5">As</text:span><text:span text:style-name="T8"> System.</text:span><text:span text:style-name="T11">Object</text:span><text:span text:style-name="T8">, </text:span><text:span text:style-name="T5">ByVal</text:span><text:span text:style-name="T8"> e </text:span><text:span text:style-name="T5">As</text:span><text:span text:style-name="T8"> System.</text:span><text:span text:style-name="T11">EventArgs</text:span><text:span text:style-name="T8">) </text:span><text:span text:style-name="T5">Handles</text:span><text:span text:style-name="T8"> tsAlimento_Consultar.Click</text:span></text:p>
      <text:p text:style-name="P27"><text:span text:style-name="T8"><text:s text:c="8"/></text:span><text:span text:style-name="T11">frmEnlistar</text:span><text:span text:style-name="T8">.Show()</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tsConfiguracio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tsConfiguración.Click</text:span></text:p>
      <text:p text:style-name="P27"><text:span text:style-name="T8"><text:s text:c="8"/></text:span><text:span text:style-name="T11">frmOrdeñeConfig</text:span><text:span text:style-name="T8">.Show()</text:span></text:p>
      <text:p text:style-name="P27"><text:span text:style-name="T8"><text:s text:c="4"/></text:span><text:span text:style-name="T5">End</text:span><text:span text:style-name="T8"> </text:span><text:span text:style-name="T5">Sub</text:span></text:p>
      <text:p text:style-name="P25"/>
      <text:p text:style-name="P27"><text:soft-page-break/><text:span text:style-name="T8"><text:s text:c="4"/></text:span><text:span text:style-name="T5">Private</text:span><text:span text:style-name="T8"> </text:span><text:span text:style-name="T5">Sub</text:span><text:span text:style-name="T8"> tsPrimerOrdeñe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tsPrimerOrdeñe.Click</text:span></text:p>
      <text:p text:style-name="P27"><text:span text:style-name="T8"><text:s text:c="8"/></text:span><text:span text:style-name="T11">frmOrdeñe</text:span><text:span text:style-name="T8">.Show()</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tsSegundoOrdeñe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tsSegundoOrdeñe.Click</text:span></text:p>
      <text:p text:style-name="P27"><text:span text:style-name="T8"><text:s text:c="8"/></text:span><text:span text:style-name="T11">frmOrdeñe</text:span><text:span text:style-name="T8">.Show()</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tsTercerOrdeñe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tsTercerOrdeñe.Click</text:span></text:p>
      <text:p text:style-name="P27"><text:span text:style-name="T8"><text:s text:c="8"/></text:span><text:span text:style-name="T11">frmOrdeñe</text:span><text:span text:style-name="T8">.Show()</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tsPersonalIngresar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tsPersonalIngresar.Click</text:span></text:p>
      <text:p text:style-name="P25"><text:s text:c="8"/>opcion = 0</text:p>
      <text:p text:style-name="P27"><text:span text:style-name="T8"><text:s text:c="8"/></text:span><text:span text:style-name="T11">frmPersonal</text:span><text:span text:style-name="T8">.Show()</text:span></text:p>
      <text:p text:style-name="P27"><text:span text:style-name="T8"><text:s text:c="4"/></text:span><text:span text:style-name="T5">End</text:span><text:span text:style-name="T8"> </text:span><text:span text:style-name="T5">Sub</text:span></text:p>
      <text:p text:style-name="P27"><text:span text:style-name="T8"><text:s text:c="4"/></text:span><text:span text:style-name="T5">Private</text:span><text:span text:style-name="T8"> </text:span><text:span text:style-name="T5">Sub</text:span><text:span text:style-name="T8"> tsVenta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tsVenta.Click</text:span></text:p>
      <text:p text:style-name="P25"><text:s text:c="8"/>opcion = 4</text:p>
      <text:p text:style-name="P27"><text:span text:style-name="T8"><text:s text:c="8"/></text:span><text:span text:style-name="T11">frmAlimento</text:span><text:span text:style-name="T8">.Show()</text:span></text:p>
      <text:p text:style-name="P27"><text:span text:style-name="T8"><text:s text:c="4"/></text:span><text:span text:style-name="T5">End</text:span><text:span text:style-name="T8"> </text:span><text:span text:style-name="T5">Sub</text:span></text:p>
      <text:p text:style-name="P27"><text:span text:style-name="T8"><text:s text:c="4"/></text:span><text:span text:style-name="T5">Private</text:span><text:span text:style-name="T8"> </text:span><text:span text:style-name="T5">Sub</text:span><text:span text:style-name="T8"> tsProporcionar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tsProporcionar.Click</text:span></text:p>
      <text:p text:style-name="P25"><text:s text:c="8"/>opcion = 0</text:p>
      <text:p text:style-name="P27"><text:span text:style-name="T8"><text:s text:c="8"/></text:span><text:span text:style-name="T11">frmAlimento</text:span><text:span text:style-name="T8">.Show()</text:span></text:p>
      <text:p text:style-name="P27"><text:span text:style-name="T8"><text:s text:c="4"/></text:span><text:span text:style-name="T5">End</text:span><text:span text:style-name="T8"> </text:span><text:span text:style-name="T5">Sub</text:span></text:p>
      <text:p text:style-name="P27"><text:span text:style-name="T8"><text:s text:c="4"/></text:span><text:span text:style-name="T5">Private</text:span><text:span text:style-name="T8"> </text:span><text:span text:style-name="T5">Sub</text:span><text:span text:style-name="T8"> tsOtorgar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tsOtorgar.Click</text:span></text:p>
      <text:p text:style-name="P25"><text:s text:c="8"/>opcion = 1</text:p>
      <text:p text:style-name="P27"><text:span text:style-name="T8"><text:s text:c="8"/></text:span><text:span text:style-name="T11">frmAlimento</text:span><text:span text:style-name="T8">.Show()</text:span></text:p>
      <text:p text:style-name="P27"><text:span text:style-name="T8"><text:s text:c="4"/></text:span><text:span text:style-name="T5">End</text:span><text:span text:style-name="T8"> </text:span><text:span text:style-name="T5">Sub</text:span></text:p>
      <text:p text:style-name="P27"><text:span text:style-name="T8"><text:s text:c="4"/></text:span><text:span text:style-name="T5">Private</text:span><text:span text:style-name="T8"> </text:span><text:span text:style-name="T5">Sub</text:span><text:span text:style-name="T8"> tsAlimentoIngresar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tsAlimentoIngresar.Click</text:span></text:p>
      <text:p text:style-name="P25"><text:s text:c="8"/>opcion = 2</text:p>
      <text:p text:style-name="P27"><text:span text:style-name="T8"><text:s text:c="8"/></text:span><text:span text:style-name="T11">frmAlimento</text:span><text:span text:style-name="T8">.Show()</text:span></text:p>
      <text:p text:style-name="P27"><text:span text:style-name="T8"><text:s text:c="4"/></text:span><text:span text:style-name="T5">End</text:span><text:span text:style-name="T8"> </text:span><text:span text:style-name="T5">Sub</text:span></text:p>
      <text:p text:style-name="P27"><text:span text:style-name="T5">End</text:span><text:span text:style-name="T8"> </text:span><text:span text:style-name="T5">Class</text:span></text:p>
      <text:p text:style-name="P26"/>
      <text:p text:style-name="P12">3.2 Tambo</text:p>
      <text:p text:style-name="P26"><text:span text:style-name="T5">Public</text:span><text:span text:style-name="T8"> </text:span><text:span text:style-name="T5">Class</text:span><text:span text:style-name="T8"> </text:span><text:span text:style-name="T11">frmTambo</text:span></text:p>
      <text:p text:style-name="P27"><text:span text:style-name="T8"><text:s text:c="4"/></text:span><text:span text:style-name="T5">Dim</text:span><text:span text:style-name="T8"> Modifi(3) </text:span><text:span text:style-name="T5">As</text:span><text:span text:style-name="T8"> </text:span><text:span text:style-name="T5">String</text:span></text:p>
      <text:p text:style-name="P27"><text:span text:style-name="T8"><text:s text:c="4"/></text:span><text:span text:style-name="T5">Private</text:span><text:span text:style-name="T8"> </text:span><text:span text:style-name="T5">Sub</text:span><text:span text:style-name="T8"> Tambo_Load(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text:span><text:span text:style-name="T5">MyBase</text:span><text:span text:style-name="T8">.Load</text:span></text:p>
      <text:p text:style-name="P25"><text:s text:c="8"/>Boton_idioma(btnOpcion)</text:p>
      <text:p text:style-name="P27"><text:span text:style-name="T8"><text:s text:c="8"/></text:span><text:span text:style-name="T5">Me</text:span><text:span text:style-name="T8">.Text = tambo + </text:span><text:span text:style-name="T14">", "</text:span><text:span text:style-name="T8"> + btnOpcion.Text</text:span></text:p>
      <text:p text:style-name="P25"><text:s text:c="8"/>lblganado_max.Text = ganado_max</text:p>
      <text:p text:style-name="P25"><text:s text:c="8"/>lblHectareas.Text = hectareas</text:p>
      <text:p text:style-name="P25"><text:s text:c="8"/>lblNombre.Text = nombre</text:p>
      <text:p text:style-name="P25"><text:s text:c="8"/>lblSerie.Text = serie</text:p>
      <text:p text:style-name="P25"><text:s text:c="8"/>btnBuscar.Text = buscar</text:p>
      <text:p text:style-name="P25"><text:s text:c="8"/>gbxTanque.Text = tanque</text:p>
      <text:p text:style-name="P27"><text:span text:style-name="T8"><text:s text:c="8"/>lblNSerie.Text = numero + </text:span><text:span text:style-name="T14">" "</text:span><text:span text:style-name="T8"> + serie</text:span></text:p>
      <text:p text:style-name="P25"><text:s text:c="8"/>lblCapacidad.Text = capacidad</text:p>
      <text:p text:style-name="P25"><text:s text:c="8"/>btnTanque_Agregar.Text = agregar</text:p>
      <text:p text:style-name="P25"><text:s text:c="8"/>btnTanque_Quitar.Text = eliminar</text:p>
      <text:p text:style-name="P25"><text:s text:c="8"/>btnTanque_Consultar.Text = consultar</text:p>
      <text:p text:style-name="P25"><text:s text:c="8"/>tbxSerie.Text = TSERIE</text:p>
      <text:p text:style-name="P27"><text:span text:style-name="T8"><text:s text:c="8"/>tbxSerie.Enabled = </text:span><text:span text:style-name="T5">False</text:span></text:p>
      <text:p text:style-name="P27"><text:span text:style-name="T8"><text:s text:c="8"/></text:span><text:span text:style-name="T5">If</text:span><text:span text:style-name="T8"> opcion = ingresar </text:span><text:span text:style-name="T5">Then</text:span></text:p>
      <text:p text:style-name="P27"><text:span text:style-name="T8"><text:s text:c="12"/>tbxSerie.Enabled = </text:span><text:span text:style-name="T5">False</text:span></text:p>
      <text:p text:style-name="P27"><text:span text:style-name="T8"><text:s text:c="8"/></text:span><text:span text:style-name="T5">End</text:span><text:span text:style-name="T8"> </text:span><text:span text:style-name="T5">If</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ublic</text:span><text:span text:style-name="T8"> </text:span><text:span text:style-name="T5">Sub</text:span><text:span text:style-name="T8"> execute_sql()</text:span></text:p>
      <text:p text:style-name="P27"><text:span text:style-name="T8"><text:s text:c="8"/></text:span><text:span text:style-name="T5">Try</text:span></text:p>
      <text:p text:style-name="P25"><text:s text:c="12"/>CN.Execute(sql)</text:p>
      <text:p text:style-name="P27"><text:span text:style-name="T8"><text:s text:c="8"/></text:span><text:span text:style-name="T5">Catch</text:span><text:span text:style-name="T8"> ex </text:span><text:span text:style-name="T5">As</text:span><text:span text:style-name="T8"> </text:span><text:span text:style-name="T11">Exception</text:span></text:p>
      <text:p text:style-name="P27"><text:span text:style-name="T8"><text:s text:c="12"/>MsgBox(</text:span><text:span text:style-name="T14">"Error Execute"</text:span><text:span text:style-name="T8">)</text:span></text:p>
      <text:p text:style-name="P27"><text:span text:style-name="T8"><text:s text:c="12"/></text:span><text:span text:style-name="T5">Exit Sub</text:span></text:p>
      <text:p text:style-name="P27"><text:span text:style-name="T8"><text:s text:c="8"/></text:span><text:span text:style-name="T5">End</text:span><text:span text:style-name="T8"> </text:span><text:span text:style-name="T5">Try</text:span></text:p>
      <text:p text:style-name="P27"><text:span text:style-name="T8"><text:s text:c="4"/></text:span><text:span text:style-name="T5">End</text:span><text:span text:style-name="T8"> </text:span><text:span text:style-name="T5">Sub</text:span></text:p>
      <text:p text:style-name="P27"><text:span text:style-name="T8"><text:s text:c="4"/></text:span><text:span text:style-name="T5">Public</text:span><text:span text:style-name="T8"> </text:span><text:span text:style-name="T5">Sub</text:span><text:span text:style-name="T8"> Open_sql()</text:span></text:p>
      <text:p text:style-name="P27"><text:span text:style-name="T8"><text:s text:c="8"/></text:span><text:span text:style-name="T5">Try</text:span></text:p>
      <text:p text:style-name="P25"><text:s text:c="12"/>rs.Open(sql, CN)</text:p>
      <text:p text:style-name="P27"><text:span text:style-name="T8"><text:s text:c="8"/></text:span><text:span text:style-name="T5">Catch</text:span><text:span text:style-name="T8"> ex </text:span><text:span text:style-name="T5">As</text:span><text:span text:style-name="T8"> </text:span><text:span text:style-name="T11">Exception</text:span></text:p>
      <text:p text:style-name="P27"><text:span text:style-name="T8"><text:s text:c="12"/>MsgBox(</text:span><text:span text:style-name="T14">"Error open"</text:span><text:span text:style-name="T8">, </text:span><text:span text:style-name="T11">MsgBoxStyle</text:span><text:span text:style-name="T8">.OkOnly, </text:span><text:span text:style-name="T14">"ERROR"</text:span><text:span text:style-name="T8">)</text:span></text:p>
      <text:p text:style-name="P27"><text:span text:style-name="T8"><text:s text:c="8"/></text:span><text:span text:style-name="T5">End</text:span><text:span text:style-name="T8"> </text:span><text:span text:style-name="T5">Try</text:span></text:p>
      <text:p text:style-name="P27"><text:span text:style-name="T8"><text:s text:c="4"/></text:span><text:span text:style-name="T5">End</text:span><text:span text:style-name="T8"> </text:span><text:span text:style-name="T5">Sub</text:span></text:p>
      <text:p text:style-name="P25"/>
      <text:p text:style-name="P27"><text:soft-page-break/><text:span text:style-name="T8"><text:s text:c="4"/></text:span><text:span text:style-name="T5">Private</text:span><text:span text:style-name="T8"> </text:span><text:span text:style-name="T5">Sub</text:span><text:span text:style-name="T8"> btnOpcion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btnOpcion.Click</text:span></text:p>
      <text:p text:style-name="P27"><text:span text:style-name="T8"><text:s text:c="8"/></text:span><text:span text:style-name="T5">Dim</text:span><text:span text:style-name="T8"> acum </text:span><text:span text:style-name="T5">As</text:span><text:span text:style-name="T8"> </text:span><text:span text:style-name="T5">Integer</text:span></text:p>
      <text:p text:style-name="P25"><text:s text:c="8"/>acum = 0</text:p>
      <text:p text:style-name="P25"><text:s text:c="8"/>acum = Validacion_numerica(tbxGanado_max.Text, acum)</text:p>
      <text:p text:style-name="P25"><text:s text:c="8"/>acum = Validacion_numerica(tbxHectareas.Text, acum)</text:p>
      <text:p text:style-name="P27"><text:span text:style-name="T8"><text:s text:c="8"/></text:span><text:span text:style-name="T5">If</text:span><text:span text:style-name="T8"> acum = 0 </text:span><text:span text:style-name="T5">Then</text:span></text:p>
      <text:p text:style-name="P27"><text:span text:style-name="T8"><text:s text:c="12"/></text:span><text:span text:style-name="T5">Select</text:span><text:span text:style-name="T8"> </text:span><text:span text:style-name="T5">Case</text:span><text:span text:style-name="T8"> opcion</text:span></text:p>
      <text:p text:style-name="P27"><text:span text:style-name="T8"><text:s text:c="16"/></text:span><text:span text:style-name="T5">Case</text:span><text:span text:style-name="T8"> ingresar</text:span></text:p>
      <text:p text:style-name="P27"><text:span text:style-name="T8"><text:s text:c="24"/>sql = </text:span><text:span text:style-name="T14">"insert into tambo(serie, nombre, hectareas, ganado_max) values ("</text:span><text:span text:style-name="T8"> &amp; Val(tbxSerie.Text) &amp; </text:span><text:span text:style-name="T14">", '"</text:span><text:span text:style-name="T8"> &amp; tbxNombre.Text &amp; </text:span><text:span text:style-name="T14">"', "</text:span><text:span text:style-name="T8"> &amp; Val(tbxHectareas.Text) &amp; </text:span><text:span text:style-name="T14">", "</text:span><text:span text:style-name="T8"> &amp; Val(tbxGanado_max.Text)</text:span></text:p>
      <text:p text:style-name="P27"><text:span text:style-name="T8"><text:s text:c="16"/></text:span><text:span text:style-name="T5">Case</text:span><text:span text:style-name="T8"> modificar</text:span></text:p>
      <text:p text:style-name="P27"><text:span text:style-name="T8"><text:s text:c="20"/></text:span><text:span text:style-name="T5">Dim</text:span><text:span text:style-name="T8"> Modifi_now(3) </text:span><text:span text:style-name="T5">As</text:span><text:span text:style-name="T8"> </text:span><text:span text:style-name="T5">String</text:span></text:p>
      <text:p text:style-name="P25"><text:s text:c="20"/>Modifi_now(0) = tbxNombre.Text</text:p>
      <text:p text:style-name="P25"><text:s text:c="20"/>Modifi_now(1) = tbxHectareas.Text</text:p>
      <text:p text:style-name="P25"><text:s text:c="20"/>Modifi_now(2) = tbxGanado_max.Text</text:p>
      <text:p text:style-name="P27"><text:span text:style-name="T8"><text:s text:c="20"/></text:span><text:span text:style-name="T5">Dim</text:span><text:span text:style-name="T8"> i </text:span><text:span text:style-name="T5">As</text:span><text:span text:style-name="T8"> </text:span><text:span text:style-name="T5">Integer</text:span><text:span text:style-name="T8"> = 0</text:span></text:p>
      <text:p text:style-name="P27"><text:span text:style-name="T8"><text:s text:c="20"/></text:span><text:span text:style-name="T5">While</text:span><text:span text:style-name="T8"> i &lt;= 8</text:span></text:p>
      <text:p text:style-name="P27"><text:span text:style-name="T8"><text:s text:c="24"/></text:span><text:span text:style-name="T5">If</text:span><text:span text:style-name="T8"> Modifi(i) &lt;&gt; Modifi_now(i) </text:span><text:span text:style-name="T5">Then</text:span></text:p>
      <text:p text:style-name="P27"><text:span text:style-name="T8"><text:s text:c="28"/></text:span><text:span text:style-name="T5">Select</text:span><text:span text:style-name="T8"> </text:span><text:span text:style-name="T5">Case</text:span><text:span text:style-name="T8"> i</text:span></text:p>
      <text:p text:style-name="P27"><text:span text:style-name="T8"><text:s text:c="32"/></text:span><text:span text:style-name="T5">Case</text:span><text:span text:style-name="T8"> 0</text:span></text:p>
      <text:p text:style-name="P27"><text:span text:style-name="T8"><text:s text:c="36"/>sql = </text:span><text:span text:style-name="T14">"update tambo set nombre='"</text:span><text:span text:style-name="T8"> &amp; tbxNombre.Text &amp; </text:span><text:span text:style-name="T14">"' <text:s/>where nombre="</text:span><text:span text:style-name="T8"> &amp; tbxNombre.Text</text:span></text:p>
      <text:p text:style-name="P27"><text:span text:style-name="T8"><text:s text:c="32"/></text:span><text:span text:style-name="T5">Case</text:span><text:span text:style-name="T8"> 1</text:span></text:p>
      <text:p text:style-name="P27"><text:span text:style-name="T8"><text:s text:c="36"/>sql = </text:span><text:span text:style-name="T14">"update tambo set hectareas='"</text:span><text:span text:style-name="T8"> &amp; tbxHectareas.Text &amp; </text:span><text:span text:style-name="T14">"' <text:s/>where nombre="</text:span><text:span text:style-name="T8"> &amp; tbxNombre.Text</text:span></text:p>
      <text:p text:style-name="P27"><text:span text:style-name="T8"><text:s text:c="32"/></text:span><text:span text:style-name="T5">Case</text:span><text:span text:style-name="T8"> 2</text:span></text:p>
      <text:p text:style-name="P27"><text:span text:style-name="T8"><text:s text:c="36"/>sql = </text:span><text:span text:style-name="T14">"update tambo set ganado_max='"</text:span><text:span text:style-name="T8"> &amp; tbxGanado_max.Text &amp; </text:span><text:span text:style-name="T14">"' <text:s/>where nombre="</text:span><text:span text:style-name="T8"> &amp; tbxNombre.Text</text:span></text:p>
      <text:p text:style-name="P27"><text:span text:style-name="T8"><text:s text:c="28"/></text:span><text:span text:style-name="T5">End</text:span><text:span text:style-name="T8"> </text:span><text:span text:style-name="T5">Select</text:span></text:p>
      <text:p text:style-name="P25"><text:s text:c="28"/>execute_sql()</text:p>
      <text:p text:style-name="P27"><text:span text:style-name="T8"><text:s text:c="24"/></text:span><text:span text:style-name="T5">End</text:span><text:span text:style-name="T8"> </text:span><text:span text:style-name="T5">If</text:span></text:p>
      <text:p text:style-name="P25"><text:s text:c="24"/>i = i + 1</text:p>
      <text:p text:style-name="P27"><text:span text:style-name="T8"><text:s text:c="20"/></text:span><text:span text:style-name="T5">End</text:span><text:span text:style-name="T8"> </text:span><text:span text:style-name="T5">While</text:span></text:p>
      <text:p text:style-name="P27"><text:span text:style-name="T8"><text:s text:c="16"/></text:span><text:span text:style-name="T5">Case</text:span><text:span text:style-name="T8"> eliminar</text:span></text:p>
      <text:p text:style-name="P27"><text:span text:style-name="T8"><text:s text:c="20"/>sql = </text:span><text:span text:style-name="T14">"update tambo set activo=0 where nombre="</text:span><text:span text:style-name="T8"> &amp; tbxNombre.Text</text:span></text:p>
      <text:p text:style-name="P27"><text:span text:style-name="T8"><text:s text:c="12"/></text:span><text:span text:style-name="T5">End</text:span><text:span text:style-name="T8"> </text:span><text:span text:style-name="T5">Select</text:span></text:p>
      <text:p text:style-name="P27"><text:span text:style-name="T8"><text:s text:c="8"/></text:span><text:span text:style-name="T5">Else</text:span></text:p>
      <text:p text:style-name="P27"><text:span text:style-name="T8"><text:s text:c="12"/>MsgBox(</text:span><text:span text:style-name="T14">""</text:span><text:span text:style-name="T8">, </text:span><text:span text:style-name="T11">MsgBoxStyle</text:span><text:span text:style-name="T8">.OkOnly, </text:span><text:span text:style-name="T14">"ERROR"</text:span><text:span text:style-name="T8">)</text:span></text:p>
      <text:p text:style-name="P27"><text:span text:style-name="T8"><text:s text:c="8"/></text:span><text:span text:style-name="T5">End</text:span><text:span text:style-name="T8"> </text:span><text:span text:style-name="T5">If</text:span></text:p>
      <text:p text:style-name="P25"><text:soft-page-break/></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btnBuscar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btnBuscar.Click</text:span></text:p>
      <text:p text:style-name="P27"><text:span text:style-name="T8"><text:s text:c="8"/>sql = </text:span><text:span text:style-name="T14">"SELECT * from Tambo where num="</text:span><text:span text:style-name="T8"> &amp; Val(tbxSerie.Text)</text:span></text:p>
      <text:p text:style-name="P27"><text:span text:style-name="T8"><text:s text:c="8"/></text:span><text:span text:style-name="T5">Try</text:span></text:p>
      <text:p text:style-name="P25"><text:s text:c="12"/>rs.Open(sql, CN)</text:p>
      <text:p text:style-name="P27"><text:span text:style-name="T8"><text:s text:c="8"/></text:span><text:span text:style-name="T5">Catch</text:span><text:span text:style-name="T8"> ex </text:span><text:span text:style-name="T5">As</text:span><text:span text:style-name="T8"> </text:span><text:span text:style-name="T11">Exception</text:span></text:p>
      <text:p text:style-name="P27"><text:span text:style-name="T8"><text:s text:c="12"/>MsgBox(</text:span><text:span text:style-name="T14">"Error "</text:span><text:span text:style-name="T8">, </text:span><text:span text:style-name="T11">MsgBoxStyle</text:span><text:span text:style-name="T8">.OkOnly, </text:span><text:span text:style-name="T14">"ERROR"</text:span><text:span text:style-name="T8">)</text:span></text:p>
      <text:p text:style-name="P27"><text:span text:style-name="T8"><text:s text:c="8"/></text:span><text:span text:style-name="T5">End</text:span><text:span text:style-name="T8"> </text:span><text:span text:style-name="T5">Try</text:span></text:p>
      <text:p text:style-name="P27"><text:span text:style-name="T8"><text:s text:c="8"/></text:span><text:span text:style-name="T5">If</text:span><text:span text:style-name="T8"> rs.RecordCount &lt;&gt; 0 </text:span><text:span text:style-name="T5">Then</text:span></text:p>
      <text:p text:style-name="P27"><text:span text:style-name="T8"><text:s text:c="12"/>tbxSerie.Enabled = </text:span><text:span text:style-name="T5">False</text:span></text:p>
      <text:p text:style-name="P27"><text:span text:style-name="T8"><text:s text:c="12"/>btnBuscar.Enabled = </text:span><text:span text:style-name="T5">False</text:span></text:p>
      <text:p text:style-name="P27"><text:span text:style-name="T8"><text:s text:c="12"/>gbxGeneral.Enabled = </text:span><text:span text:style-name="T5">True</text:span></text:p>
      <text:p text:style-name="P27"><text:span text:style-name="T8"><text:s text:c="12"/>btnOpcion.Enabled = </text:span><text:span text:style-name="T5">True</text:span></text:p>
      <text:p text:style-name="P25"/>
      <text:p text:style-name="P27"><text:span text:style-name="T8"><text:s text:c="12"/></text:span><text:span text:style-name="T5">Select</text:span><text:span text:style-name="T8"> </text:span><text:span text:style-name="T5">Case</text:span><text:span text:style-name="T8"> btnOpcion.Text</text:span></text:p>
      <text:p text:style-name="P27"><text:span text:style-name="T8"><text:s text:c="16"/></text:span><text:span text:style-name="T5">Case</text:span><text:span text:style-name="T8"> ingresar</text:span></text:p>
      <text:p text:style-name="P27"><text:span text:style-name="T8"><text:s text:c="20"/>sql = </text:span><text:span text:style-name="T14">"Select max(serie) from tambo"</text:span></text:p>
      <text:p text:style-name="P25"><text:s text:c="20"/>Open_sql()</text:p>
      <text:p text:style-name="P25"><text:s text:c="20"/>tbxSerie.Text = Val(Val(rs(0).Value) + 1)</text:p>
      <text:p text:style-name="P25"><text:s text:c="20"/>rs.Close()</text:p>
      <text:p text:style-name="P27"><text:span text:style-name="T8"><text:s text:c="16"/></text:span><text:span text:style-name="T5">Case</text:span><text:span text:style-name="T8"> modificar</text:span></text:p>
      <text:p text:style-name="P25"><text:s text:c="20"/>Consultar_Tambo()</text:p>
      <text:p text:style-name="P25"><text:s text:c="20"/>Modifi(0) = tbxNombre.Text</text:p>
      <text:p text:style-name="P25"><text:s text:c="20"/>Modifi(1) = tbxHectareas.Text</text:p>
      <text:p text:style-name="P25"><text:s text:c="20"/>Modifi(2) = tbxGanado_max.Text</text:p>
      <text:p text:style-name="P27"><text:span text:style-name="T8"><text:s text:c="16"/></text:span><text:span text:style-name="T5">Case</text:span><text:span text:style-name="T8"> consultar</text:span></text:p>
      <text:p text:style-name="P25"><text:s text:c="20"/>Consultar_Tambo()</text:p>
      <text:p text:style-name="P27"><text:span text:style-name="T8"><text:s text:c="16"/></text:span><text:span text:style-name="T5">Case</text:span><text:span text:style-name="T8"> eliminar</text:span></text:p>
      <text:p text:style-name="P25"><text:s text:c="20"/>Consultar_Tambo()</text:p>
      <text:p text:style-name="P27"><text:span text:style-name="T8"><text:s text:c="12"/></text:span><text:span text:style-name="T5">End</text:span><text:span text:style-name="T8"> </text:span><text:span text:style-name="T5">Select</text:span></text:p>
      <text:p text:style-name="P27"><text:span text:style-name="T8"><text:s text:c="8"/></text:span><text:span text:style-name="T5">Else</text:span></text:p>
      <text:p text:style-name="P27"><text:span text:style-name="T8"><text:s text:c="12"/>MsgBox(</text:span><text:span text:style-name="T14">"Error :"</text:span><text:span text:style-name="T8"> + numero + </text:span><text:span text:style-name="T14">" "</text:span><text:span text:style-name="T8"> + animal, </text:span><text:span text:style-name="T14">"ERROR"</text:span><text:span text:style-name="T8">)</text:span></text:p>
      <text:p text:style-name="P27"><text:span text:style-name="T8"><text:s text:c="8"/></text:span><text:span text:style-name="T5">End</text:span><text:span text:style-name="T8"> </text:span><text:span text:style-name="T5">If</text:span></text:p>
      <text:p text:style-name="P27"><text:span text:style-name="T8"><text:s text:c="4"/></text:span><text:span text:style-name="T5">End</text:span><text:span text:style-name="T8"> </text:span><text:span text:style-name="T5">Sub</text:span></text:p>
      <text:p text:style-name="P27"><text:span text:style-name="T8"><text:s text:c="4"/></text:span><text:span text:style-name="T5">Private</text:span><text:span text:style-name="T8"> </text:span><text:span text:style-name="T5">Sub</text:span><text:span text:style-name="T8"> Consultar_Tambo()</text:span></text:p>
      <text:p text:style-name="P27"><text:span text:style-name="T8"><text:s text:c="8"/>sql = </text:span><text:span text:style-name="T14">"Select nombre from tambo where serie="</text:span><text:span text:style-name="T8"> &amp; Val(tbxSerie.Text)</text:span></text:p>
      <text:p text:style-name="P25"><text:s text:c="8"/>Open_sql()</text:p>
      <text:p text:style-name="P25"><text:s text:c="8"/>tbxNombre.Text = rs(0).Value</text:p>
      <text:p text:style-name="P25"/>
      <text:p text:style-name="P27"><text:soft-page-break/><text:span text:style-name="T8"><text:s text:c="8"/>sql = </text:span><text:span text:style-name="T14">"Select hectareas from tambo where serie="</text:span><text:span text:style-name="T8"> &amp; Val(tbxSerie.Text)</text:span></text:p>
      <text:p text:style-name="P25"><text:s text:c="8"/>Open_sql()</text:p>
      <text:p text:style-name="P25"><text:s text:c="8"/>tbxHectareas.Text = rs(0).Value</text:p>
      <text:p text:style-name="P25"/>
      <text:p text:style-name="P27"><text:span text:style-name="T8"><text:s text:c="8"/>sql = </text:span><text:span text:style-name="T14">"Select ganado_max from tambo where serie="</text:span><text:span text:style-name="T8"> &amp; Val(tbxSerie.Text)</text:span></text:p>
      <text:p text:style-name="P25"><text:s text:c="8"/>Open_sql()</text:p>
      <text:p text:style-name="P25"><text:s text:c="8"/>tbxGanado_max.Text = rs(0).Value</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btnTanque_Consultar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btnTanque_Consultar.Click</text:span></text:p>
      <text:p text:style-name="P27"><text:span text:style-name="T8"><text:s text:c="8"/>sql = </text:span><text:span text:style-name="T14">"select t.serie, t.capacidad from tanque t, almacena a, produce p, hay h, tambo o where t.serie=a.serie and a.tipo=p.tipo and p.num=h.num and o.serie ="</text:span><text:span text:style-name="T8"> &amp; Val(TSERIE)</text:span></text:p>
      <text:p text:style-name="P25"><text:s text:c="8"/>Open_sql()</text:p>
      <text:p text:style-name="P27"><text:span text:style-name="T8"><text:s text:c="8"/></text:span><text:span text:style-name="T11">frmEnlistar</text:span><text:span text:style-name="T8">.Show()</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btnTanque_Agregar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btnTanque_Agregar.Click</text:span></text:p>
      <text:p text:style-name="P27"><text:span text:style-name="T8"><text:s text:c="8"/></text:span><text:span text:style-name="T5">Dim</text:span><text:span text:style-name="T8"> acum </text:span><text:span text:style-name="T5">As</text:span><text:span text:style-name="T8"> </text:span><text:span text:style-name="T5">Integer</text:span></text:p>
      <text:p text:style-name="P25"><text:s text:c="8"/>acum = 0</text:p>
      <text:p text:style-name="P25"><text:s text:c="8"/>acum = Validacion_numerica(tbxCapacidad.Text, acum)</text:p>
      <text:p text:style-name="P25"><text:s text:c="8"/>acum = Validacion_numerica(tbxNserie.Text, acum)</text:p>
      <text:p text:style-name="P27"><text:span text:style-name="T8"><text:s text:c="8"/></text:span><text:span text:style-name="T5">If</text:span><text:span text:style-name="T8"> acum = 0 </text:span><text:span text:style-name="T5">Then</text:span></text:p>
      <text:p text:style-name="P27"><text:span text:style-name="T8"><text:s text:c="12"/>sql = </text:span><text:span text:style-name="T14">"insert into tanque(num_serie, capacidad) values ("</text:span><text:span text:style-name="T8"> &amp; Val(tbxNserie.Text) &amp; </text:span><text:span text:style-name="T14">", "</text:span><text:span text:style-name="T8"> &amp; Val(tbxCapacidad.Text) &amp; </text:span><text:span text:style-name="T14">")"</text:span></text:p>
      <text:p text:style-name="P25"><text:s text:c="12"/>execute_sql()</text:p>
      <text:p text:style-name="P27"><text:span text:style-name="T8"><text:s text:c="8"/></text:span><text:span text:style-name="T5">End</text:span><text:span text:style-name="T8"> </text:span><text:span text:style-name="T5">If</text:span></text:p>
      <text:p text:style-name="P27"><text:span text:style-name="T8"><text:s text:c="4"/></text:span><text:span text:style-name="T5">End</text:span><text:span text:style-name="T8"> </text:span><text:span text:style-name="T5">Sub</text:span></text:p>
      <text:p text:style-name="P27"><text:span text:style-name="T8"><text:s text:c="4"/></text:span><text:span text:style-name="T5">Private</text:span><text:span text:style-name="T8"> </text:span><text:span text:style-name="T5">Sub</text:span><text:span text:style-name="T8"> btnTanque_Quitar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btnTanque_Quitar.Click</text:span></text:p>
      <text:p text:style-name="P27"><text:span text:style-name="T8"><text:s text:c="8"/></text:span><text:span text:style-name="T5">Dim</text:span><text:span text:style-name="T8"> acum </text:span><text:span text:style-name="T5">As</text:span><text:span text:style-name="T8"> </text:span><text:span text:style-name="T5">Integer</text:span></text:p>
      <text:p text:style-name="P25"><text:s text:c="8"/>acum = 0</text:p>
      <text:p text:style-name="P25"><text:s text:c="8"/>acum = Validacion_numerica(tbxNserie.Text, acum)</text:p>
      <text:p text:style-name="P27"><text:span text:style-name="T8"><text:s text:c="8"/></text:span><text:span text:style-name="T5">If</text:span><text:span text:style-name="T8"> acum = 0 </text:span><text:span text:style-name="T5">Then</text:span></text:p>
      <text:p text:style-name="P27"><text:span text:style-name="T8"><text:s text:c="12"/>sql = </text:span><text:span text:style-name="T14">"Delete From tanque Where Num_serie = "</text:span><text:span text:style-name="T8"> &amp; tbxNserie.Text</text:span></text:p>
      <text:p text:style-name="P25"><text:s text:c="12"/>execute_sql()</text:p>
      <text:p text:style-name="P27"><text:span text:style-name="T8"><text:s text:c="8"/></text:span><text:span text:style-name="T5">End</text:span><text:span text:style-name="T8"> </text:span><text:span text:style-name="T5">If</text:span></text:p>
      <text:p text:style-name="P27"><text:span text:style-name="T8"><text:s text:c="4"/></text:span><text:span text:style-name="T5">End</text:span><text:span text:style-name="T8"> </text:span><text:span text:style-name="T5">Sub</text:span></text:p>
      <text:p text:style-name="P27"><text:span text:style-name="T5">End</text:span><text:span text:style-name="T8"> </text:span><text:span text:style-name="T5">Class</text:span></text:p>
      <text:p text:style-name="P26"><text:span text:style-name="T11"/></text:p>
      <text:p text:style-name="P35">3.3 Personal</text:p>
      <text:p text:style-name="P28"><text:span text:style-name="T5">Public</text:span><text:span text:style-name="T8"> </text:span><text:span text:style-name="T5">Class</text:span><text:span text:style-name="T8"> </text:span><text:span text:style-name="T11">frmPersonal</text:span></text:p>
      <text:p text:style-name="P27"><text:span text:style-name="T8"><text:s text:c="4"/></text:span><text:span text:style-name="T5">Dim</text:span><text:span text:style-name="T8"> Modifi(3) </text:span><text:span text:style-name="T5">As</text:span><text:span text:style-name="T8"> </text:span><text:span text:style-name="T5">String</text:span></text:p>
      <text:p text:style-name="P27"><text:span text:style-name="T8"><text:s text:c="4"/></text:span><text:span text:style-name="T5">Private</text:span><text:span text:style-name="T8"> </text:span><text:span text:style-name="T5">Sub</text:span><text:span text:style-name="T8"> Personal_Load(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text:span><text:span text:style-name="T5">MyBase</text:span><text:span text:style-name="T8">.Load</text:span></text:p>
      <text:p text:style-name="P25"><text:s text:c="8"/>lblCI.Text() = CI</text:p>
      <text:p text:style-name="P25"><text:s text:c="8"/>lblPermiso.Text() = puesto</text:p>
      <text:p text:style-name="P25"><text:s text:c="8"/>lblNacimiento.Text = nacimiento</text:p>
      <text:p text:style-name="P25"><text:s text:c="8"/>lblNombre.Text = nombre</text:p>
      <text:p text:style-name="P25"><text:s text:c="8"/>lblTelefono.Text = telefono</text:p>
      <text:p text:style-name="P25"/>
      <text:p text:style-name="P25"><text:s text:c="8"/>lblNacimiento.Text = nacimiento</text:p>
      <text:p text:style-name="P25"><text:s text:c="8"/>lblSexo.Text = sexo</text:p>
      <text:p text:style-name="P25"><text:s text:c="8"/>Boton_idioma(btnOpcion)</text:p>
      <text:p text:style-name="P27"><text:span text:style-name="T8"><text:s text:c="8"/></text:span><text:span text:style-name="T5">Me</text:span><text:span text:style-name="T8">.Text = personal + </text:span><text:span text:style-name="T14">", "</text:span><text:span text:style-name="T8"> + btnOpcion.Text</text:span></text:p>
      <text:p text:style-name="P25"><text:s text:c="8"/>btnBuscar.Text = buscar</text:p>
      <text:p text:style-name="P25"/>
      <text:p text:style-name="P25"><text:s text:c="8"/>cbxSexo.Items.Clear()</text:p>
      <text:p text:style-name="P25"><text:s text:c="8"/>cbxSexo.Items.Add(hembra)</text:p>
      <text:p text:style-name="P25"><text:s text:c="8"/>cbxSexo.Items.Add(macho)</text:p>
      <text:p text:style-name="P25"/>
      <text:p text:style-name="P25"><text:s text:c="8"/>cbxPuesto.Items.Clear()</text:p>
      <text:p text:style-name="P25"><text:s text:c="8"/>cbxPuesto.Items.Add(auxiliar)</text:p>
      <text:p text:style-name="P25"><text:s text:c="8"/>cbxPuesto.Items.Add(adm_establecimiento)</text:p>
      <text:p text:style-name="P25"><text:s text:c="8"/>cbxPuesto.Items.Add(gerente)</text:p>
      <text:p text:style-name="P25"><text:s text:c="8"/>cbxPuesto.Items.Add(adm_sistema)</text:p>
      <text:p text:style-name="P25"/>
      <text:p text:style-name="P25"><text:s text:c="8"/>cbxTelefono.Items.Clear()</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ublic</text:span><text:span text:style-name="T8"> </text:span><text:span text:style-name="T5">Sub</text:span><text:span text:style-name="T8"> execute_sql()</text:span></text:p>
      <text:p text:style-name="P27"><text:span text:style-name="T8"><text:s text:c="8"/></text:span><text:span text:style-name="T5">Try</text:span></text:p>
      <text:p text:style-name="P25"><text:s text:c="12"/>CN.Execute(sql)</text:p>
      <text:p text:style-name="P27"><text:span text:style-name="T8"><text:s text:c="8"/></text:span><text:span text:style-name="T5">Catch</text:span><text:span text:style-name="T8"> ex </text:span><text:span text:style-name="T5">As</text:span><text:span text:style-name="T8"> </text:span><text:span text:style-name="T11">Exception</text:span></text:p>
      <text:p text:style-name="P27"><text:span text:style-name="T8"><text:s text:c="12"/>MsgBox(</text:span><text:span text:style-name="T14">"Error Execute"</text:span><text:span text:style-name="T8">)</text:span></text:p>
      <text:p text:style-name="P27"><text:span text:style-name="T8"><text:s text:c="12"/></text:span><text:span text:style-name="T5">Exit Sub</text:span></text:p>
      <text:p text:style-name="P27"><text:span text:style-name="T8"><text:s text:c="8"/></text:span><text:span text:style-name="T5">End</text:span><text:span text:style-name="T8"> </text:span><text:span text:style-name="T5">Try</text:span></text:p>
      <text:p text:style-name="P27"><text:span text:style-name="T8"><text:s text:c="4"/></text:span><text:span text:style-name="T5">End</text:span><text:span text:style-name="T8"> </text:span><text:span text:style-name="T5">Sub</text:span></text:p>
      <text:p text:style-name="P27"><text:span text:style-name="T8"><text:s text:c="4"/></text:span><text:span text:style-name="T5">Public</text:span><text:span text:style-name="T8"> </text:span><text:span text:style-name="T5">Sub</text:span><text:span text:style-name="T8"> Open_sql()</text:span></text:p>
      <text:p text:style-name="P27"><text:span text:style-name="T8"><text:s text:c="8"/></text:span><text:span text:style-name="T5">Try</text:span></text:p>
      <text:p text:style-name="P25"><text:s text:c="12"/>rs.Open(sql, CN)</text:p>
      <text:p text:style-name="P27"><text:soft-page-break/><text:span text:style-name="T8"><text:s text:c="8"/></text:span><text:span text:style-name="T5">Catch</text:span><text:span text:style-name="T8"> ex </text:span><text:span text:style-name="T5">As</text:span><text:span text:style-name="T8"> </text:span><text:span text:style-name="T11">Exception</text:span></text:p>
      <text:p text:style-name="P27"><text:span text:style-name="T8"><text:s text:c="12"/>MsgBox(</text:span><text:span text:style-name="T14">"Error open"</text:span><text:span text:style-name="T8">, </text:span><text:span text:style-name="T11">MsgBoxStyle</text:span><text:span text:style-name="T8">.OkOnly, </text:span><text:span text:style-name="T14">"ERROR"</text:span><text:span text:style-name="T8">)</text:span></text:p>
      <text:p text:style-name="P27"><text:span text:style-name="T8"><text:s text:c="8"/></text:span><text:span text:style-name="T5">End</text:span><text:span text:style-name="T8"> </text:span><text:span text:style-name="T5">Try</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btnBuscar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btnBuscar.Click</text:span></text:p>
      <text:p text:style-name="P27"><text:span text:style-name="T8"><text:s text:c="8"/></text:span><text:span text:style-name="T5">Dim</text:span><text:span text:style-name="T8"> acum </text:span><text:span text:style-name="T5">As</text:span><text:span text:style-name="T8"> </text:span><text:span text:style-name="T5">Integer</text:span></text:p>
      <text:p text:style-name="P25"><text:s text:c="8"/>acum = 0</text:p>
      <text:p text:style-name="P25"><text:s text:c="8"/>acum = Validacion_numerica(tbxCI.Text, acum)</text:p>
      <text:p text:style-name="P25"><text:s text:c="8"/>acum = Validacion_largo(tbxCI, acum)</text:p>
      <text:p text:style-name="P27"><text:span text:style-name="T8"><text:s text:c="8"/></text:span><text:span text:style-name="T5">If</text:span><text:span text:style-name="T8"> acum = 0 </text:span><text:span text:style-name="T5">Then</text:span></text:p>
      <text:p text:style-name="P27"><text:span text:style-name="T8"><text:s text:c="12"/>sql = </text:span><text:span text:style-name="T14">"SELECT p.ci from Personal p, hay h where ci="</text:span><text:span text:style-name="T8"> &amp; Val(tbxCI.Text) &amp; </text:span><text:span text:style-name="T14">" and p.ci=h.ci and h.serie="</text:span><text:span text:style-name="T8"> &amp; Val(TSERIE)</text:span></text:p>
      <text:p text:style-name="P25"><text:s text:c="12"/>Open_sql()</text:p>
      <text:p text:style-name="P27"><text:span text:style-name="T8"><text:s text:c="12"/></text:span><text:span text:style-name="T5">If</text:span><text:span text:style-name="T8"> rs.RecordCount &lt;&gt; 0 </text:span><text:span text:style-name="T5">Then</text:span></text:p>
      <text:p text:style-name="P27"><text:span text:style-name="T8"><text:s text:c="16"/>tbxCI.Enabled = </text:span><text:span text:style-name="T5">False</text:span></text:p>
      <text:p text:style-name="P27"><text:span text:style-name="T8"><text:s text:c="16"/>btnBuscar.Enabled = </text:span><text:span text:style-name="T5">False</text:span></text:p>
      <text:p text:style-name="P27"><text:span text:style-name="T8"><text:s text:c="16"/>btnOpcion.Enabled = </text:span><text:span text:style-name="T5">True</text:span></text:p>
      <text:p text:style-name="P27"><text:span text:style-name="T8"><text:s text:c="16"/>gbxDatos.Enabled = </text:span><text:span text:style-name="T5">True</text:span></text:p>
      <text:p text:style-name="P27"><text:span text:style-name="T8"><text:s text:c="17"/></text:span><text:span text:style-name="T5">Select</text:span><text:span text:style-name="T8"> btnOpcion.Text</text:span></text:p>
      <text:p text:style-name="P27"><text:span text:style-name="T8"><text:s text:c="20"/></text:span><text:span text:style-name="T5">Case</text:span><text:span text:style-name="T8"> ingresar</text:span></text:p>
      <text:p text:style-name="P25"/>
      <text:p text:style-name="P27"><text:span text:style-name="T8"><text:s text:c="20"/></text:span><text:span text:style-name="T5">Case</text:span><text:span text:style-name="T8"> modificar</text:span></text:p>
      <text:p text:style-name="P25"><text:s text:c="24"/>Consultar_personal()</text:p>
      <text:p text:style-name="P25"><text:s text:c="24"/>Modifi(0) = tbxNombre.Text</text:p>
      <text:p text:style-name="P25"><text:s text:c="24"/>Modifi(1) = cbxSexo.Text</text:p>
      <text:p text:style-name="P25"><text:s text:c="24"/>Modifi(2) = dtpNacimiento.Text</text:p>
      <text:p text:style-name="P25"><text:s text:c="24"/>Modifi(3) = cbxPuesto.Text</text:p>
      <text:p text:style-name="P27"><text:span text:style-name="T8"><text:s text:c="20"/></text:span><text:span text:style-name="T5">Case</text:span><text:span text:style-name="T8"> consultar</text:span></text:p>
      <text:p text:style-name="P25"><text:s text:c="24"/>Consultar_personal()</text:p>
      <text:p text:style-name="P27"><text:span text:style-name="T8"><text:s text:c="20"/></text:span><text:span text:style-name="T5">Case</text:span><text:span text:style-name="T8"> eliminar</text:span></text:p>
      <text:p text:style-name="P25"><text:s text:c="24"/>Consultar_personal()</text:p>
      <text:p text:style-name="P27"><text:span text:style-name="T8"><text:s text:c="16"/></text:span><text:span text:style-name="T5">End</text:span><text:span text:style-name="T8"> </text:span><text:span text:style-name="T5">Select</text:span></text:p>
      <text:p text:style-name="P27"><text:span text:style-name="T8"><text:s text:c="12"/></text:span><text:span text:style-name="T5">Else</text:span></text:p>
      <text:p text:style-name="P27"><text:span text:style-name="T8"><text:s text:c="16"/>MsgBox(</text:span><text:span text:style-name="T14">"Error :"</text:span><text:span text:style-name="T8"> + numero + </text:span><text:span text:style-name="T14">" "</text:span><text:span text:style-name="T8"> + animal, </text:span><text:span text:style-name="T14">"ERROR"</text:span><text:span text:style-name="T8">)</text:span></text:p>
      <text:p text:style-name="P27"><text:span text:style-name="T8"><text:s text:c="12"/></text:span><text:span text:style-name="T5">End</text:span><text:span text:style-name="T8"> </text:span><text:span text:style-name="T5">If</text:span></text:p>
      <text:p text:style-name="P27"><text:span text:style-name="T8"><text:s text:c="8"/></text:span><text:span text:style-name="T5">Else</text:span></text:p>
      <text:p text:style-name="P27"><text:span text:style-name="T8"><text:s text:c="12"/>MsgBox(CI, </text:span><text:span text:style-name="T11">MsgBoxStyle</text:span><text:span text:style-name="T8">.OkOnly, </text:span><text:span text:style-name="T14">"ERROR"</text:span><text:span text:style-name="T8">)</text:span></text:p>
      <text:p text:style-name="P27"><text:span text:style-name="T8"><text:s text:c="8"/></text:span><text:span text:style-name="T5">End</text:span><text:span text:style-name="T8"> </text:span><text:span text:style-name="T5">If</text:span></text:p>
      <text:p text:style-name="P27"><text:span text:style-name="T8"><text:s text:c="4"/></text:span><text:span text:style-name="T5">End</text:span><text:span text:style-name="T8"> </text:span><text:span text:style-name="T5">Sub</text:span></text:p>
      <text:p text:style-name="P27"><text:span text:style-name="T8"><text:s text:c="4"/></text:span><text:span text:style-name="T5">Private</text:span><text:span text:style-name="T8"> </text:span><text:span text:style-name="T5">Sub</text:span><text:span text:style-name="T8"> Consultar_personal()</text:span></text:p>
      <text:p text:style-name="P27"><text:soft-page-break/><text:span text:style-name="T8"><text:s text:c="8"/>sql = </text:span><text:span text:style-name="T14">"Select nombre from persona where ci="</text:span><text:span text:style-name="T8"> &amp; Val(tbxCI.Text)</text:span></text:p>
      <text:p text:style-name="P25"><text:s text:c="8"/>Open_sql()</text:p>
      <text:p text:style-name="P25"><text:s text:c="8"/>tbxCI.Text = rs(0).Value</text:p>
      <text:p text:style-name="P27"><text:span text:style-name="T8"><text:s text:c="8"/>sql = </text:span><text:span text:style-name="T14">"Select sexo from persona where ci="</text:span><text:span text:style-name="T8"> &amp; Val(tbxCI.Text)</text:span></text:p>
      <text:p text:style-name="P25"><text:s text:c="8"/>Open_sql()</text:p>
      <text:p text:style-name="P25"><text:s text:c="8"/>cbxSexo.Text = rs(0).Value</text:p>
      <text:p text:style-name="P27"><text:span text:style-name="T8"><text:s text:c="8"/>sql = </text:span><text:span text:style-name="T14">"Select nacimiento from persona where ci="</text:span><text:span text:style-name="T8"> &amp; Val(tbxCI.Text)</text:span></text:p>
      <text:p text:style-name="P25"><text:s text:c="8"/>Open_sql()</text:p>
      <text:p text:style-name="P25"><text:s text:c="8"/>dtpNacimiento.Text = rs(0).Value</text:p>
      <text:p text:style-name="P27"><text:span text:style-name="T8"><text:s text:c="8"/>sql = </text:span><text:span text:style-name="T14">"Select puesto from persona where ci="</text:span><text:span text:style-name="T8"> &amp; Val(tbxCI.Text)</text:span></text:p>
      <text:p text:style-name="P25"><text:s text:c="8"/>Open_sql()</text:p>
      <text:p text:style-name="P25"><text:s text:c="8"/>cbxPuesto.Text = rs(0).Value</text:p>
      <text:p text:style-name="P27"><text:span text:style-name="T8"><text:s text:c="8"/>sql = </text:span><text:span text:style-name="T14">"Select telefono from personatel where ci="</text:span><text:span text:style-name="T8"> &amp; Val(tbxCI.Text)</text:span></text:p>
      <text:p text:style-name="P25"><text:s text:c="8"/>Open_sql()</text:p>
      <text:p text:style-name="P25"><text:s text:c="8"/>cbxTelefono.Items.Clear()</text:p>
      <text:p text:style-name="P27"><text:span text:style-name="T8"><text:s text:c="8"/></text:span><text:span text:style-name="T5">If</text:span><text:span text:style-name="T8"> rs.RecordCount &lt;&gt; 0 </text:span><text:span text:style-name="T5">Then</text:span></text:p>
      <text:p text:style-name="P27"><text:span text:style-name="T8"><text:s text:c="12"/></text:span><text:span text:style-name="T5">While</text:span><text:span text:style-name="T8"> </text:span><text:span text:style-name="T5">Not</text:span><text:span text:style-name="T8"> rs.EOF()</text:span></text:p>
      <text:p text:style-name="P25"><text:s text:c="16"/>cbxTelefono.Items.Add(rs(0).Value)</text:p>
      <text:p text:style-name="P25"><text:s text:c="16"/>rs.MoveNext()</text:p>
      <text:p text:style-name="P27"><text:span text:style-name="T8"><text:s text:c="12"/></text:span><text:span text:style-name="T5">End</text:span><text:span text:style-name="T8"> </text:span><text:span text:style-name="T5">While</text:span></text:p>
      <text:p text:style-name="P27"><text:span text:style-name="T8"><text:s text:c="8"/></text:span><text:span text:style-name="T5">End</text:span><text:span text:style-name="T8"> </text:span><text:span text:style-name="T5">If</text:span></text:p>
      <text:p text:style-name="P27"><text:span text:style-name="T8"><text:s text:c="4"/></text:span><text:span text:style-name="T5">End</text:span><text:span text:style-name="T8"> </text:span><text:span text:style-name="T5">Sub</text:span></text:p>
      <text:p text:style-name="P27"><text:span text:style-name="T8"><text:s text:c="4"/></text:span><text:span text:style-name="T5">Private</text:span><text:span text:style-name="T8"> </text:span><text:span text:style-name="T5">Sub</text:span><text:span text:style-name="T8"> btnOpcion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btnOpcion.Click</text:span></text:p>
      <text:p text:style-name="P27"><text:span text:style-name="T8"><text:s text:c="8"/></text:span><text:span text:style-name="T5">Select</text:span><text:span text:style-name="T8"> </text:span><text:span text:style-name="T5">Case</text:span><text:span text:style-name="T8"> btnOpcion.Text</text:span></text:p>
      <text:p text:style-name="P27"><text:span text:style-name="T8"><text:s text:c="12"/></text:span><text:span text:style-name="T5">Case</text:span><text:span text:style-name="T8"> ingresar</text:span></text:p>
      <text:p text:style-name="P27"><text:span text:style-name="T8"><text:s text:c="16"/>sql = </text:span><text:span text:style-name="T14">"insert into persona(ci, nombre, sexo, nacimiento, puesto) values ("</text:span><text:span text:style-name="T8"> &amp; Val(tbxCI.Text) &amp; </text:span><text:span text:style-name="T14">", '"</text:span><text:span text:style-name="T8"> &amp; tbxNombre.Text &amp; </text:span><text:span text:style-name="T14">"', '"</text:span><text:span text:style-name="T8"> &amp; cbxSexo.Text &amp; </text:span><text:span text:style-name="T14">"', '"</text:span><text:span text:style-name="T8"> _</text:span></text:p>
      <text:p text:style-name="P27"><text:span text:style-name="T8"><text:s text:c="20"/>&amp; dtpNacimiento.Text &amp; </text:span><text:span text:style-name="T14">"', '"</text:span><text:span text:style-name="T8"> &amp; cbxPuesto.Text &amp; </text:span><text:span text:style-name="T14">"')"</text:span></text:p>
      <text:p text:style-name="P25"><text:s text:c="16"/>execute_sql()</text:p>
      <text:p text:style-name="P27"><text:span text:style-name="T8"><text:s text:c="16"/>sql = </text:span><text:span text:style-name="T14">"insert into tiene(ci, serie) values ("</text:span><text:span text:style-name="T8"> &amp; Val(tbxCI.Text) &amp; </text:span><text:span text:style-name="T14">", "</text:span><text:span text:style-name="T8"> &amp; Val(TSERIE) &amp; </text:span><text:span text:style-name="T14">")"</text:span></text:p>
      <text:p text:style-name="P27"><text:span text:style-name="T8"><text:s text:c="12"/></text:span><text:span text:style-name="T5">Case</text:span><text:span text:style-name="T8"> modificar</text:span></text:p>
      <text:p text:style-name="P27"><text:span text:style-name="T8"><text:s text:c="16"/></text:span><text:span text:style-name="T5">Dim</text:span><text:span text:style-name="T8"> Modifi_Now(8) </text:span><text:span text:style-name="T5">As</text:span><text:span text:style-name="T8"> </text:span><text:span text:style-name="T5">String</text:span></text:p>
      <text:p text:style-name="P25"><text:s text:c="16"/>Modifi_Now(0) = tbxNombre.Text</text:p>
      <text:p text:style-name="P25"><text:s text:c="16"/>Modifi_Now(1) = cbxSexo.Text</text:p>
      <text:p text:style-name="P25"><text:s text:c="16"/>Modifi_Now(2) = dtpNacimiento.Text</text:p>
      <text:p text:style-name="P25"><text:s text:c="16"/>Modifi_Now(3) = cbxPuesto.Text</text:p>
      <text:p text:style-name="P27"><text:span text:style-name="T8"><text:s text:c="16"/></text:span><text:span text:style-name="T5">Dim</text:span><text:span text:style-name="T8"> i </text:span><text:span text:style-name="T5">As</text:span><text:span text:style-name="T8"> </text:span><text:span text:style-name="T5">Integer</text:span><text:span text:style-name="T8"> = 0</text:span></text:p>
      <text:p text:style-name="P27"><text:span text:style-name="T8"><text:s text:c="16"/></text:span><text:span text:style-name="T5">While</text:span><text:span text:style-name="T8"> i &lt;= 8</text:span></text:p>
      <text:p text:style-name="P27"><text:span text:style-name="T8"><text:s text:c="20"/></text:span><text:span text:style-name="T5">If</text:span><text:span text:style-name="T8"> Modifi(i) &lt;&gt; Modifi_Now(i) </text:span><text:span text:style-name="T5">Then</text:span></text:p>
      <text:p text:style-name="P27"><text:soft-page-break/><text:span text:style-name="T8"><text:s text:c="24"/></text:span><text:span text:style-name="T5">Select</text:span><text:span text:style-name="T8"> </text:span><text:span text:style-name="T5">Case</text:span><text:span text:style-name="T8"> i</text:span></text:p>
      <text:p text:style-name="P27"><text:span text:style-name="T8"><text:s text:c="28"/></text:span><text:span text:style-name="T5">Case</text:span><text:span text:style-name="T8"> 0</text:span></text:p>
      <text:p text:style-name="P27"><text:span text:style-name="T8"><text:s text:c="32"/>sql = </text:span><text:span text:style-name="T14">"update persona set nombre="</text:span><text:span text:style-name="T8"> &amp; tbxNombre.Text &amp; </text:span><text:span text:style-name="T14">" where ci="</text:span><text:span text:style-name="T8"> &amp; Val(tbxCI.Text)</text:span></text:p>
      <text:p text:style-name="P27"><text:span text:style-name="T8"><text:s text:c="28"/></text:span><text:span text:style-name="T5">Case</text:span><text:span text:style-name="T8"> 1</text:span></text:p>
      <text:p text:style-name="P27"><text:span text:style-name="T8"><text:s text:c="32"/>sql = </text:span><text:span text:style-name="T14">"update persona set sexo='"</text:span><text:span text:style-name="T8"> &amp; cbxSexo.Text &amp; </text:span><text:span text:style-name="T14">"' <text:s/>where ci="</text:span><text:span text:style-name="T8"> &amp; Val(tbxCI.Text)</text:span></text:p>
      <text:p text:style-name="P27"><text:span text:style-name="T8"><text:s text:c="28"/></text:span><text:span text:style-name="T5">Case</text:span><text:span text:style-name="T8"> 2</text:span></text:p>
      <text:p text:style-name="P27"><text:span text:style-name="T8"><text:s text:c="32"/>sql = </text:span><text:span text:style-name="T14">"update persona set nacimiento='"</text:span><text:span text:style-name="T8"> &amp; dtpNacimiento.Text &amp; </text:span><text:span text:style-name="T14">"' <text:s/>where ci="</text:span><text:span text:style-name="T8"> &amp; Val(tbxCI.Text)</text:span></text:p>
      <text:p text:style-name="P27"><text:span text:style-name="T8"><text:s text:c="28"/></text:span><text:span text:style-name="T5">Case</text:span><text:span text:style-name="T8"> 3</text:span></text:p>
      <text:p text:style-name="P27"><text:span text:style-name="T8"><text:s text:c="32"/>sql = </text:span><text:span text:style-name="T14">"update persona set puesto='"</text:span><text:span text:style-name="T8"> &amp; cbxPuesto.Text &amp; </text:span><text:span text:style-name="T14">"' <text:s/>where ci="</text:span><text:span text:style-name="T8"> &amp; Val(tbxCI.Text)</text:span></text:p>
      <text:p text:style-name="P27"><text:span text:style-name="T8"><text:s text:c="24"/></text:span><text:span text:style-name="T5">End</text:span><text:span text:style-name="T8"> </text:span><text:span text:style-name="T5">Select</text:span></text:p>
      <text:p text:style-name="P25"><text:s text:c="24"/>execute_sql()</text:p>
      <text:p text:style-name="P27"><text:span text:style-name="T8"><text:s text:c="20"/></text:span><text:span text:style-name="T5">End</text:span><text:span text:style-name="T8"> </text:span><text:span text:style-name="T5">If</text:span></text:p>
      <text:p text:style-name="P25"><text:s text:c="20"/>i = i + 1</text:p>
      <text:p text:style-name="P27"><text:span text:style-name="T8"><text:s text:c="16"/></text:span><text:span text:style-name="T5">End</text:span><text:span text:style-name="T8"> </text:span><text:span text:style-name="T5">While</text:span></text:p>
      <text:p text:style-name="P27"><text:span text:style-name="T8"><text:s text:c="12"/></text:span><text:span text:style-name="T5">Case</text:span><text:span text:style-name="T8"> eliminar</text:span></text:p>
      <text:p text:style-name="P27"><text:span text:style-name="T8"><text:s text:c="16"/>sql = </text:span><text:span text:style-name="T14">"update persona set activo=0 where ci="</text:span><text:span text:style-name="T8"> &amp; Val(tbxCI.Text)</text:span></text:p>
      <text:p text:style-name="P27"><text:span text:style-name="T8"><text:s text:c="8"/></text:span><text:span text:style-name="T5">End</text:span><text:span text:style-name="T8"> </text:span><text:span text:style-name="T5">Select</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btnadd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btnadd.Click</text:span></text:p>
      <text:p text:style-name="P27"><text:span text:style-name="T8"><text:s text:c="8"/>sql = </text:span><text:span text:style-name="T14">"insert into personatel(ci, telefono) values ("</text:span><text:span text:style-name="T8"> &amp; Val(tbxCI.Text) &amp; </text:span><text:span text:style-name="T14">", '"</text:span><text:span text:style-name="T8"> &amp; cbxTelefono.Text &amp; </text:span><text:span text:style-name="T14">"')"</text:span></text:p>
      <text:p text:style-name="P25"><text:s text:c="8"/>execute_sql()</text:p>
      <text:p text:style-name="P27"><text:span text:style-name="T8"><text:s text:c="8"/></text:span><text:span text:style-name="T5">If</text:span><text:span text:style-name="T8"> rs.RecordCount &lt;&gt; 0 </text:span><text:span text:style-name="T5">Then</text:span></text:p>
      <text:p text:style-name="P25"><text:s text:c="12"/>cbxTelefono.Items.Add(cbxTelefono.Text)</text:p>
      <text:p text:style-name="P27"><text:span text:style-name="T8"><text:s text:c="8"/></text:span><text:span text:style-name="T5">End</text:span><text:span text:style-name="T8"> </text:span><text:span text:style-name="T5">If</text:span></text:p>
      <text:p text:style-name="P27"><text:span text:style-name="T8"><text:s text:c="4"/></text:span><text:span text:style-name="T5">End</text:span><text:span text:style-name="T8"> </text:span><text:span text:style-name="T5">Sub</text:span></text:p>
      <text:p text:style-name="P27"><text:span text:style-name="T8"><text:s text:c="4"/></text:span><text:span text:style-name="T5">Private</text:span><text:span text:style-name="T8"> </text:span><text:span text:style-name="T5">Sub</text:span><text:span text:style-name="T8"> btnrem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btnrem.Click</text:span></text:p>
      <text:p text:style-name="P27"><text:span text:style-name="T8"><text:s text:c="8"/>sql = </text:span><text:span text:style-name="T14">"delete from personatel where num="</text:span><text:span text:style-name="T8"> &amp; Val(tbxCI.Text)</text:span></text:p>
      <text:p text:style-name="P25"><text:s text:c="8"/>execute_sql()</text:p>
      <text:p text:style-name="P27"><text:span text:style-name="T8"><text:s text:c="8"/></text:span><text:span text:style-name="T5">If</text:span><text:span text:style-name="T8"> rs.RecordCount &lt;&gt; 0 </text:span><text:span text:style-name="T5">Then</text:span></text:p>
      <text:p text:style-name="P25"><text:s text:c="12"/>cbxTelefono.Items.Remove(cbxTelefono.Text)</text:p>
      <text:p text:style-name="P27"><text:span text:style-name="T8"><text:s text:c="8"/></text:span><text:span text:style-name="T5">End</text:span><text:span text:style-name="T8"> </text:span><text:span text:style-name="T5">If</text:span></text:p>
      <text:p text:style-name="P27"><text:span text:style-name="T8"><text:s text:c="4"/></text:span><text:span text:style-name="T5">End</text:span><text:span text:style-name="T8"> </text:span><text:span text:style-name="T5">Sub</text:span></text:p>
      <text:p text:style-name="P27"><text:span text:style-name="T5">End</text:span><text:span text:style-name="T8"> </text:span><text:span text:style-name="T5">Class</text:span></text:p>
      <text:p text:style-name="P29"/>
      <text:p text:style-name="P35">3.4 Animal</text:p>
      <text:p text:style-name="P26"><text:span text:style-name="T5">Public</text:span><text:span text:style-name="T8"> </text:span><text:span text:style-name="T5">Class</text:span><text:span text:style-name="T8"> </text:span><text:span text:style-name="T11">frmAnimal</text:span></text:p>
      <text:p text:style-name="P27"><text:span text:style-name="T8"><text:s text:c="4"/></text:span><text:span text:style-name="T5">Dim</text:span><text:span text:style-name="T8"> Modifi(8) </text:span><text:span text:style-name="T5">As</text:span><text:span text:style-name="T8"> </text:span><text:span text:style-name="T5">String</text:span></text:p>
      <text:p text:style-name="P25"/>
      <text:p text:style-name="P27"><text:span text:style-name="T8"><text:s text:c="4"/></text:span><text:span text:style-name="T5">Private</text:span><text:span text:style-name="T8"> </text:span><text:span text:style-name="T5">Sub</text:span><text:span text:style-name="T8"> frmAnimal_Load(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text:span><text:span text:style-name="T5">MyBase</text:span><text:span text:style-name="T8">.Load</text:span></text:p>
      <text:p text:style-name="P25"><text:s text:c="8"/>Boton_idioma(btnOpcion)</text:p>
      <text:p text:style-name="P27"><text:span text:style-name="T8"><text:s text:c="8"/></text:span><text:span text:style-name="T5">Me</text:span><text:span text:style-name="T8">.Text = animal + </text:span><text:span text:style-name="T14">", "</text:span><text:span text:style-name="T8"> + btnOpcion.Text</text:span></text:p>
      <text:p text:style-name="P25"><text:s text:c="8"/>btnBuscar.Text = buscar</text:p>
      <text:p text:style-name="P25"><text:s text:c="8"/>btnBuscarH.Text = buscar</text:p>
      <text:p text:style-name="P25"><text:s text:c="8"/>btnBuscarM.Text = buscar</text:p>
      <text:p text:style-name="P25"><text:s text:c="8"/>btnEtapa_add.Text = agregar</text:p>
      <text:p text:style-name="P25"><text:s text:c="8"/>btnEtapa_Mod.Text = modificar</text:p>
      <text:p text:style-name="P25"><text:s text:c="8"/>lblSexo.Text = sexo</text:p>
      <text:p text:style-name="P25"><text:s text:c="8"/>lblSexoH.Text = sexo</text:p>
      <text:p text:style-name="P25"><text:s text:c="8"/>lblSexoM.Text = sexo</text:p>
      <text:p text:style-name="P25"><text:s text:c="8"/>lblRecriavuelta.Text = fecha_vuelta</text:p>
      <text:p text:style-name="P25"><text:s text:c="8"/>lblRecriaIda.Text = fecha_ida</text:p>
      <text:p text:style-name="P25"><text:s text:c="8"/>lblRazaM.Text = raza</text:p>
      <text:p text:style-name="P25"><text:s text:c="8"/>lblRazaH.Text = raza</text:p>
      <text:p text:style-name="P25"><text:s text:c="8"/>lblRaza.Text = raza</text:p>
      <text:p text:style-name="P25"><text:s text:c="8"/>lblNumM.Text = numero</text:p>
      <text:p text:style-name="P25"><text:s text:c="8"/>lblNumH.Text = numero</text:p>
      <text:p text:style-name="P25"><text:s text:c="8"/>lblNumero.Text = numero</text:p>
      <text:p text:style-name="P25"><text:s text:c="8"/>lblNacimiento.Text = nacimiento</text:p>
      <text:p text:style-name="P25"><text:s text:c="8"/>lblLugar.Text = lugar</text:p>
      <text:p text:style-name="P25"><text:s text:c="8"/>lblFechaI.Text = fechaI</text:p>
      <text:p text:style-name="P25"><text:s text:c="8"/>lblFechaF.Text = fechaF</text:p>
      <text:p text:style-name="P25"><text:s text:c="8"/>lblEtapa.Text = etapa</text:p>
      <text:p text:style-name="P25"><text:s text:c="8"/>lblDivision.Text = division</text:p>
      <text:p text:style-name="P25"><text:s text:c="8"/>cbxSexoH.Text = hembra</text:p>
      <text:p text:style-name="P25"><text:s text:c="8"/>cbxSexoM.Text = macho</text:p>
      <text:p text:style-name="P25"><text:s text:c="8"/>cbxSexo.Items.Clear()</text:p>
      <text:p text:style-name="P25"><text:s text:c="8"/>cbxSexo.Items.Add(macho)</text:p>
      <text:p text:style-name="P25"><text:s text:c="8"/>cbxSexo.Items.Add(hembra)</text:p>
      <text:p text:style-name="P25"><text:s text:c="8"/>cbxLugar.Items.Clear()</text:p>
      <text:p text:style-name="P25"><text:s text:c="8"/>cbxLugar.Items.Add(tambo)</text:p>
      <text:p text:style-name="P25"><text:s text:c="8"/>cbxLugar.Items.Add(campo)</text:p>
      <text:p text:style-name="P25"><text:s text:c="8"/>cbxLugar.Items.Add(rodeo)</text:p>
      <text:p text:style-name="P25"><text:s text:c="8"/>cbxLugar.Items.Add(ninguno)</text:p>
      <text:p text:style-name="P25"><text:s text:c="8"/>cbxEtapa.Items.Clear()</text:p>
      <text:p text:style-name="P25"><text:soft-page-break/><text:s text:c="8"/>cbxEtapa.Items.Add(ninguno)</text:p>
      <text:p text:style-name="P25"><text:s text:c="8"/>cbxEtapa.Items.Add(servicio)</text:p>
      <text:p text:style-name="P25"><text:s text:c="8"/>cbxEtapa.Items.Add(anestro)</text:p>
      <text:p text:style-name="P27"><text:span text:style-name="T8"><text:s text:c="4"/></text:span><text:span text:style-name="T5">End</text:span><text:span text:style-name="T8"> </text:span><text:span text:style-name="T5">Sub</text:span></text:p>
      <text:p text:style-name="P27"><text:span text:style-name="T8"><text:s text:c="4"/></text:span><text:span text:style-name="T5">Public</text:span><text:span text:style-name="T8"> </text:span><text:span text:style-name="T5">Sub</text:span><text:span text:style-name="T8"> execute_sql()</text:span></text:p>
      <text:p text:style-name="P27"><text:span text:style-name="T8"><text:s text:c="8"/></text:span><text:span text:style-name="T5">Try</text:span></text:p>
      <text:p text:style-name="P25"><text:s text:c="12"/>CN.Execute(sql)</text:p>
      <text:p text:style-name="P27"><text:span text:style-name="T8"><text:s text:c="8"/></text:span><text:span text:style-name="T5">Catch</text:span><text:span text:style-name="T8"> ex </text:span><text:span text:style-name="T5">As</text:span><text:span text:style-name="T8"> </text:span><text:span text:style-name="T11">Exception</text:span></text:p>
      <text:p text:style-name="P27"><text:span text:style-name="T8"><text:s text:c="12"/>MsgBox(</text:span><text:span text:style-name="T14">"Error Execute"</text:span><text:span text:style-name="T8">)</text:span></text:p>
      <text:p text:style-name="P27"><text:span text:style-name="T8"><text:s text:c="12"/></text:span><text:span text:style-name="T5">Exit Sub</text:span></text:p>
      <text:p text:style-name="P27"><text:span text:style-name="T8"><text:s text:c="8"/></text:span><text:span text:style-name="T5">End</text:span><text:span text:style-name="T8"> </text:span><text:span text:style-name="T5">Try</text:span></text:p>
      <text:p text:style-name="P27"><text:span text:style-name="T8"><text:s text:c="4"/></text:span><text:span text:style-name="T5">End</text:span><text:span text:style-name="T8"> </text:span><text:span text:style-name="T5">Sub</text:span></text:p>
      <text:p text:style-name="P27"><text:span text:style-name="T8"><text:s text:c="4"/></text:span><text:span text:style-name="T5">Public</text:span><text:span text:style-name="T8"> </text:span><text:span text:style-name="T5">Sub</text:span><text:span text:style-name="T8"> Open_sql()</text:span></text:p>
      <text:p text:style-name="P27"><text:span text:style-name="T8"><text:s text:c="8"/></text:span><text:span text:style-name="T5">Try</text:span></text:p>
      <text:p text:style-name="P25"><text:s text:c="12"/>rs.Open(sql, CN)</text:p>
      <text:p text:style-name="P27"><text:span text:style-name="T8"><text:s text:c="8"/></text:span><text:span text:style-name="T5">Catch</text:span><text:span text:style-name="T8"> ex </text:span><text:span text:style-name="T5">As</text:span><text:span text:style-name="T8"> </text:span><text:span text:style-name="T11">Exception</text:span></text:p>
      <text:p text:style-name="P27"><text:span text:style-name="T8"><text:s text:c="12"/>MsgBox(</text:span><text:span text:style-name="T14">"Error open"</text:span><text:span text:style-name="T8">, </text:span><text:span text:style-name="T11">MsgBoxStyle</text:span><text:span text:style-name="T8">.OkOnly, </text:span><text:span text:style-name="T14">"ERROR"</text:span><text:span text:style-name="T8">)</text:span></text:p>
      <text:p text:style-name="P27"><text:span text:style-name="T8"><text:s text:c="8"/></text:span><text:span text:style-name="T5">End</text:span><text:span text:style-name="T8"> </text:span><text:span text:style-name="T5">Try</text:span></text:p>
      <text:p text:style-name="P27"><text:span text:style-name="T8"><text:s text:c="4"/></text:span><text:span text:style-name="T5">End</text:span><text:span text:style-name="T8"> </text:span><text:span text:style-name="T5">Sub</text:span></text:p>
      <text:p text:style-name="P27"><text:span text:style-name="T8"><text:s text:c="4"/></text:span><text:span text:style-name="T5">Private</text:span><text:span text:style-name="T8"> </text:span><text:span text:style-name="T5">Sub</text:span><text:span text:style-name="T8"> btnBuscar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btnBuscar.Click</text:span></text:p>
      <text:p text:style-name="P27"><text:span text:style-name="T8"><text:s text:c="8"/></text:span><text:span text:style-name="T5">Dim</text:span><text:span text:style-name="T8"> acum </text:span><text:span text:style-name="T5">As</text:span><text:span text:style-name="T8"> </text:span><text:span text:style-name="T5">Integer</text:span></text:p>
      <text:p text:style-name="P25"><text:s text:c="8"/>acum = 0</text:p>
      <text:p text:style-name="P25"><text:s text:c="8"/>acum = Validacion_numerica(tbxNum.Text(), acum)</text:p>
      <text:p text:style-name="P25"><text:s text:c="8"/>acum = Validacion_largo(tbxNum, acum)</text:p>
      <text:p text:style-name="P27"><text:span text:style-name="T8"><text:s text:c="8"/></text:span><text:span text:style-name="T5">If</text:span><text:span text:style-name="T8"> acum = 0 </text:span><text:span text:style-name="T5">Then</text:span></text:p>
      <text:p text:style-name="P27"><text:span text:style-name="T8"><text:s text:c="12"/>sql = </text:span><text:span text:style-name="T14">"SELECT * from Animal, tambo t, hay h where num="</text:span><text:span text:style-name="T8"> &amp; Val(tbxNum.Text) &amp; </text:span><text:span text:style-name="T14">" and t.serie=h.serie and a.num=h.num and t.serie "</text:span><text:span text:style-name="T8"> &amp; Val(TSERIE)</text:span></text:p>
      <text:p text:style-name="P25"><text:s text:c="12"/>Open_sql()</text:p>
      <text:p text:style-name="P25"/>
      <text:p text:style-name="P27"><text:span text:style-name="T8"><text:s text:c="12"/></text:span><text:span text:style-name="T5">If</text:span><text:span text:style-name="T8"> rs.RecordCount &lt;&gt; 0 </text:span><text:span text:style-name="T5">Then</text:span></text:p>
      <text:p text:style-name="P25"><text:s text:c="16"/>rs.Close()</text:p>
      <text:p text:style-name="P27"><text:span text:style-name="T8"><text:s text:c="16"/>tbxNum.Enabled = </text:span><text:span text:style-name="T5">False</text:span></text:p>
      <text:p text:style-name="P27"><text:span text:style-name="T8"><text:s text:c="16"/>btnOpcion.Enabled = </text:span><text:span text:style-name="T5">True</text:span></text:p>
      <text:p text:style-name="P27"><text:span text:style-name="T8"><text:s text:c="16"/>gbxBasico.Enabled = </text:span><text:span text:style-name="T5">True</text:span></text:p>
      <text:p text:style-name="P27"><text:span text:style-name="T8"><text:s text:c="16"/>gbxH.Enabled = </text:span><text:span text:style-name="T5">True</text:span></text:p>
      <text:p text:style-name="P27"><text:span text:style-name="T8"><text:s text:c="16"/>gbxM.Enabled = </text:span><text:span text:style-name="T5">True</text:span></text:p>
      <text:p text:style-name="P27"><text:span text:style-name="T8"><text:s text:c="16"/>gbxEtapa.Enabled = </text:span><text:span text:style-name="T5">True</text:span></text:p>
      <text:p text:style-name="P25"/>
      <text:p text:style-name="P27"><text:span text:style-name="T8"><text:s text:c="16"/></text:span><text:span text:style-name="T5">Select</text:span><text:span text:style-name="T8"> </text:span><text:span text:style-name="T5">Case</text:span><text:span text:style-name="T8"> btnOpcion.Text</text:span></text:p>
      <text:p text:style-name="P27"><text:span text:style-name="T8"><text:s text:c="20"/></text:span><text:span text:style-name="T5">Case</text:span><text:span text:style-name="T8"> ingresar</text:span></text:p>
      <text:p text:style-name="P25"><text:soft-page-break/></text:p>
      <text:p text:style-name="P27"><text:span text:style-name="T8"><text:s text:c="20"/></text:span><text:span text:style-name="T5">Case</text:span><text:span text:style-name="T8"> modificar</text:span></text:p>
      <text:p text:style-name="P25"><text:s text:c="24"/>Consulta_Animal()</text:p>
      <text:p text:style-name="P25"><text:s text:c="24"/>Modifi(0) = cbxSexo.Text</text:p>
      <text:p text:style-name="P25"><text:s text:c="24"/>Modifi(1) = dtpNacimiento.Text</text:p>
      <text:p text:style-name="P25"><text:s text:c="24"/>Modifi(2) = cbxLugar.Text</text:p>
      <text:p text:style-name="P25"><text:s text:c="24"/>Modifi(3) = cbxRaza.Text</text:p>
      <text:p text:style-name="P25"><text:s text:c="24"/>Modifi(4) = cbxDivision.Text</text:p>
      <text:p text:style-name="P25"><text:s text:c="24"/>Modifi(5) = tbxNumM.Text</text:p>
      <text:p text:style-name="P25"><text:s text:c="24"/>Modifi(6) = tbxNumH.Text</text:p>
      <text:p text:style-name="P25"><text:s text:c="24"/>Modifi(7) = dtprecriaida.Text</text:p>
      <text:p text:style-name="P25"><text:s text:c="24"/>Modifi(8) = dtprecriavuelta.Text</text:p>
      <text:p text:style-name="P27"><text:span text:style-name="T8"><text:s text:c="20"/></text:span><text:span text:style-name="T5">Case</text:span><text:span text:style-name="T8"> consultar</text:span></text:p>
      <text:p text:style-name="P25"><text:s text:c="24"/>Consulta_Animal()</text:p>
      <text:p text:style-name="P27"><text:span text:style-name="T8"><text:s text:c="20"/></text:span><text:span text:style-name="T5">Case</text:span><text:span text:style-name="T8"> eliminar</text:span></text:p>
      <text:p text:style-name="P25"><text:s text:c="24"/>Consulta_Animal()</text:p>
      <text:p text:style-name="P27"><text:span text:style-name="T8"><text:s text:c="16"/></text:span><text:span text:style-name="T5">End</text:span><text:span text:style-name="T8"> </text:span><text:span text:style-name="T5">Select</text:span></text:p>
      <text:p text:style-name="P27"><text:span text:style-name="T8"><text:s text:c="12"/></text:span><text:span text:style-name="T5">Else</text:span></text:p>
      <text:p text:style-name="P27"><text:span text:style-name="T8"><text:s text:c="16"/>MsgBox(</text:span><text:span text:style-name="T14">"Error :"</text:span><text:span text:style-name="T8"> + numero + </text:span><text:span text:style-name="T14">" "</text:span><text:span text:style-name="T8"> + animal, </text:span><text:span text:style-name="T14">"ERROR"</text:span><text:span text:style-name="T8">)</text:span></text:p>
      <text:p text:style-name="P27"><text:span text:style-name="T8"><text:s text:c="12"/></text:span><text:span text:style-name="T5">End</text:span><text:span text:style-name="T8"> </text:span><text:span text:style-name="T5">If</text:span></text:p>
      <text:p text:style-name="P27"><text:span text:style-name="T8"><text:s text:c="8"/></text:span><text:span text:style-name="T5">Else</text:span></text:p>
      <text:p text:style-name="P27"><text:span text:style-name="T8"><text:s text:c="12"/>MsgBox(</text:span><text:span text:style-name="T14">"Error :"</text:span><text:span text:style-name="T8"> + numero + </text:span><text:span text:style-name="T14">" "</text:span><text:span text:style-name="T8"> + animal, </text:span><text:span text:style-name="T11">MsgBoxStyle</text:span><text:span text:style-name="T8">.OkOnly, </text:span><text:span text:style-name="T14">"ERROR"</text:span><text:span text:style-name="T8">)</text:span></text:p>
      <text:p text:style-name="P27"><text:span text:style-name="T8"><text:s text:c="8"/></text:span><text:span text:style-name="T5">End</text:span><text:span text:style-name="T8"> </text:span><text:span text:style-name="T5">If</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cbxSexo_SelectedIndexChanged(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cbxSexo.SelectedIndexChanged</text:span></text:p>
      <text:p text:style-name="P25"><text:s text:c="8"/>cbxDivision.Items.Clear()</text:p>
      <text:p text:style-name="P27"><text:span text:style-name="T8"><text:s text:c="8"/></text:span><text:span text:style-name="T5">If</text:span><text:span text:style-name="T8"> cbxSexo.Text() = hembra </text:span><text:span text:style-name="T5">Then</text:span></text:p>
      <text:p text:style-name="P25"><text:s text:c="12"/>cbxDivision.Items.Add(vaca)</text:p>
      <text:p text:style-name="P25"><text:s text:c="12"/>cbxDivision.Items.Add(vaquillona)</text:p>
      <text:p text:style-name="P25"><text:s text:c="12"/>cbxDivision.Items.Add(ternera)</text:p>
      <text:p text:style-name="P27"><text:span text:style-name="T8"><text:s text:c="8"/></text:span><text:span text:style-name="T5">ElseIf</text:span><text:span text:style-name="T8"> cbxSexo.Text() = macho </text:span><text:span text:style-name="T5">Then</text:span></text:p>
      <text:p text:style-name="P25"><text:s text:c="12"/>cbxDivision.Items.Add(toro)</text:p>
      <text:p text:style-name="P25"><text:s text:c="12"/>cbxDivision.Items.Add(novillo)</text:p>
      <text:p text:style-name="P25"><text:s text:c="12"/>cbxDivision.Items.Add(ternero)</text:p>
      <text:p text:style-name="P27"><text:span text:style-name="T8"><text:s text:c="8"/></text:span><text:span text:style-name="T5">End</text:span><text:span text:style-name="T8"> </text:span><text:span text:style-name="T5">If</text:span></text:p>
      <text:p text:style-name="P27"><text:span text:style-name="T8"><text:s text:c="4"/></text:span><text:span text:style-name="T5">End</text:span><text:span text:style-name="T8"> </text:span><text:span text:style-name="T5">Sub</text:span></text:p>
      <text:p text:style-name="P25"/>
      <text:p text:style-name="P25"/>
      <text:p text:style-name="P27"><text:span text:style-name="T8"><text:s text:c="4"/></text:span><text:span text:style-name="T5">Private</text:span><text:span text:style-name="T8"> </text:span><text:span text:style-name="T5">Sub</text:span><text:span text:style-name="T8"> cbxEtapa_SelectedIndexChanged(sender </text:span><text:span text:style-name="T5">As</text:span><text:span text:style-name="T8"> System.</text:span><text:span text:style-name="T11">Object</text:span><text:span text:style-name="T8">, e </text:span><text:soft-page-break/><text:span text:style-name="T5">As</text:span><text:span text:style-name="T8"> System.</text:span><text:span text:style-name="T11">EventArgs</text:span><text:span text:style-name="T8">) </text:span><text:span text:style-name="T5">Handles</text:span><text:span text:style-name="T8"> cbxEtapa.SelectedIndexChanged</text:span></text:p>
      <text:p text:style-name="P27"><text:span text:style-name="T8"><text:s text:c="8"/>lblFechaF.Enabled = </text:span><text:span text:style-name="T5">True</text:span></text:p>
      <text:p text:style-name="P27"><text:span text:style-name="T8"><text:s text:c="8"/>lblFechaI.Enabled = </text:span><text:span text:style-name="T5">True</text:span></text:p>
      <text:p text:style-name="P27"><text:span text:style-name="T8"><text:s text:c="8"/>dtpFin.Enabled = </text:span><text:span text:style-name="T5">True</text:span></text:p>
      <text:p text:style-name="P27"><text:span text:style-name="T8"><text:s text:c="8"/>dtpInicio.Enabled = </text:span><text:span text:style-name="T5">True</text:span></text:p>
      <text:p text:style-name="P27"><text:span text:style-name="T8"><text:s text:c="8"/>btnEtapa_add.Enabled = </text:span><text:span text:style-name="T5">True</text:span></text:p>
      <text:p text:style-name="P27"><text:span text:style-name="T8"><text:s text:c="8"/>btnEtapa_Mod.Enabled = </text:span><text:span text:style-name="T5">True</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cbxLugar_SelectedIndexChanged(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cbxLugar.SelectedIndexChanged</text:span></text:p>
      <text:p text:style-name="P27"><text:span text:style-name="T8"><text:s text:c="8"/></text:span><text:span text:style-name="T5">If</text:span><text:span text:style-name="T8"> cbxLugar.Text = campo </text:span><text:span text:style-name="T5">Then</text:span></text:p>
      <text:p text:style-name="P27"><text:span text:style-name="T8"><text:s text:c="12"/>gbxCria.Enabled = </text:span><text:span text:style-name="T5">True</text:span></text:p>
      <text:p text:style-name="P27"><text:span text:style-name="T8"><text:s text:c="8"/></text:span><text:span text:style-name="T5">Else</text:span></text:p>
      <text:p text:style-name="P27"><text:span text:style-name="T8"><text:s text:c="12"/>gbxCria.Enabled = </text:span><text:span text:style-name="T5">False</text:span></text:p>
      <text:p text:style-name="P27"><text:span text:style-name="T8"><text:s text:c="8"/></text:span><text:span text:style-name="T5">End</text:span><text:span text:style-name="T8"> </text:span><text:span text:style-name="T5">If</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cbxDivision_SelectedIndexChanged(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cbxDivision.SelectedIndexChanged</text:span></text:p>
      <text:p text:style-name="P27"><text:span text:style-name="T8"><text:s text:c="8"/></text:span><text:span text:style-name="T5">If</text:span><text:span text:style-name="T8"> cbxDivision.Text = vaca </text:span><text:span text:style-name="T5">Then</text:span></text:p>
      <text:p text:style-name="P25"><text:s text:c="12"/>cbxEtapa.Items.Add(preñada)</text:p>
      <text:p text:style-name="P25"><text:s text:c="12"/>cbxEtapa.Items.Add(lactancia)</text:p>
      <text:p text:style-name="P25"><text:s text:c="12"/>cbxEtapa.Items.Add(seca)</text:p>
      <text:p text:style-name="P27"><text:span text:style-name="T8"><text:s text:c="8"/></text:span><text:span text:style-name="T5">Else</text:span></text:p>
      <text:p text:style-name="P27"><text:span text:style-name="T8"><text:s text:c="12"/></text:span><text:span text:style-name="T5">Try</text:span></text:p>
      <text:p text:style-name="P25"><text:s text:c="16"/>cbxEtapa.Items.Remove(preñada)</text:p>
      <text:p text:style-name="P25"><text:s text:c="16"/>cbxEtapa.Items.Remove(lactancia)</text:p>
      <text:p text:style-name="P25"><text:s text:c="16"/>cbxEtapa.Items.Remove(seca)</text:p>
      <text:p text:style-name="P27"><text:span text:style-name="T8"><text:s text:c="12"/></text:span><text:span text:style-name="T5">Catch</text:span><text:span text:style-name="T8"> ex </text:span><text:span text:style-name="T5">As</text:span><text:span text:style-name="T8"> </text:span><text:span text:style-name="T11">Exception</text:span></text:p>
      <text:p text:style-name="P25"/>
      <text:p text:style-name="P27"><text:span text:style-name="T8"><text:s text:c="12"/></text:span><text:span text:style-name="T5">End</text:span><text:span text:style-name="T8"> </text:span><text:span text:style-name="T5">Try</text:span></text:p>
      <text:p text:style-name="P27"><text:span text:style-name="T8"><text:s text:c="8"/></text:span><text:span text:style-name="T5">End</text:span><text:span text:style-name="T8"> </text:span><text:span text:style-name="T5">If</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btnBuscarM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btnBuscarM.Click</text:span></text:p>
      <text:p text:style-name="P27"><text:span text:style-name="T8"><text:s text:c="8"/></text:span><text:span text:style-name="T5">Dim</text:span><text:span text:style-name="T8"> acum </text:span><text:span text:style-name="T5">As</text:span><text:span text:style-name="T8"> </text:span><text:span text:style-name="T5">Integer</text:span></text:p>
      <text:p text:style-name="P25"><text:s text:c="8"/>acum = 0</text:p>
      <text:p text:style-name="P25"><text:s text:c="8"/>acum = Validacion_numerica(tbxNumM.Text(), acum)</text:p>
      <text:p text:style-name="P25"><text:s text:c="8"/>acum = Validacion_largo(tbxNumM, acum)</text:p>
      <text:p text:style-name="P27"><text:span text:style-name="T8"><text:s text:c="8"/></text:span><text:span text:style-name="T5">If</text:span><text:span text:style-name="T8"> acum = 0 </text:span><text:span text:style-name="T5">Then</text:span></text:p>
      <text:p text:style-name="P27"><text:soft-page-break/><text:span text:style-name="T8"><text:s text:c="12"/>sql = </text:span><text:span text:style-name="T14">"Select m.num from macho m, tambo t, hay h where hnum="</text:span><text:span text:style-name="T8"> &amp; Val(tbxNum.Text) &amp; </text:span><text:span text:style-name="T14">" and t.serie=h.serie and m.num=h.num and t.serie= "</text:span><text:span text:style-name="T8"> &amp; Val(TSERIE)</text:span></text:p>
      <text:p text:style-name="P25"><text:s text:c="12"/>Open_sql()</text:p>
      <text:p text:style-name="P27"><text:span text:style-name="T8"><text:s text:c="12"/></text:span><text:span text:style-name="T5">If</text:span><text:span text:style-name="T8"> rs.RecordCount &lt;&gt; 0 </text:span><text:span text:style-name="T5">Then</text:span></text:p>
      <text:p text:style-name="P25"><text:s text:c="16"/>rs.Close()</text:p>
      <text:p text:style-name="P25"><text:s text:c="16"/>cbxSexoM.Text = macho</text:p>
      <text:p text:style-name="P27"><text:span text:style-name="T8"><text:s text:c="16"/>sql = </text:span><text:span text:style-name="T14">"SELECT raza from Animal where num="</text:span><text:span text:style-name="T8"> &amp; Val(tbxNumM.Text)</text:span></text:p>
      <text:p text:style-name="P25"><text:s text:c="16"/>Open_sql()</text:p>
      <text:p text:style-name="P25"><text:s text:c="16"/>cbxRazaH.Text = rs.value(0)</text:p>
      <text:p text:style-name="P25"><text:s text:c="16"/>rs.Close()</text:p>
      <text:p text:style-name="P27"><text:span text:style-name="T8"><text:s text:c="12"/></text:span><text:span text:style-name="T5">Else</text:span></text:p>
      <text:p text:style-name="P27"><text:span text:style-name="T8"><text:s text:c="16"/>MsgBox(</text:span><text:span text:style-name="T14">"Error :"</text:span><text:span text:style-name="T8"> + numero + </text:span><text:span text:style-name="T14">" "</text:span><text:span text:style-name="T8"> + animal, </text:span><text:span text:style-name="T14">"ERROR"</text:span><text:span text:style-name="T8">)</text:span></text:p>
      <text:p text:style-name="P27"><text:span text:style-name="T8"><text:s text:c="12"/></text:span><text:span text:style-name="T5">End</text:span><text:span text:style-name="T8"> </text:span><text:span text:style-name="T5">If</text:span></text:p>
      <text:p text:style-name="P27"><text:span text:style-name="T8"><text:s text:c="8"/></text:span><text:span text:style-name="T5">Else</text:span></text:p>
      <text:p text:style-name="P27"><text:span text:style-name="T8"><text:s text:c="12"/>MsgBox(</text:span><text:span text:style-name="T14">"Error :"</text:span><text:span text:style-name="T8"> + numero + </text:span><text:span text:style-name="T14">" "</text:span><text:span text:style-name="T8"> + animal, </text:span><text:span text:style-name="T11">MsgBoxStyle</text:span><text:span text:style-name="T8">.OkOnly, </text:span><text:span text:style-name="T14">"ERROR"</text:span><text:span text:style-name="T8">)</text:span></text:p>
      <text:p text:style-name="P27"><text:span text:style-name="T8"><text:s text:c="8"/></text:span><text:span text:style-name="T5">End</text:span><text:span text:style-name="T8"> </text:span><text:span text:style-name="T5">If</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btnBuscarH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btnBuscarH.Click</text:span></text:p>
      <text:p text:style-name="P27"><text:span text:style-name="T8"><text:s text:c="8"/></text:span><text:span text:style-name="T5">Dim</text:span><text:span text:style-name="T8"> acum </text:span><text:span text:style-name="T5">As</text:span><text:span text:style-name="T8"> </text:span><text:span text:style-name="T5">Integer</text:span></text:p>
      <text:p text:style-name="P25"><text:s text:c="8"/>acum = 0</text:p>
      <text:p text:style-name="P25"><text:s text:c="8"/>acum = Validacion_numerica(tbxNum.Text(), acum)</text:p>
      <text:p text:style-name="P25"><text:s text:c="8"/>acum = Validacion_largo(tbxNum, acum)</text:p>
      <text:p text:style-name="P27"><text:span text:style-name="T8"><text:s text:c="8"/></text:span><text:span text:style-name="T5">If</text:span><text:span text:style-name="T8"> acum = 0 </text:span><text:span text:style-name="T5">Then</text:span></text:p>
      <text:p text:style-name="P25"/>
      <text:p text:style-name="P27"><text:span text:style-name="T8"><text:s text:c="12"/>sql = </text:span><text:span text:style-name="T14">"Select he.num from hembra he, tambo t, hay h where hnum="</text:span><text:span text:style-name="T8"> &amp; Val(tbxNum.Text) &amp; </text:span><text:span text:style-name="T14">" and t.serie=h.serie and he.num=h.num and t.serie= "</text:span><text:span text:style-name="T8"> &amp; Val(TSERIE)</text:span></text:p>
      <text:p text:style-name="P25"><text:s text:c="12"/>Open_sql()</text:p>
      <text:p text:style-name="P27"><text:span text:style-name="T8"><text:s text:c="12"/></text:span><text:span text:style-name="T5">If</text:span><text:span text:style-name="T8"> rs.RecordCount &lt;&gt; 0 </text:span><text:span text:style-name="T5">Then</text:span></text:p>
      <text:p text:style-name="P25"><text:s text:c="16"/>rs.Close()</text:p>
      <text:p text:style-name="P25"><text:s text:c="16"/>cbxSexoH.Text = hembra</text:p>
      <text:p text:style-name="P27"><text:span text:style-name="T8"><text:s text:c="16"/>sql = </text:span><text:span text:style-name="T14">"SELECT raza from Animal a, tambo t, hay h where num="</text:span><text:span text:style-name="T8"> &amp; Val(tbxNumM.Text)</text:span></text:p>
      <text:p text:style-name="P25"><text:s text:c="16"/>Open_sql()</text:p>
      <text:p text:style-name="P25"><text:s text:c="16"/>cbxRazaH.Text = rs.value(0)</text:p>
      <text:p text:style-name="P25"><text:s text:c="16"/>rs.Close()</text:p>
      <text:p text:style-name="P27"><text:span text:style-name="T8"><text:s text:c="12"/></text:span><text:span text:style-name="T5">Else</text:span></text:p>
      <text:p text:style-name="P27"><text:span text:style-name="T8"><text:s text:c="16"/>MsgBox(</text:span><text:span text:style-name="T14">"Error :"</text:span><text:span text:style-name="T8"> + numero + </text:span><text:span text:style-name="T14">" "</text:span><text:span text:style-name="T8"> + animal, </text:span><text:span text:style-name="T11">MsgBoxStyle</text:span><text:span text:style-name="T8">.OkOnly, </text:span><text:soft-page-break/><text:span text:style-name="T14">"ERROR"</text:span><text:span text:style-name="T8">)</text:span></text:p>
      <text:p text:style-name="P27"><text:span text:style-name="T8"><text:s text:c="12"/></text:span><text:span text:style-name="T5">End</text:span><text:span text:style-name="T8"> </text:span><text:span text:style-name="T5">If</text:span></text:p>
      <text:p text:style-name="P27"><text:span text:style-name="T8"><text:s text:c="8"/></text:span><text:span text:style-name="T5">Else</text:span></text:p>
      <text:p text:style-name="P27"><text:span text:style-name="T8"><text:s text:c="12"/>MsgBox(</text:span><text:span text:style-name="T14">"Error :"</text:span><text:span text:style-name="T8"> + numero + </text:span><text:span text:style-name="T14">" "</text:span><text:span text:style-name="T8"> + animal, </text:span><text:span text:style-name="T11">MsgBoxStyle</text:span><text:span text:style-name="T8">.OkOnly, </text:span><text:span text:style-name="T14">"ERROR"</text:span><text:span text:style-name="T8">)</text:span></text:p>
      <text:p text:style-name="P25"/>
      <text:p text:style-name="P27"><text:span text:style-name="T8"><text:s text:c="8"/></text:span><text:span text:style-name="T5">End</text:span><text:span text:style-name="T8"> </text:span><text:span text:style-name="T5">If</text:span></text:p>
      <text:p text:style-name="P27"><text:span text:style-name="T8"><text:s text:c="4"/></text:span><text:span text:style-name="T5">End</text:span><text:span text:style-name="T8"> </text:span><text:span text:style-name="T5">Sub</text:span></text:p>
      <text:p text:style-name="P27"><text:span text:style-name="T8"><text:s text:c="4"/></text:span><text:span text:style-name="T5">Private</text:span><text:span text:style-name="T8"> </text:span><text:span text:style-name="T5">Sub</text:span><text:span text:style-name="T8"> btnEtapa_Mod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btnEtapa_Mod.Click</text:span></text:p>
      <text:p text:style-name="P27"><text:span text:style-name="T8"><text:s text:c="8"/>sql = </text:span><text:span text:style-name="T14">"update estado set fecha_inicio='"</text:span><text:span text:style-name="T8"> &amp; dtpInicio.Text &amp; </text:span><text:span text:style-name="T14">"' <text:s/>where num="</text:span><text:span text:style-name="T8"> &amp; tbxNum.Text</text:span></text:p>
      <text:p text:style-name="P25"><text:s text:c="8"/>execute_sql()</text:p>
      <text:p text:style-name="P27"><text:span text:style-name="T8"><text:s text:c="8"/>sql = </text:span><text:span text:style-name="T14">"update estado set fecha_fin='"</text:span><text:span text:style-name="T8"> &amp; dtpFin.Text &amp; </text:span><text:span text:style-name="T14">"' <text:s/>where num="</text:span><text:span text:style-name="T8"> &amp; tbxNum.Text</text:span></text:p>
      <text:p text:style-name="P25"><text:s text:c="8"/>execute_sql()</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btnEtapa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btnEtapa_add.Click</text:span></text:p>
      <text:p text:style-name="P27"><text:span text:style-name="T8"><text:s text:c="8"/>sql = </text:span><text:span text:style-name="T14">"insert into estado e, pasa p where num_animal='"</text:span><text:span text:style-name="T8"> &amp; tbxNum.Text &amp; </text:span><text:span text:style-name="T14">"' and e.num= t.num"</text:span></text:p>
      <text:p text:style-name="P27"><text:span text:style-name="T8"><text:s text:c="8"/></text:span><text:span text:style-name="T5">Try</text:span></text:p>
      <text:p text:style-name="P25"><text:s text:c="12"/>CN.Execute(sql)</text:p>
      <text:p text:style-name="P27"><text:span text:style-name="T8"><text:s text:c="8"/></text:span><text:span text:style-name="T5">Catch</text:span><text:span text:style-name="T8"> ex </text:span><text:span text:style-name="T5">As</text:span><text:span text:style-name="T8"> </text:span><text:span text:style-name="T11">Exception</text:span></text:p>
      <text:p text:style-name="P27"><text:span text:style-name="T8"><text:s text:c="12"/>MsgBox(</text:span><text:span text:style-name="T14">"Error al eliminar telefonos"</text:span><text:span text:style-name="T8">)</text:span></text:p>
      <text:p text:style-name="P27"><text:span text:style-name="T8"><text:s text:c="12"/></text:span><text:span text:style-name="T5">Exit Sub</text:span></text:p>
      <text:p text:style-name="P27"><text:span text:style-name="T8"><text:s text:c="8"/></text:span><text:span text:style-name="T5">End</text:span><text:span text:style-name="T8"> </text:span><text:span text:style-name="T5">Try</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btnOpcion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btnOpcion.Click</text:span></text:p>
      <text:p text:style-name="P27"><text:span text:style-name="T8"><text:s text:c="8"/></text:span><text:span text:style-name="T5">Select</text:span><text:span text:style-name="T8"> </text:span><text:span text:style-name="T5">Case</text:span><text:span text:style-name="T8"> btnOpcion.Text</text:span></text:p>
      <text:p text:style-name="P27"><text:span text:style-name="T8"><text:s text:c="12"/></text:span><text:span text:style-name="T5">Case</text:span><text:span text:style-name="T8"> ingresar</text:span></text:p>
      <text:p text:style-name="P27"><text:span text:style-name="T8"><text:s text:c="16"/>sql = </text:span><text:span text:style-name="T14">"INSERT into Animal(numero, nacimiento, lugar, raza, progenitor_macho, progenitor_hembra, activo) values ("</text:span><text:span text:style-name="T8"> &amp; Val(tbxNum.Text) &amp; </text:span><text:span text:style-name="T14">",'"</text:span><text:span text:style-name="T8"> &amp; dtpNacimiento.Text &amp; _</text:span></text:p>
      <text:p text:style-name="P27"><text:span text:style-name="T8"><text:s text:c="20"/></text:span><text:span text:style-name="T14">"', '"</text:span><text:span text:style-name="T8"> &amp; cbxLugar.Text &amp; </text:span><text:span text:style-name="T14">"', '"</text:span><text:span text:style-name="T8"> &amp; cbxRaza.Text &amp; </text:span><text:span text:style-name="T14">"', "</text:span><text:span text:style-name="T8"> &amp; Val(tbxNumM.Text) &amp; </text:span><text:span text:style-name="T14">", "</text:span><text:span text:style-name="T8"> &amp; Val(tbxNumH.Text) &amp; </text:span><text:span text:style-name="T14">", 'Activo')"</text:span></text:p>
      <text:p text:style-name="P25"><text:s text:c="16"/>execute_sql()</text:p>
      <text:p text:style-name="P27"><text:span text:style-name="T8"><text:s text:c="16"/></text:span><text:span text:style-name="T5">If</text:span><text:span text:style-name="T8"> cbxDivision.Text = ternera </text:span><text:span text:style-name="T5">Or</text:span><text:span text:style-name="T8"> cbxDivision.Text = ternero </text:span><text:span text:style-name="T5">Then</text:span></text:p>
      <text:p text:style-name="P27"><text:span text:style-name="T8"><text:s text:c="20"/>sql = </text:span><text:span text:style-name="T14">"INSERT into cria(numero) values ("</text:span><text:span text:style-name="T8"> &amp; Val(tbxNum.Text) &amp; </text:span><text:span text:style-name="T14">")"</text:span></text:p>
      <text:p text:style-name="P27"><text:soft-page-break/><text:span text:style-name="T8"><text:s text:c="16"/></text:span><text:span text:style-name="T5">Else</text:span></text:p>
      <text:p text:style-name="P27"><text:span text:style-name="T8"><text:s text:c="20"/></text:span><text:span text:style-name="T5">If</text:span><text:span text:style-name="T8"> cbxSexo.Text = macho </text:span><text:span text:style-name="T5">Then</text:span></text:p>
      <text:p text:style-name="P27"><text:span text:style-name="T8"><text:s text:c="24"/></text:span><text:span text:style-name="T5">If</text:span><text:span text:style-name="T8"> cbxDivision.Text = novillo </text:span><text:span text:style-name="T5">Then</text:span></text:p>
      <text:p text:style-name="P27"><text:span text:style-name="T8"><text:s text:c="28"/>sql = </text:span><text:span text:style-name="T14">"INSERT into Mancho(numero, castrado) values ("</text:span><text:span text:style-name="T8"> &amp; Val(tbxNum.Text) &amp; </text:span><text:span text:style-name="T14">", 1)"</text:span></text:p>
      <text:p text:style-name="P27"><text:span text:style-name="T8"><text:s text:c="24"/></text:span><text:span text:style-name="T5">ElseIf</text:span><text:span text:style-name="T8"> cbxDivision.Text = toro </text:span><text:span text:style-name="T5">Then</text:span></text:p>
      <text:p text:style-name="P27"><text:span text:style-name="T8"><text:s text:c="28"/>sql = </text:span><text:span text:style-name="T14">"INSERT into Mancho(numero, castrado) values ("</text:span><text:span text:style-name="T8"> &amp; Val(tbxNum.Text) &amp; </text:span><text:span text:style-name="T14">", 0)"</text:span></text:p>
      <text:p text:style-name="P27"><text:span text:style-name="T8"><text:s text:c="24"/></text:span><text:span text:style-name="T5">End</text:span><text:span text:style-name="T8"> </text:span><text:span text:style-name="T5">If</text:span></text:p>
      <text:p text:style-name="P27"><text:span text:style-name="T8"><text:s text:c="20"/></text:span><text:span text:style-name="T5">Else</text:span></text:p>
      <text:p text:style-name="P27"><text:span text:style-name="T8"><text:s text:c="24"/>sql = </text:span><text:span text:style-name="T14">"INSERT into Hembra(numero) values ("</text:span><text:span text:style-name="T8"> &amp; Val(tbxNum.Text) &amp; </text:span><text:span text:style-name="T14">")"</text:span></text:p>
      <text:p text:style-name="P27"><text:span text:style-name="T8"><text:s text:c="20"/></text:span><text:span text:style-name="T5">End</text:span><text:span text:style-name="T8"> </text:span><text:span text:style-name="T5">If</text:span></text:p>
      <text:p text:style-name="P27"><text:span text:style-name="T8"><text:s text:c="16"/></text:span><text:span text:style-name="T5">End</text:span><text:span text:style-name="T8"> </text:span><text:span text:style-name="T5">If</text:span></text:p>
      <text:p text:style-name="P25"><text:s text:c="16"/>execute_sql()</text:p>
      <text:p text:style-name="P27"><text:span text:style-name="T8"><text:s text:c="16"/>sql = </text:span><text:span text:style-name="T14">"insert into hay(num_animal, serie) values ("</text:span><text:span text:style-name="T8"> &amp; Val(tbxNum.Text) &amp; </text:span><text:span text:style-name="T14">", "</text:span><text:span text:style-name="T8"> &amp; Val(TSERIE) &amp; </text:span><text:span text:style-name="T14">""</text:span></text:p>
      <text:p text:style-name="P25"><text:s text:c="16"/>execute_sql()</text:p>
      <text:p text:style-name="P25"/>
      <text:p text:style-name="P27"><text:span text:style-name="T8"><text:s text:c="12"/></text:span><text:span text:style-name="T5">Case</text:span><text:span text:style-name="T8"> modificar</text:span></text:p>
      <text:p text:style-name="P27"><text:span text:style-name="T8"><text:s text:c="20"/></text:span><text:span text:style-name="T5">Dim</text:span><text:span text:style-name="T8"> Modifi_Now(8) </text:span><text:span text:style-name="T5">As</text:span><text:span text:style-name="T8"> </text:span><text:span text:style-name="T5">String</text:span></text:p>
      <text:p text:style-name="P25"><text:s text:c="20"/>Modifi_Now(0) = cbxSexo.Text</text:p>
      <text:p text:style-name="P25"><text:s text:c="20"/>Modifi_Now(1) = dtpNacimiento.Text</text:p>
      <text:p text:style-name="P25"><text:s text:c="20"/>Modifi_Now(2) = cbxLugar.Text</text:p>
      <text:p text:style-name="P25"><text:s text:c="20"/>Modifi_Now(3) = cbxRaza.Text</text:p>
      <text:p text:style-name="P25"><text:s text:c="20"/>Modifi_Now(4) = cbxDivision.Text</text:p>
      <text:p text:style-name="P25"><text:s text:c="20"/>Modifi_Now(5) = tbxNumM.Text</text:p>
      <text:p text:style-name="P25"><text:s text:c="20"/>Modifi_Now(6) = tbxNumH.Text</text:p>
      <text:p text:style-name="P25"><text:s text:c="20"/>Modifi_Now(7) = dtprecriaida.Text</text:p>
      <text:p text:style-name="P25"><text:s text:c="20"/>Modifi_Now(8) = dtprecriavuelta.Text</text:p>
      <text:p text:style-name="P27"><text:span text:style-name="T8"><text:s text:c="20"/></text:span><text:span text:style-name="T5">Dim</text:span><text:span text:style-name="T8"> i </text:span><text:span text:style-name="T5">As</text:span><text:span text:style-name="T8"> </text:span><text:span text:style-name="T5">Integer</text:span><text:span text:style-name="T8"> = 0</text:span></text:p>
      <text:p text:style-name="P27"><text:span text:style-name="T8"><text:s text:c="20"/></text:span><text:span text:style-name="T5">While</text:span><text:span text:style-name="T8"> i &lt;= 8</text:span></text:p>
      <text:p text:style-name="P27"><text:span text:style-name="T8"><text:s text:c="24"/></text:span><text:span text:style-name="T5">If</text:span><text:span text:style-name="T8"> Modifi(i) &lt;&gt; Modifi_Now(i) </text:span><text:span text:style-name="T5">Then</text:span></text:p>
      <text:p text:style-name="P27"><text:span text:style-name="T8"><text:s text:c="28"/></text:span><text:span text:style-name="T5">Select</text:span><text:span text:style-name="T8"> </text:span><text:span text:style-name="T5">Case</text:span><text:span text:style-name="T8"> i</text:span></text:p>
      <text:p text:style-name="P27"><text:span text:style-name="T8"><text:s text:c="32"/></text:span><text:span text:style-name="T5">Case</text:span><text:span text:style-name="T8"> 0</text:span></text:p>
      <text:p text:style-name="P27"><text:span text:style-name="T8"><text:s text:c="32"/></text:span><text:span text:style-name="T5">If</text:span><text:span text:style-name="T8"> Modifi(i) = hembra </text:span><text:span text:style-name="T5">Then</text:span></text:p>
      <text:p text:style-name="P27"><text:span text:style-name="T8"><text:s text:c="36"/>sql = </text:span><text:span text:style-name="T14">"delete from hembra where num="</text:span><text:span text:style-name="T8"> &amp; Val(tbxNum.Text)</text:span></text:p>
      <text:p text:style-name="P25"><text:s text:c="36"/>execute_sql()</text:p>
      <text:p text:style-name="P27"><text:span text:style-name="T8"><text:s text:c="36"/></text:span><text:span text:style-name="T5">If</text:span><text:span text:style-name="T8"> cbxDivision.Text = novillo </text:span><text:span text:style-name="T5">Then</text:span></text:p>
      <text:p text:style-name="P27"><text:span text:style-name="T8"><text:s text:c="40"/>sql = </text:span><text:span text:style-name="T14">"insert into macho(numero, castrado) values ("</text:span><text:span text:style-name="T8"> &amp; tbxNum.Text &amp; </text:span><text:span text:style-name="T14">", 1)"</text:span></text:p>
      <text:p text:style-name="P27"><text:soft-page-break/><text:span text:style-name="T8"><text:s text:c="36"/></text:span><text:span text:style-name="T5">ElseIf</text:span><text:span text:style-name="T8"> cbxDivision.Text = toro </text:span><text:span text:style-name="T5">Then</text:span></text:p>
      <text:p text:style-name="P27"><text:span text:style-name="T8"><text:s text:c="40"/>sql = </text:span><text:span text:style-name="T14">"insert into macho(numero, castrado) values ("</text:span><text:span text:style-name="T8"> &amp; tbxNum.Text &amp; </text:span><text:span text:style-name="T14">", 0)"</text:span></text:p>
      <text:p text:style-name="P27"><text:span text:style-name="T8"><text:s text:c="36"/></text:span><text:span text:style-name="T5">Else</text:span></text:p>
      <text:p text:style-name="P27"><text:span text:style-name="T8"><text:s text:c="40"/>sql = </text:span><text:span text:style-name="T14">"insert into cria(numero) values ("</text:span><text:span text:style-name="T8"> &amp; tbxNum.Text &amp; </text:span><text:span text:style-name="T14">")"</text:span></text:p>
      <text:p text:style-name="P27"><text:span text:style-name="T8"><text:s text:c="36"/></text:span><text:span text:style-name="T5">End</text:span><text:span text:style-name="T8"> </text:span><text:span text:style-name="T5">If</text:span></text:p>
      <text:p text:style-name="P25"><text:s text:c="36"/>execute_sql()</text:p>
      <text:p text:style-name="P27"><text:span text:style-name="T8"><text:s text:c="32"/></text:span><text:span text:style-name="T5">Else</text:span></text:p>
      <text:p text:style-name="P27"><text:span text:style-name="T8"><text:s text:c="36"/>sql = </text:span><text:span text:style-name="T14">" delete from macho where num="</text:span><text:span text:style-name="T8"> &amp; Val(tbxNum.Text)</text:span></text:p>
      <text:p text:style-name="P25"><text:s text:c="36"/>execute_sql()</text:p>
      <text:p text:style-name="P27"><text:span text:style-name="T8"><text:s text:c="36"/></text:span><text:span text:style-name="T5">If</text:span><text:span text:style-name="T8"> cbxDivision.Text = vaquillona </text:span><text:span text:style-name="T5">Then</text:span></text:p>
      <text:p text:style-name="P27"><text:span text:style-name="T8"><text:s text:c="40"/>sql = </text:span><text:span text:style-name="T14">"insert into hembra(numero values ("</text:span><text:span text:style-name="T8"> &amp; tbxNum.Text &amp; </text:span><text:span text:style-name="T14">")"</text:span></text:p>
      <text:p text:style-name="P27"><text:span text:style-name="T8"><text:s text:c="36"/></text:span><text:span text:style-name="T5">ElseIf</text:span><text:span text:style-name="T8"> cbxDivision.Text = vaca </text:span><text:span text:style-name="T5">Then</text:span></text:p>
      <text:p text:style-name="P27"><text:span text:style-name="T8"><text:s text:c="40"/>sql = </text:span><text:span text:style-name="T14">"insert into hembra(numero) values ("</text:span><text:span text:style-name="T8"> &amp; tbxNum.Text &amp; </text:span><text:span text:style-name="T14">")"</text:span></text:p>
      <text:p text:style-name="P25"><text:s text:c="40"/>execute_sql()</text:p>
      <text:p text:style-name="P25"><text:s text:c="40"/>cbxEtapa.Text = preñada</text:p>
      <text:p text:style-name="P27"><text:span text:style-name="T8"><text:s text:c="40"/>sql = </text:span><text:span text:style-name="T14">"insert into pasa(numero_animal, fecha_inicial, fecha_final) values ("</text:span><text:span text:style-name="T8"> &amp; tbxNum.Text &amp; </text:span><text:span text:style-name="T14">", '"</text:span><text:span text:style-name="T8"> &amp; Today &amp; </text:span><text:span text:style-name="T14">"','"</text:span><text:span text:style-name="T8"> &amp; Today &amp; </text:span><text:span text:style-name="T14">"')"</text:span></text:p>
      <text:p text:style-name="P27"><text:span text:style-name="T8"><text:s text:c="36"/></text:span><text:span text:style-name="T5">Else</text:span></text:p>
      <text:p text:style-name="P27"><text:span text:style-name="T8"><text:s text:c="40"/>sql = </text:span><text:span text:style-name="T14">"insert into cria(numero) values ("</text:span><text:span text:style-name="T8"> &amp; tbxNum.Text &amp; </text:span><text:span text:style-name="T14">")"</text:span></text:p>
      <text:p text:style-name="P27"><text:span text:style-name="T8"><text:s text:c="36"/></text:span><text:span text:style-name="T5">End</text:span><text:span text:style-name="T8"> </text:span><text:span text:style-name="T5">If</text:span></text:p>
      <text:p text:style-name="P25"><text:s text:c="36"/>execute_sql()</text:p>
      <text:p text:style-name="P27"><text:span text:style-name="T8"><text:s text:c="32"/></text:span><text:span text:style-name="T5">End</text:span><text:span text:style-name="T8"> </text:span><text:span text:style-name="T5">If</text:span></text:p>
      <text:p text:style-name="P27"><text:span text:style-name="T8"><text:s text:c="28"/></text:span><text:span text:style-name="T5">Case</text:span><text:span text:style-name="T8"> 1</text:span></text:p>
      <text:p text:style-name="P27"><text:span text:style-name="T8"><text:s text:c="32"/>sql = </text:span><text:span text:style-name="T14">"update animal set nacimiento='"</text:span><text:span text:style-name="T8"> &amp; dtpNacimiento.Text &amp; </text:span><text:span text:style-name="T14">"' <text:s/>where num="</text:span><text:span text:style-name="T8"> &amp; tbxNum.Text</text:span></text:p>
      <text:p text:style-name="P27"><text:span text:style-name="T8"><text:s text:c="28"/></text:span><text:span text:style-name="T5">Case</text:span><text:span text:style-name="T8"> 2</text:span></text:p>
      <text:p text:style-name="P27"><text:span text:style-name="T8"><text:s text:c="32"/>sql = </text:span><text:span text:style-name="T14">"update animal set lugar='"</text:span><text:span text:style-name="T8"> &amp; cbxLugar.Text &amp; </text:span><text:span text:style-name="T14">"' <text:s/>where num="</text:span><text:span text:style-name="T8"> &amp; tbxNum.Text</text:span></text:p>
      <text:p text:style-name="P27"><text:span text:style-name="T8"><text:s text:c="28"/></text:span><text:span text:style-name="T5">Case</text:span><text:span text:style-name="T8"> 3</text:span></text:p>
      <text:p text:style-name="P27"><text:span text:style-name="T8"><text:s text:c="32"/>sql = </text:span><text:span text:style-name="T14">"update animal set raza='"</text:span><text:span text:style-name="T8"> &amp; cbxRaza.Text &amp; </text:span><text:span text:style-name="T14">"' <text:s/>where num="</text:span><text:span text:style-name="T8"> &amp; tbxNum.Text</text:span></text:p>
      <text:p text:style-name="P27"><text:span text:style-name="T8"><text:s text:c="28"/></text:span><text:span text:style-name="T5">Case</text:span><text:span text:style-name="T8"> 4</text:span></text:p>
      <text:p text:style-name="P27"><text:span text:style-name="T8"><text:s text:c="32"/></text:span><text:span text:style-name="T5">If</text:span><text:span text:style-name="T8"> cbxDivision.Text = novillo </text:span><text:span text:style-name="T5">Then</text:span></text:p>
      <text:p text:style-name="P27"><text:span text:style-name="T8"><text:s text:c="36"/>sql = </text:span><text:span text:style-name="T14">"insert into macho(numero, castrado) values ("</text:span><text:span text:style-name="T8"> &amp; tbxNum.Text &amp; </text:span><text:span text:style-name="T14">", 1)"</text:span></text:p>
      <text:p text:style-name="P27"><text:span text:style-name="T8"><text:s text:c="32"/></text:span><text:span text:style-name="T5">ElseIf</text:span><text:span text:style-name="T8"> cbxDivision.Text = toro </text:span><text:span text:style-name="T5">Then</text:span></text:p>
      <text:p text:style-name="P27"><text:soft-page-break/><text:span text:style-name="T8"><text:s text:c="36"/>sql = </text:span><text:span text:style-name="T14">"insert into macho(numero, castrado) values ("</text:span><text:span text:style-name="T8"> &amp; tbxNum.Text &amp; </text:span><text:span text:style-name="T14">", 0)"</text:span></text:p>
      <text:p text:style-name="P27"><text:span text:style-name="T8"><text:s text:c="32"/></text:span><text:span text:style-name="T5">ElseIf</text:span><text:span text:style-name="T8"> cbxDivision.Text = vaquillona </text:span><text:span text:style-name="T5">Then</text:span></text:p>
      <text:p text:style-name="P27"><text:span text:style-name="T8"><text:s text:c="36"/>sql = </text:span><text:span text:style-name="T14">"insert into hembra(numero values ("</text:span><text:span text:style-name="T8"> &amp; tbxNum.Text &amp; </text:span><text:span text:style-name="T14">")"</text:span></text:p>
      <text:p text:style-name="P27"><text:span text:style-name="T8"><text:s text:c="32"/></text:span><text:span text:style-name="T5">ElseIf</text:span><text:span text:style-name="T8"> cbxDivision.Text = vaca </text:span><text:span text:style-name="T5">Then</text:span></text:p>
      <text:p text:style-name="P27"><text:span text:style-name="T8"><text:s text:c="36"/>sql = </text:span><text:span text:style-name="T14">"insert into hembra(numero) values ("</text:span><text:span text:style-name="T8"> &amp; tbxNum.Text &amp; </text:span><text:span text:style-name="T14">")"</text:span></text:p>
      <text:p text:style-name="P25"><text:s text:c="36"/>execute_sql()</text:p>
      <text:p text:style-name="P25"><text:s text:c="36"/>cbxEtapa.Text = preñada</text:p>
      <text:p text:style-name="P27"><text:span text:style-name="T8"><text:s text:c="36"/>sql = </text:span><text:span text:style-name="T14">"insert into pasa(numero_animal, fecha_inicial, fecha_final) values ("</text:span><text:span text:style-name="T8"> &amp; tbxNum.Text &amp; </text:span><text:span text:style-name="T14">", '"</text:span><text:span text:style-name="T8"> &amp; Today &amp; </text:span><text:span text:style-name="T14">"','"</text:span><text:span text:style-name="T8"> &amp; Today &amp; </text:span><text:span text:style-name="T14">"')"</text:span></text:p>
      <text:p text:style-name="P27"><text:span text:style-name="T8"><text:s text:c="32"/></text:span><text:span text:style-name="T5">Else</text:span></text:p>
      <text:p text:style-name="P27"><text:span text:style-name="T8"><text:s text:c="36"/>sql = </text:span><text:span text:style-name="T14">"insert into cria(numero) values ("</text:span><text:span text:style-name="T8"> &amp; tbxNum.Text &amp; </text:span><text:span text:style-name="T14">")"</text:span></text:p>
      <text:p text:style-name="P27"><text:span text:style-name="T8"><text:s text:c="32"/></text:span><text:span text:style-name="T5">End</text:span><text:span text:style-name="T8"> </text:span><text:span text:style-name="T5">If</text:span></text:p>
      <text:p text:style-name="P25"><text:s text:c="32"/>execute_sql()</text:p>
      <text:p text:style-name="P27"><text:span text:style-name="T8"><text:s text:c="28"/></text:span><text:span text:style-name="T5">Case</text:span><text:span text:style-name="T8"> 5</text:span></text:p>
      <text:p text:style-name="P27"><text:span text:style-name="T8"><text:s text:c="32"/>sql = </text:span><text:span text:style-name="T14">"update animal set progenitor_macho='"</text:span><text:span text:style-name="T8"> &amp; tbxNumM.Text &amp; </text:span><text:span text:style-name="T14">"' <text:s/>where num="</text:span><text:span text:style-name="T8"> &amp; tbxNum.Text</text:span></text:p>
      <text:p text:style-name="P27"><text:span text:style-name="T8"><text:s text:c="28"/></text:span><text:span text:style-name="T5">Case</text:span><text:span text:style-name="T8"> 6</text:span></text:p>
      <text:p text:style-name="P27"><text:span text:style-name="T8"><text:s text:c="32"/>sql = </text:span><text:span text:style-name="T14">"update animal set progenitor_hembra='"</text:span><text:span text:style-name="T8"> &amp; tbxNumH.Text &amp; </text:span><text:span text:style-name="T14">"' <text:s/>where num="</text:span><text:span text:style-name="T8"> &amp; tbxNum.Text</text:span></text:p>
      <text:p text:style-name="P27"><text:span text:style-name="T8"><text:s text:c="28"/></text:span><text:span text:style-name="T5">Case</text:span><text:span text:style-name="T8"> 7</text:span></text:p>
      <text:p text:style-name="P27"><text:span text:style-name="T8"><text:s text:c="32"/>sql = </text:span><text:span text:style-name="T14">"update va set fecha_ida='"</text:span><text:span text:style-name="T8"> &amp; dtprecriaida.Text &amp; </text:span><text:span text:style-name="T14">"' <text:s/>where num="</text:span><text:span text:style-name="T8"> &amp; tbxNum.Text</text:span></text:p>
      <text:p text:style-name="P27"><text:span text:style-name="T8"><text:s text:c="28"/></text:span><text:span text:style-name="T5">Case</text:span><text:span text:style-name="T8"> 8</text:span></text:p>
      <text:p text:style-name="P27"><text:span text:style-name="T8"><text:s text:c="32"/></text:span><text:span text:style-name="T5">If</text:span><text:span text:style-name="T8"> cbxSexo.Text = macho </text:span><text:span text:style-name="T5">Then</text:span></text:p>
      <text:p text:style-name="P27"><text:span text:style-name="T8"><text:s text:c="36"/>sql = </text:span><text:span text:style-name="T14">"update retorna set fecha_vuelta='"</text:span><text:span text:style-name="T8"> &amp; dtprecriavuelta.Text &amp; </text:span><text:span text:style-name="T14">"' <text:s/>where num="</text:span><text:span text:style-name="T8"> &amp; tbxNum.Text</text:span></text:p>
      <text:p text:style-name="P27"><text:span text:style-name="T8"><text:s text:c="32"/></text:span><text:span text:style-name="T5">Else</text:span></text:p>
      <text:p text:style-name="P27"><text:span text:style-name="T8"><text:s text:c="36"/>sql = </text:span><text:span text:style-name="T14">"update vuelve set fecha_vuelta='"</text:span><text:span text:style-name="T8"> &amp; dtprecriavuelta.Text &amp; </text:span><text:span text:style-name="T14">"' <text:s/>where num="</text:span><text:span text:style-name="T8"> &amp; tbxNum.Text</text:span></text:p>
      <text:p text:style-name="P27"><text:span text:style-name="T8"><text:s text:c="32"/></text:span><text:span text:style-name="T5">End</text:span><text:span text:style-name="T8"> </text:span><text:span text:style-name="T5">If</text:span></text:p>
      <text:p text:style-name="P27"><text:span text:style-name="T8"><text:s text:c="24"/></text:span><text:span text:style-name="T5">End</text:span><text:span text:style-name="T8"> </text:span><text:span text:style-name="T5">Select</text:span></text:p>
      <text:p text:style-name="P25"><text:s text:c="28"/>execute_sql()</text:p>
      <text:p text:style-name="P27"><text:span text:style-name="T8"><text:s text:c="24"/></text:span><text:span text:style-name="T5">End</text:span><text:span text:style-name="T8"> </text:span><text:span text:style-name="T5">If</text:span></text:p>
      <text:p text:style-name="P25"><text:s text:c="24"/>i = i + 1</text:p>
      <text:p text:style-name="P27"><text:span text:style-name="T8"><text:s text:c="20"/></text:span><text:span text:style-name="T5">End</text:span><text:span text:style-name="T8"> </text:span><text:span text:style-name="T5">While</text:span></text:p>
      <text:p text:style-name="P25"/>
      <text:p text:style-name="P27"><text:span text:style-name="T8"><text:s text:c="12"/></text:span><text:span text:style-name="T5">Case</text:span><text:span text:style-name="T8"> eliminar</text:span></text:p>
      <text:p text:style-name="P27"><text:span text:style-name="T8"><text:s text:c="16"/>sql = </text:span><text:span text:style-name="T14">"update animal set activo=0 where num="</text:span><text:span text:style-name="T8"> &amp; tbxNum.Text</text:span></text:p>
      <text:p text:style-name="P27"><text:soft-page-break/><text:span text:style-name="T8"><text:s text:c="8"/></text:span><text:span text:style-name="T5">End</text:span><text:span text:style-name="T8"> </text:span><text:span text:style-name="T5">Select</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Consulta_Animal()</text:span></text:p>
      <text:p text:style-name="P27"><text:span text:style-name="T8"><text:s text:c="8"/>sql = </text:span><text:span text:style-name="T14">"Select raza from animal where num="</text:span><text:span text:style-name="T8"> &amp; Val(tbxNum.Text)</text:span></text:p>
      <text:p text:style-name="P25"><text:s text:c="8"/>Open_sql()</text:p>
      <text:p text:style-name="P25"><text:s text:c="8"/>cbxRaza.Text = rs(0).Value</text:p>
      <text:p text:style-name="P25"><text:s text:c="8"/>rs.Close()</text:p>
      <text:p text:style-name="P27"><text:span text:style-name="T8"><text:s text:c="8"/>sql = </text:span><text:span text:style-name="T14">"Select lugar from animal where num="</text:span><text:span text:style-name="T8"> &amp; Val(tbxNum.Text)</text:span></text:p>
      <text:p text:style-name="P25"><text:s text:c="8"/>Open_sql()</text:p>
      <text:p text:style-name="P25"><text:s text:c="8"/>cbxLugar.Text = rs(0).Value</text:p>
      <text:p text:style-name="P25"><text:s text:c="8"/>rs.Close()</text:p>
      <text:p text:style-name="P27"><text:span text:style-name="T8"><text:s text:c="8"/>sql = </text:span><text:span text:style-name="T14">"Select nacimiento from animal where num="</text:span><text:span text:style-name="T8"> &amp; Val(tbxNum.Text)</text:span></text:p>
      <text:p text:style-name="P25"><text:s text:c="8"/>Open_sql()</text:p>
      <text:p text:style-name="P25"><text:s text:c="8"/>dtpNacimiento.Text = rs(0).Value</text:p>
      <text:p text:style-name="P25"><text:s text:c="8"/>rs.Close()</text:p>
      <text:p text:style-name="P27"><text:span text:style-name="T8"><text:s text:c="8"/>sql = </text:span><text:span text:style-name="T14">"Select progenitor_macho from animal where num="</text:span><text:span text:style-name="T8"> &amp; Val(tbxNum.Text)</text:span></text:p>
      <text:p text:style-name="P25"><text:s text:c="8"/>Open_sql()</text:p>
      <text:p text:style-name="P25"><text:s text:c="8"/>tbxNumM.Text = rs(0).Value</text:p>
      <text:p text:style-name="P25"><text:s text:c="8"/>rs.Close()</text:p>
      <text:p text:style-name="P27"><text:span text:style-name="T8"><text:s text:c="8"/>sql = </text:span><text:span text:style-name="T14">"Select progenitor_hembra from animal where num="</text:span><text:span text:style-name="T8"> &amp; Val(tbxNum.Text)</text:span></text:p>
      <text:p text:style-name="P25"><text:s text:c="8"/>Open_sql()</text:p>
      <text:p text:style-name="P25"><text:s text:c="8"/>tbxNumH.Text = rs(0).Value</text:p>
      <text:p text:style-name="P25"><text:s text:c="8"/>rs.Close()</text:p>
      <text:p text:style-name="P27"><text:span text:style-name="T8"><text:s text:c="8"/>sql = </text:span><text:span text:style-name="T14">"Select num from cria where num="</text:span><text:span text:style-name="T8"> &amp; Val(tbxNum.Text)</text:span></text:p>
      <text:p text:style-name="P25"><text:s text:c="8"/>Open_sql()</text:p>
      <text:p text:style-name="P27"><text:span text:style-name="T8"><text:s text:c="8"/></text:span><text:span text:style-name="T5">If</text:span><text:span text:style-name="T8"> rs.RecordCount &lt;&gt; 0 </text:span><text:span text:style-name="T5">Then</text:span></text:p>
      <text:p text:style-name="P25"><text:s text:c="12"/>rs.Close()</text:p>
      <text:p text:style-name="P27"><text:span text:style-name="T8"><text:s text:c="12"/>sql = </text:span><text:span text:style-name="T14">"Select sexo from cria where num="</text:span><text:span text:style-name="T8"> &amp; Val(tbxNum.Text)</text:span></text:p>
      <text:p text:style-name="P25"><text:s text:c="12"/>Open_sql()</text:p>
      <text:p text:style-name="P27"><text:span text:style-name="T8"><text:s text:c="12"/></text:span><text:span text:style-name="T5">If</text:span><text:span text:style-name="T8"> rs(0).Value = hembra </text:span><text:span text:style-name="T5">Then</text:span></text:p>
      <text:p text:style-name="P25"><text:s text:c="16"/>cbxDivision.Text = ternera</text:p>
      <text:p text:style-name="P27"><text:span text:style-name="T8"><text:s text:c="12"/></text:span><text:span text:style-name="T5">Else</text:span></text:p>
      <text:p text:style-name="P25"><text:s text:c="16"/>cbxDivision.Text = ternero</text:p>
      <text:p text:style-name="P27"><text:span text:style-name="T8"><text:s text:c="12"/></text:span><text:span text:style-name="T5">End</text:span><text:span text:style-name="T8"> </text:span><text:span text:style-name="T5">If</text:span></text:p>
      <text:p text:style-name="P25"><text:s text:c="12"/>rs.Close()</text:p>
      <text:p text:style-name="P27"><text:span text:style-name="T8"><text:s text:c="8"/></text:span><text:span text:style-name="T5">Else</text:span></text:p>
      <text:p text:style-name="P27"><text:span text:style-name="T8"><text:s text:c="12"/>sql = </text:span><text:span text:style-name="T14">"Select num from hembra where num="</text:span><text:span text:style-name="T8"> &amp; Val(tbxNum.Text)</text:span></text:p>
      <text:p text:style-name="P25"><text:s text:c="12"/>Open_sql()</text:p>
      <text:p text:style-name="P27"><text:span text:style-name="T8"><text:s text:c="12"/></text:span><text:span text:style-name="T5">If</text:span><text:span text:style-name="T8"> rs.RecordCount &lt;&gt; 0 </text:span><text:span text:style-name="T5">Then</text:span></text:p>
      <text:p text:style-name="P25"><text:soft-page-break/><text:s text:c="16"/>rs.Close()</text:p>
      <text:p text:style-name="P25"><text:s text:c="16"/>cbxSexo.Text = hembra</text:p>
      <text:p text:style-name="P27"><text:span text:style-name="T8"><text:s text:c="16"/>sql = </text:span><text:span text:style-name="T14">"Select nombre from estado E, pasa P where P.num_hembra="</text:span><text:span text:style-name="T8"> &amp; Val(tbxNum.Text) &amp; </text:span><text:span text:style-name="T14">"and fecha.fin &gt; '"</text:span><text:span text:style-name="T8"> &amp; Today &amp; </text:span><text:span text:style-name="T14">"'"</text:span></text:p>
      <text:p text:style-name="P25"><text:s text:c="16"/>Open_sql()</text:p>
      <text:p text:style-name="P25"><text:s text:c="16"/>cbxEtapa.Items.Clear()</text:p>
      <text:p text:style-name="P27"><text:span text:style-name="T8"><text:s text:c="16"/></text:span><text:span text:style-name="T5">If</text:span><text:span text:style-name="T8"> rs.RecordCount &lt;&gt; 0 </text:span><text:span text:style-name="T5">Then</text:span></text:p>
      <text:p text:style-name="P27"><text:span text:style-name="T8"><text:s text:c="20"/></text:span><text:span text:style-name="T5">While</text:span><text:span text:style-name="T8"> </text:span><text:span text:style-name="T5">Not</text:span><text:span text:style-name="T8"> rs.EOF()</text:span></text:p>
      <text:p text:style-name="P25"><text:s text:c="24"/>cbxEtapa.Items.Add(rs(0).Value)</text:p>
      <text:p text:style-name="P25"><text:s text:c="24"/>rs.MoveNext()</text:p>
      <text:p text:style-name="P27"><text:span text:style-name="T8"><text:s text:c="20"/></text:span><text:span text:style-name="T5">End</text:span><text:span text:style-name="T8"> </text:span><text:span text:style-name="T5">While</text:span></text:p>
      <text:p text:style-name="P27"><text:span text:style-name="T8"><text:s text:c="16"/></text:span><text:span text:style-name="T5">End</text:span><text:span text:style-name="T8"> </text:span><text:span text:style-name="T5">If</text:span></text:p>
      <text:p text:style-name="P25"><text:s text:c="16"/>rs.Close()</text:p>
      <text:p text:style-name="P27"><text:span text:style-name="T8"><text:s text:c="16"/>sql = </text:span><text:span text:style-name="T14">"Select nombre from estado E, pasa P where P.num_hembra="</text:span><text:span text:style-name="T8"> &amp; Val(tbxNum.Text) &amp; </text:span><text:span text:style-name="T14">"and nombre = '"</text:span><text:span text:style-name="T8"> &amp; preñada &amp; </text:span><text:span text:style-name="T14">"'"</text:span></text:p>
      <text:p text:style-name="P25"><text:s text:c="16"/>Open_sql()</text:p>
      <text:p text:style-name="P27"><text:span text:style-name="T8"><text:s text:c="16"/></text:span><text:span text:style-name="T5">If</text:span><text:span text:style-name="T8"> rs.RecordCount &lt;&gt; 0 </text:span><text:span text:style-name="T5">Then</text:span></text:p>
      <text:p text:style-name="P25"><text:s text:c="20"/>cbxDivision.Text = vaca</text:p>
      <text:p text:style-name="P27"><text:span text:style-name="T8"><text:s text:c="16"/></text:span><text:span text:style-name="T5">Else</text:span></text:p>
      <text:p text:style-name="P25"><text:s text:c="20"/>cbxDivision.Text = vaquillona</text:p>
      <text:p text:style-name="P27"><text:span text:style-name="T8"><text:s text:c="16"/></text:span><text:span text:style-name="T5">End</text:span><text:span text:style-name="T8"> </text:span><text:span text:style-name="T5">If</text:span></text:p>
      <text:p text:style-name="P25"><text:s text:c="16"/>rs.Close()</text:p>
      <text:p text:style-name="P27"><text:span text:style-name="T8"><text:s text:c="12"/></text:span><text:span text:style-name="T5">Else</text:span></text:p>
      <text:p text:style-name="P27"><text:span text:style-name="T8"><text:s text:c="16"/>sql = </text:span><text:span text:style-name="T14">"Select num from macho where num="</text:span><text:span text:style-name="T8"> &amp; Val(tbxNum.Text)</text:span></text:p>
      <text:p text:style-name="P25"><text:s text:c="16"/>Open_sql()</text:p>
      <text:p text:style-name="P27"><text:span text:style-name="T8"><text:s text:c="16"/></text:span><text:span text:style-name="T5">If</text:span><text:span text:style-name="T8"> rs.RecordCount &lt;&gt; 0 </text:span><text:span text:style-name="T5">Then</text:span></text:p>
      <text:p text:style-name="P25"><text:s text:c="20"/>rs.Close()</text:p>
      <text:p text:style-name="P25"><text:s text:c="20"/>cbxSexo.Text = macho</text:p>
      <text:p text:style-name="P27"><text:span text:style-name="T8"><text:s text:c="20"/>sql = </text:span><text:span text:style-name="T14">"Select num from macho where num="</text:span><text:span text:style-name="T8"> &amp; Val(tbxNum.Text) &amp; </text:span><text:span text:style-name="T14">"and castrado = 1"</text:span></text:p>
      <text:p text:style-name="P25"><text:s text:c="20"/>Open_sql()</text:p>
      <text:p text:style-name="P27"><text:span text:style-name="T8"><text:s text:c="20"/></text:span><text:span text:style-name="T5">If</text:span><text:span text:style-name="T8"> rs.RecordCount &lt;&gt; 0 </text:span><text:span text:style-name="T5">Then</text:span></text:p>
      <text:p text:style-name="P25"><text:s text:c="24"/>cbxDivision.Text = novillo</text:p>
      <text:p text:style-name="P27"><text:span text:style-name="T8"><text:s text:c="20"/></text:span><text:span text:style-name="T5">Else</text:span></text:p>
      <text:p text:style-name="P25"><text:s text:c="24"/>cbxDivision.Text = toro</text:p>
      <text:p text:style-name="P27"><text:span text:style-name="T8"><text:s text:c="20"/></text:span><text:span text:style-name="T5">End</text:span><text:span text:style-name="T8"> </text:span><text:span text:style-name="T5">If</text:span></text:p>
      <text:p text:style-name="P25"><text:s text:c="20"/>rs.Close()</text:p>
      <text:p text:style-name="P27"><text:span text:style-name="T8"><text:s text:c="16"/></text:span><text:span text:style-name="T5">End</text:span><text:span text:style-name="T8"> </text:span><text:span text:style-name="T5">If</text:span></text:p>
      <text:p text:style-name="P27"><text:span text:style-name="T8"><text:s text:c="12"/></text:span><text:span text:style-name="T5">End</text:span><text:span text:style-name="T8"> </text:span><text:span text:style-name="T5">If</text:span></text:p>
      <text:p text:style-name="P27"><text:span text:style-name="T8"><text:s text:c="8"/></text:span><text:span text:style-name="T5">End</text:span><text:span text:style-name="T8"> </text:span><text:span text:style-name="T5">If</text:span></text:p>
      <text:p text:style-name="P27"><text:span text:style-name="T8"><text:s text:c="4"/></text:span><text:span text:style-name="T5">End</text:span><text:span text:style-name="T8"> </text:span><text:span text:style-name="T5">Sub</text:span></text:p>
      <text:p text:style-name="P27"><text:span text:style-name="T5">End</text:span><text:span text:style-name="T8"> </text:span><text:span text:style-name="T5">Class</text:span></text:p>
      <text:p text:style-name="P35">3.5 Alimento y venta</text:p>
      <text:p text:style-name="P26"><text:span text:style-name="T5">Public</text:span><text:span text:style-name="T8"> </text:span><text:span text:style-name="T5">Class</text:span><text:span text:style-name="T8"> </text:span><text:span text:style-name="T11">frmAlimento</text:span></text:p>
      <text:p text:style-name="P25"/>
      <text:p text:style-name="P27"><text:span text:style-name="T8"><text:s text:c="4"/></text:span><text:span text:style-name="T5">Private</text:span><text:span text:style-name="T8"> </text:span><text:span text:style-name="T5">Sub</text:span><text:span text:style-name="T8"> frmAlimento_Load(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text:span><text:span text:style-name="T5">MyBase</text:span><text:span text:style-name="T8">.Load</text:span></text:p>
      <text:p text:style-name="P25"><text:s text:c="8"/>gbxLote.Hide()</text:p>
      <text:p text:style-name="P27"><text:span text:style-name="T8"><text:s text:c="8"/></text:span><text:span text:style-name="T5">Select</text:span><text:span text:style-name="T8"> </text:span><text:span text:style-name="T5">Case</text:span><text:span text:style-name="T8"> opcion</text:span></text:p>
      <text:p text:style-name="P27"><text:span text:style-name="T8"><text:s text:c="12"/></text:span><text:span text:style-name="T5">Case</text:span><text:span text:style-name="T8"> 0</text:span></text:p>
      <text:p text:style-name="P27"><text:span text:style-name="T8"><text:s text:c="16"/></text:span><text:span text:style-name="T5">Me</text:span><text:span text:style-name="T8">.Text = alimento + </text:span><text:span text:style-name="T14">", "</text:span><text:span text:style-name="T8"> + almacenar</text:span></text:p>
      <text:p text:style-name="P27"><text:span text:style-name="T8"><text:s text:c="12"/></text:span><text:span text:style-name="T5">Case</text:span><text:span text:style-name="T8"> 1</text:span></text:p>
      <text:p text:style-name="P27"><text:span text:style-name="T8"><text:s text:c="16"/></text:span><text:span text:style-name="T5">Me</text:span><text:span text:style-name="T8">.Text = alimento + </text:span><text:span text:style-name="T14">", "</text:span><text:span text:style-name="T8"> + otorgar</text:span></text:p>
      <text:p text:style-name="P25"><text:s text:c="16"/>gbxLote.Show()</text:p>
      <text:p text:style-name="P27"><text:span text:style-name="T8"><text:s text:c="12"/></text:span><text:span text:style-name="T5">Case</text:span><text:span text:style-name="T8"> 2</text:span></text:p>
      <text:p text:style-name="P27"><text:span text:style-name="T8"><text:s text:c="16"/></text:span><text:span text:style-name="T5">Me</text:span><text:span text:style-name="T8">.Text = alimento + </text:span><text:span text:style-name="T14">", "</text:span><text:span text:style-name="T8"> + ingresar</text:span></text:p>
      <text:p text:style-name="P27"><text:span text:style-name="T8"><text:s text:c="12"/></text:span><text:span text:style-name="T5">Case</text:span><text:span text:style-name="T8"> 4</text:span></text:p>
      <text:p text:style-name="P27"><text:span text:style-name="T8"><text:s text:c="16"/></text:span><text:span text:style-name="T5">Me</text:span><text:span text:style-name="T8">.Text = venta</text:span></text:p>
      <text:p text:style-name="P27"><text:span text:style-name="T8"><text:s text:c="16"/>gbxDatos.Text = </text:span><text:span text:style-name="T14">""</text:span></text:p>
      <text:p text:style-name="P27"><text:span text:style-name="T8"><text:s text:c="16"/>lblTipo.Location = </text:span><text:span text:style-name="T5">New</text:span><text:span text:style-name="T8"> </text:span><text:span text:style-name="T11">Point</text:span><text:span text:style-name="T8">(255, 133)</text:span></text:p>
      <text:p text:style-name="P25"><text:s text:c="16"/>lblTipo.Text = litros</text:p>
      <text:p text:style-name="P25"><text:s text:c="16"/>cbxTipo.Hide()</text:p>
      <text:p text:style-name="P27"><text:span text:style-name="T8"><text:s text:c="8"/></text:span><text:span text:style-name="T5">End</text:span><text:span text:style-name="T8"> </text:span><text:span text:style-name="T5">Select</text:span></text:p>
      <text:p text:style-name="P27"><text:span text:style-name="T8"><text:s text:c="8"/></text:span><text:span text:style-name="T5">If</text:span><text:span text:style-name="T8"> opcion &lt; 4 </text:span><text:span text:style-name="T5">Then</text:span></text:p>
      <text:p text:style-name="P27"><text:span text:style-name="T8"><text:s text:c="12"/>gbxDatos.Text = tipo + </text:span><text:span text:style-name="T14">"/"</text:span><text:span text:style-name="T8"> + alimento</text:span></text:p>
      <text:p text:style-name="P25"><text:s text:c="12"/>lblTipo.Text = tipo</text:p>
      <text:p text:style-name="P25"><text:s text:c="12"/>cbxTipo.Items.Clear()</text:p>
      <text:p text:style-name="P27"><text:span text:style-name="T8"><text:s text:c="12"/>sql = </text:span><text:span text:style-name="T14">"select a.tipo from alimento a, proporciona p, tambo t where a.num=p.num and p.serie=t.serie and t.serie="</text:span><text:span text:style-name="T8"> &amp; Val(TSERIE)</text:span></text:p>
      <text:p text:style-name="P25"><text:s text:c="12"/>Open_sql()</text:p>
      <text:p text:style-name="P27"><text:span text:style-name="T8"><text:s text:c="12"/></text:span><text:span text:style-name="T5">If</text:span><text:span text:style-name="T8"> rs.RecordCount &lt;&gt; 0 </text:span><text:span text:style-name="T5">Then</text:span></text:p>
      <text:p text:style-name="P27"><text:span text:style-name="T8"><text:s text:c="16"/></text:span><text:span text:style-name="T5">While</text:span><text:span text:style-name="T8"> </text:span><text:span text:style-name="T5">Not</text:span><text:span text:style-name="T8"> rs.EOF()</text:span></text:p>
      <text:p text:style-name="P25"><text:s text:c="20"/>cbxTipo.Items.Add(rs(0).Value)</text:p>
      <text:p text:style-name="P25"><text:s text:c="20"/>rs.MoveNext()</text:p>
      <text:p text:style-name="P27"><text:span text:style-name="T8"><text:s text:c="16"/></text:span><text:span text:style-name="T5">End</text:span><text:span text:style-name="T8"> </text:span><text:span text:style-name="T5">While</text:span></text:p>
      <text:p text:style-name="P27"><text:span text:style-name="T8"><text:s text:c="12"/></text:span><text:span text:style-name="T5">End</text:span><text:span text:style-name="T8"> </text:span><text:span text:style-name="T5">If</text:span></text:p>
      <text:p text:style-name="P25"><text:s text:c="12"/>rs.Close()</text:p>
      <text:p text:style-name="P27"><text:span text:style-name="T8"><text:s text:c="8"/></text:span><text:span text:style-name="T5">End</text:span><text:span text:style-name="T8"> </text:span><text:span text:style-name="T5">If</text:span></text:p>
      <text:p text:style-name="P25"><text:s text:c="8"/>btnGuardar.Text = guardar</text:p>
      <text:p text:style-name="P25"><text:s text:c="8"/>lblFecha.Text = fecha</text:p>
      <text:p text:style-name="P25"><text:s text:c="8"/>lblHora.Text = hora</text:p>
      <text:p text:style-name="P25"><text:s text:c="8"/>lblCantidad.Text = cantidad</text:p>
      <text:p text:style-name="P27"><text:span text:style-name="T8"><text:s text:c="4"/></text:span><text:span text:style-name="T5">End</text:span><text:span text:style-name="T8"> </text:span><text:span text:style-name="T5">Sub</text:span></text:p>
      <text:p text:style-name="P25"><text:soft-page-break/></text:p>
      <text:p text:style-name="P27"><text:span text:style-name="T8"><text:s text:c="4"/></text:span><text:span text:style-name="T5">Public</text:span><text:span text:style-name="T8"> </text:span><text:span text:style-name="T5">Sub</text:span><text:span text:style-name="T8"> execute_sql()</text:span></text:p>
      <text:p text:style-name="P27"><text:span text:style-name="T8"><text:s text:c="8"/></text:span><text:span text:style-name="T5">Try</text:span></text:p>
      <text:p text:style-name="P25"><text:s text:c="12"/>CN.Execute(sql)</text:p>
      <text:p text:style-name="P27"><text:span text:style-name="T8"><text:s text:c="8"/></text:span><text:span text:style-name="T5">Catch</text:span><text:span text:style-name="T8"> ex </text:span><text:span text:style-name="T5">As</text:span><text:span text:style-name="T8"> </text:span><text:span text:style-name="T11">Exception</text:span></text:p>
      <text:p text:style-name="P27"><text:span text:style-name="T8"><text:s text:c="12"/>MsgBox(</text:span><text:span text:style-name="T14">"Error Execute"</text:span><text:span text:style-name="T8">)</text:span></text:p>
      <text:p text:style-name="P27"><text:span text:style-name="T8"><text:s text:c="12"/></text:span><text:span text:style-name="T5">Exit Sub</text:span></text:p>
      <text:p text:style-name="P27"><text:span text:style-name="T8"><text:s text:c="8"/></text:span><text:span text:style-name="T5">End</text:span><text:span text:style-name="T8"> </text:span><text:span text:style-name="T5">Try</text:span></text:p>
      <text:p text:style-name="P27"><text:span text:style-name="T8"><text:s text:c="4"/></text:span><text:span text:style-name="T5">End</text:span><text:span text:style-name="T8"> </text:span><text:span text:style-name="T5">Sub</text:span></text:p>
      <text:p text:style-name="P27"><text:span text:style-name="T8"><text:s text:c="4"/></text:span><text:span text:style-name="T5">Public</text:span><text:span text:style-name="T8"> </text:span><text:span text:style-name="T5">Sub</text:span><text:span text:style-name="T8"> Open_sql()</text:span></text:p>
      <text:p text:style-name="P27"><text:span text:style-name="T8"><text:s text:c="8"/></text:span><text:span text:style-name="T5">Try</text:span></text:p>
      <text:p text:style-name="P25"><text:s text:c="12"/>rs.Open(sql, CN)</text:p>
      <text:p text:style-name="P27"><text:span text:style-name="T8"><text:s text:c="8"/></text:span><text:span text:style-name="T5">Catch</text:span><text:span text:style-name="T8"> ex </text:span><text:span text:style-name="T5">As</text:span><text:span text:style-name="T8"> </text:span><text:span text:style-name="T11">Exception</text:span></text:p>
      <text:p text:style-name="P27"><text:span text:style-name="T8"><text:s text:c="12"/>MsgBox(</text:span><text:span text:style-name="T14">"Error open"</text:span><text:span text:style-name="T8">, </text:span><text:span text:style-name="T11">MsgBoxStyle</text:span><text:span text:style-name="T8">.OkOnly, </text:span><text:span text:style-name="T14">"ERROR"</text:span><text:span text:style-name="T8">)</text:span></text:p>
      <text:p text:style-name="P27"><text:span text:style-name="T8"><text:s text:c="8"/></text:span><text:span text:style-name="T5">End</text:span><text:span text:style-name="T8"> </text:span><text:span text:style-name="T5">Try</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btnGuardar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btnGuardar.Click</text:span></text:p>
      <text:p text:style-name="P27"><text:span text:style-name="T8"><text:s text:c="8"/></text:span><text:span text:style-name="T5">Dim</text:span><text:span text:style-name="T8"> acum </text:span><text:span text:style-name="T5">As</text:span><text:span text:style-name="T8"> </text:span><text:span text:style-name="T5">Integer</text:span></text:p>
      <text:p text:style-name="P27"><text:span text:style-name="T8"><text:s text:c="8"/></text:span><text:span text:style-name="T5">Dim</text:span><text:span text:style-name="T8"> num </text:span><text:span text:style-name="T5">As</text:span><text:span text:style-name="T8"> </text:span><text:span text:style-name="T5">String</text:span></text:p>
      <text:p text:style-name="P25"><text:s text:c="8"/>acum = 0</text:p>
      <text:p text:style-name="P25"><text:s text:c="8"/>acum = Validacion_numerica(tbxCantidad.Text, acum)</text:p>
      <text:p text:style-name="P27"><text:span text:style-name="T8"><text:s text:c="8"/>sql = </text:span><text:span text:style-name="T14">"Select num from alimento where tipo='"</text:span><text:span text:style-name="T8"> &amp; cbxTipo.Text &amp; </text:span><text:span text:style-name="T14">"'"</text:span></text:p>
      <text:p text:style-name="P25"><text:s text:c="8"/>Open_sql()</text:p>
      <text:p text:style-name="P25"><text:s text:c="8"/>num = rs(0).Value</text:p>
      <text:p text:style-name="P27"><text:span text:style-name="T8"><text:s text:c="8"/></text:span><text:span text:style-name="T5">If</text:span><text:span text:style-name="T8"> acum = 0 </text:span><text:span text:style-name="T5">And</text:span><text:span text:style-name="T8"> rs.RecordCount &lt;&gt; 0 </text:span><text:span text:style-name="T5">Then</text:span></text:p>
      <text:p text:style-name="P25"><text:s text:c="12"/>rs.Close()</text:p>
      <text:p text:style-name="P27"><text:span text:style-name="T8"><text:s text:c="12"/></text:span><text:span text:style-name="T5">Select</text:span><text:span text:style-name="T8"> </text:span><text:span text:style-name="T5">Case</text:span><text:span text:style-name="T8"> opcion</text:span></text:p>
      <text:p text:style-name="P27"><text:span text:style-name="T8"><text:s text:c="16"/></text:span><text:span text:style-name="T5">Case</text:span><text:span text:style-name="T8"> 0</text:span></text:p>
      <text:p text:style-name="P27"><text:span text:style-name="T8"><text:s text:c="20"/>sql = </text:span><text:span text:style-name="T14">"Insert into proporciona (serie_tambo,num_alimento, cantidad, fecha, hora) values ("</text:span><text:span text:style-name="T8"> &amp; Val(TSERIE) &amp; </text:span><text:span text:style-name="T14">", "</text:span><text:span text:style-name="T8"> &amp; Val(num) &amp; </text:span><text:span text:style-name="T14">", '"</text:span><text:span text:style-name="T8"> &amp; tbxCantidad.Text &amp; _</text:span></text:p>
      <text:p text:style-name="P27"><text:span text:style-name="T8"><text:s text:c="24"/></text:span><text:span text:style-name="T14">"', '"</text:span><text:span text:style-name="T8"> &amp; dtpFecha.Text &amp; </text:span><text:span text:style-name="T14">"', '"</text:span><text:span text:style-name="T8"> &amp; dtpHora.Text &amp; </text:span><text:span text:style-name="T14">"')"</text:span></text:p>
      <text:p text:style-name="P27"><text:span text:style-name="T8"><text:s text:c="16"/></text:span><text:span text:style-name="T5">Case</text:span><text:span text:style-name="T8"> 1</text:span></text:p>
      <text:p text:style-name="P27"><text:span text:style-name="T8"><text:s text:c="20"/></text:span><text:span text:style-name="T5">Dim</text:span><text:span text:style-name="T8"> acum2 </text:span><text:span text:style-name="T5">As</text:span><text:span text:style-name="T8"> </text:span><text:span text:style-name="T5">Integer</text:span></text:p>
      <text:p text:style-name="P25"><text:s text:c="20"/>acum2 = 0</text:p>
      <text:p text:style-name="P25"><text:s text:c="20"/>acum2 = Validacion_numerica(tbxNumLote.Text, acum2)</text:p>
      <text:p text:style-name="P27"><text:span text:style-name="T8"><text:s text:c="20"/></text:span><text:span text:style-name="T5">If</text:span><text:span text:style-name="T8"> acum2 = 0 </text:span><text:span text:style-name="T5">Then</text:span></text:p>
      <text:p text:style-name="P27"><text:span text:style-name="T8"><text:s text:c="24"/>sql = </text:span><text:span text:style-name="T14">"Select num_hembra from produce where num_lote="</text:span><text:span text:style-name="T8"> &amp; tbxNumLote.Text</text:span></text:p>
      <text:p text:style-name="P27"><text:span text:style-name="T8"><text:s text:c="24"/></text:span><text:span text:style-name="T5">Try</text:span></text:p>
      <text:p text:style-name="P25"><text:soft-page-break/><text:s text:c="28"/>rs.Open(sql, CN)</text:p>
      <text:p text:style-name="P27"><text:span text:style-name="T8"><text:s text:c="24"/></text:span><text:span text:style-name="T5">Catch</text:span><text:span text:style-name="T8"> ex </text:span><text:span text:style-name="T5">As</text:span><text:span text:style-name="T8"> </text:span><text:span text:style-name="T11">Exception</text:span></text:p>
      <text:p text:style-name="P27"><text:span text:style-name="T8"><text:s text:c="28"/>MsgBox(</text:span><text:span text:style-name="T14">"Error open"</text:span><text:span text:style-name="T8">, </text:span><text:span text:style-name="T11">MsgBoxStyle</text:span><text:span text:style-name="T8">.OkOnly, </text:span><text:span text:style-name="T14">"ERROR"</text:span><text:span text:style-name="T8">)</text:span></text:p>
      <text:p text:style-name="P27"><text:span text:style-name="T8"><text:s text:c="24"/></text:span><text:span text:style-name="T5">End</text:span><text:span text:style-name="T8"> </text:span><text:span text:style-name="T5">Try</text:span></text:p>
      <text:p text:style-name="P27"><text:span text:style-name="T8"><text:s text:c="24"/></text:span><text:span text:style-name="T5">If</text:span><text:span text:style-name="T8"> rs.RecordCount &lt;&gt; 0 </text:span><text:span text:style-name="T5">Then</text:span></text:p>
      <text:p text:style-name="P27"><text:span text:style-name="T8"><text:s text:c="28"/></text:span><text:span text:style-name="T5">While</text:span><text:span text:style-name="T8"> </text:span><text:span text:style-name="T5">Not</text:span><text:span text:style-name="T8"> rs.EOF()</text:span></text:p>
      <text:p text:style-name="P27"><text:span text:style-name="T8"><text:s text:c="32"/>sql = </text:span><text:span text:style-name="T14">"Insert into se_da(num_alimento, num_animal, cantidad, fecha, hora) values ("</text:span><text:span text:style-name="T8"> &amp; num &amp; </text:span><text:span text:style-name="T14">", "</text:span><text:span text:style-name="T8"> &amp; rs(0).Value &amp; </text:span><text:span text:style-name="T14">", "</text:span><text:span text:style-name="T8"> &amp; Val(tbxCantidad.Text) &amp; _</text:span></text:p>
      <text:p text:style-name="P27"><text:span text:style-name="T8"><text:s text:c="33"/></text:span><text:span text:style-name="T14">", "</text:span><text:span text:style-name="T8"> &amp; dtpFecha.Text &amp; </text:span><text:span text:style-name="T14">", "</text:span><text:span text:style-name="T8"> &amp; dtpHora.Text &amp; </text:span><text:span text:style-name="T14">")"</text:span></text:p>
      <text:p text:style-name="P25"><text:s text:c="32"/>execute_sql()</text:p>
      <text:p text:style-name="P27"><text:span text:style-name="T8"><text:s text:c="28"/></text:span><text:span text:style-name="T5">End</text:span><text:span text:style-name="T8"> </text:span><text:span text:style-name="T5">While</text:span></text:p>
      <text:p text:style-name="P27"><text:span text:style-name="T8"><text:s text:c="24"/></text:span><text:span text:style-name="T5">End</text:span><text:span text:style-name="T8"> </text:span><text:span text:style-name="T5">If</text:span></text:p>
      <text:p text:style-name="P25"><text:s text:c="24"/>rs.Close()</text:p>
      <text:p text:style-name="P27"><text:span text:style-name="T8"><text:s text:c="20"/></text:span><text:span text:style-name="T5">Else</text:span></text:p>
      <text:p text:style-name="P27"><text:span text:style-name="T8"><text:s text:c="24"/>MsgBox(</text:span><text:span text:style-name="T14">"Error : "</text:span><text:span text:style-name="T8"> + num_lote, </text:span><text:span text:style-name="T11">MsgBoxStyle</text:span><text:span text:style-name="T8">.OkOnly, </text:span><text:span text:style-name="T14">"ERROR"</text:span><text:span text:style-name="T8">)</text:span></text:p>
      <text:p text:style-name="P27"><text:span text:style-name="T8"><text:s text:c="20"/></text:span><text:span text:style-name="T5">End</text:span><text:span text:style-name="T8"> </text:span><text:span text:style-name="T5">If</text:span></text:p>
      <text:p text:style-name="P25"/>
      <text:p text:style-name="P25"/>
      <text:p text:style-name="P27"><text:span text:style-name="T8"><text:s text:c="16"/></text:span><text:span text:style-name="T5">Case</text:span><text:span text:style-name="T8"> 2</text:span></text:p>
      <text:p text:style-name="P27"><text:span text:style-name="T8"><text:s text:c="20"/>sql = </text:span><text:span text:style-name="T14">"INSERT into alimento(tipo) values ('"</text:span><text:span text:style-name="T8"> &amp; cbxTipo.Text &amp; </text:span><text:span text:style-name="T14">"')"</text:span></text:p>
      <text:p text:style-name="P27"><text:span text:style-name="T8"><text:s text:c="16"/></text:span><text:span text:style-name="T5">Case</text:span><text:span text:style-name="T8"> 4</text:span></text:p>
      <text:p text:style-name="P27"><text:span text:style-name="T8"><text:s text:c="20"/>sql = </text:span><text:span text:style-name="T14">"Select max(serie) from coperativa"</text:span></text:p>
      <text:p text:style-name="P25"><text:s text:c="20"/>Open_sql()</text:p>
      <text:p text:style-name="P27"><text:span text:style-name="T8"><text:s text:c="20"/></text:span><text:span text:style-name="T5">Dim</text:span><text:span text:style-name="T8"> max </text:span><text:span text:style-name="T5">As</text:span><text:span text:style-name="T8"> </text:span><text:span text:style-name="T5">Integer</text:span></text:p>
      <text:p text:style-name="P25"><text:s text:c="20"/>max = Val(rs(0).Value) + 1</text:p>
      <text:p text:style-name="P25"><text:s text:c="20"/>rs.Close()</text:p>
      <text:p text:style-name="P27"><text:span text:style-name="T8"><text:s text:c="20"/>sql = </text:span><text:span text:style-name="T14">"INSERT into retira(serie_tanque, serie_coop, fecha, cantidad) values ("</text:span><text:span text:style-name="T8"> &amp; Val(TSERIE) &amp; </text:span><text:span text:style-name="T14">", "</text:span><text:span text:style-name="T8"> &amp; max &amp; </text:span><text:span text:style-name="T14">", '"</text:span><text:span text:style-name="T8"> &amp; dtpFecha.Text &amp; </text:span><text:span text:style-name="T14">"', "</text:span><text:span text:style-name="T8"> &amp; tbxCantidad.Text &amp; </text:span><text:span text:style-name="T14">")"</text:span></text:p>
      <text:p text:style-name="P27"><text:span text:style-name="T8"><text:s text:c="12"/></text:span><text:span text:style-name="T5">End</text:span><text:span text:style-name="T8"> </text:span><text:span text:style-name="T5">Select</text:span></text:p>
      <text:p text:style-name="P25"><text:s text:c="12"/>execute_sql()</text:p>
      <text:p text:style-name="P27"><text:span text:style-name="T8"><text:s text:c="8"/></text:span><text:span text:style-name="T5">Else</text:span></text:p>
      <text:p text:style-name="P27"><text:span text:style-name="T8"><text:s text:c="12"/>MsgBox(cantidad, </text:span><text:span text:style-name="T11">MsgBoxStyle</text:span><text:span text:style-name="T8">.OkOnly, </text:span><text:span text:style-name="T14">"ERROR"</text:span><text:span text:style-name="T8">)</text:span></text:p>
      <text:p text:style-name="P27"><text:span text:style-name="T8"><text:s text:c="8"/></text:span><text:span text:style-name="T5">End</text:span><text:span text:style-name="T8"> </text:span><text:span text:style-name="T5">If</text:span></text:p>
      <text:p text:style-name="P27"><text:span text:style-name="T8"><text:s text:c="4"/></text:span><text:span text:style-name="T5">End</text:span><text:span text:style-name="T8"> </text:span><text:span text:style-name="T5">Sub</text:span></text:p>
      <text:p text:style-name="P27"><text:span text:style-name="T5">End</text:span><text:span text:style-name="T8"> </text:span><text:span text:style-name="T5">Class</text:span></text:p>
      <text:p text:style-name="P26"/>
      <text:p text:style-name="P35">3.6. Control</text:p>
      <text:p text:style-name="P29"><text:span text:style-name="T5">Public</text:span><text:span text:style-name="T8"> </text:span><text:span text:style-name="T5">Class</text:span><text:span text:style-name="T8"> </text:span><text:span text:style-name="T11">frmControl</text:span></text:p>
      <text:p text:style-name="P25"/>
      <text:p text:style-name="P27"><text:span text:style-name="T8"><text:s text:c="4"/></text:span><text:span text:style-name="T5">Private</text:span><text:span text:style-name="T8"> </text:span><text:span text:style-name="T5">Sub</text:span><text:span text:style-name="T8"> frmControl_Load(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text:span><text:span text:style-name="T5">MyBase</text:span><text:span text:style-name="T8">.Load</text:span></text:p>
      <text:p text:style-name="P27"><text:span text:style-name="T8"><text:s text:c="8"/></text:span><text:span text:style-name="T5">Me</text:span><text:span text:style-name="T8">.Text = animal + </text:span><text:span text:style-name="T14">", "</text:span><text:span text:style-name="T8"> + control</text:span></text:p>
      <text:p text:style-name="P25"><text:s text:c="8"/>lblFecha.Text = fecha</text:p>
      <text:p text:style-name="P25"><text:s text:c="8"/>lblNumero.Text = numero</text:p>
      <text:p text:style-name="P25"><text:s text:c="8"/>lblPeso.Text = peso</text:p>
      <text:p text:style-name="P25"><text:s text:c="8"/>chbVacuna.Text = vacuna</text:p>
      <text:p text:style-name="P25"><text:s text:c="8"/>btnBuscar.Text = buscar</text:p>
      <text:p text:style-name="P25"><text:s text:c="8"/>btnGuardar.Text = guardar</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ublic</text:span><text:span text:style-name="T8"> </text:span><text:span text:style-name="T5">Sub</text:span><text:span text:style-name="T8"> execute_sql()</text:span></text:p>
      <text:p text:style-name="P27"><text:span text:style-name="T8"><text:s text:c="8"/></text:span><text:span text:style-name="T5">Try</text:span></text:p>
      <text:p text:style-name="P25"><text:s text:c="12"/>CN.Execute(sql)</text:p>
      <text:p text:style-name="P27"><text:span text:style-name="T8"><text:s text:c="8"/></text:span><text:span text:style-name="T5">Catch</text:span><text:span text:style-name="T8"> ex </text:span><text:span text:style-name="T5">As</text:span><text:span text:style-name="T8"> </text:span><text:span text:style-name="T11">Exception</text:span></text:p>
      <text:p text:style-name="P27"><text:span text:style-name="T8"><text:s text:c="12"/>MsgBox(</text:span><text:span text:style-name="T14">"Error Execute"</text:span><text:span text:style-name="T8">)</text:span></text:p>
      <text:p text:style-name="P27"><text:span text:style-name="T8"><text:s text:c="12"/></text:span><text:span text:style-name="T5">Exit Sub</text:span></text:p>
      <text:p text:style-name="P27"><text:span text:style-name="T8"><text:s text:c="8"/></text:span><text:span text:style-name="T5">End</text:span><text:span text:style-name="T8"> </text:span><text:span text:style-name="T5">Try</text:span></text:p>
      <text:p text:style-name="P27"><text:span text:style-name="T8"><text:s text:c="4"/></text:span><text:span text:style-name="T5">End</text:span><text:span text:style-name="T8"> </text:span><text:span text:style-name="T5">Sub</text:span></text:p>
      <text:p text:style-name="P27"><text:span text:style-name="T8"><text:s text:c="4"/></text:span><text:span text:style-name="T5">Public</text:span><text:span text:style-name="T8"> </text:span><text:span text:style-name="T5">Sub</text:span><text:span text:style-name="T8"> Open_sql()</text:span></text:p>
      <text:p text:style-name="P27"><text:span text:style-name="T8"><text:s text:c="8"/></text:span><text:span text:style-name="T5">Try</text:span></text:p>
      <text:p text:style-name="P25"><text:s text:c="12"/>rs.Open(sql, CN)</text:p>
      <text:p text:style-name="P27"><text:span text:style-name="T8"><text:s text:c="8"/></text:span><text:span text:style-name="T5">Catch</text:span><text:span text:style-name="T8"> ex </text:span><text:span text:style-name="T5">As</text:span><text:span text:style-name="T8"> </text:span><text:span text:style-name="T11">Exception</text:span></text:p>
      <text:p text:style-name="P27"><text:span text:style-name="T8"><text:s text:c="12"/>MsgBox(</text:span><text:span text:style-name="T14">"Error open"</text:span><text:span text:style-name="T8">, </text:span><text:span text:style-name="T11">MsgBoxStyle</text:span><text:span text:style-name="T8">.OkOnly, </text:span><text:span text:style-name="T14">"ERROR"</text:span><text:span text:style-name="T8">)</text:span></text:p>
      <text:p text:style-name="P27"><text:span text:style-name="T8"><text:s text:c="8"/></text:span><text:span text:style-name="T5">End</text:span><text:span text:style-name="T8"> </text:span><text:span text:style-name="T5">Try</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btnBuscar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btnBuscar.Click</text:span></text:p>
      <text:p text:style-name="P27"><text:span text:style-name="T8"><text:s text:c="8"/></text:span><text:span text:style-name="T5">Dim</text:span><text:span text:style-name="T8"> acum </text:span><text:span text:style-name="T5">As</text:span><text:span text:style-name="T8"> </text:span><text:span text:style-name="T5">Integer</text:span></text:p>
      <text:p text:style-name="P25"><text:s text:c="8"/>acum = 0</text:p>
      <text:p text:style-name="P25"><text:s text:c="8"/>acum = Validacion_numerica(tbxNum.Text(), acum)</text:p>
      <text:p text:style-name="P25"><text:s text:c="8"/>acum = Validacion_largo(tbxNum, acum)</text:p>
      <text:p text:style-name="P27"><text:span text:style-name="T8"><text:s text:c="8"/></text:span><text:span text:style-name="T5">If</text:span><text:span text:style-name="T8"> acum = 0 </text:span><text:span text:style-name="T5">Then</text:span></text:p>
      <text:p text:style-name="P27"><text:span text:style-name="T8"><text:s text:c="12"/>sql = </text:span><text:span text:style-name="T14">"Select he.num from hembra he, tambo t, hay h where hnum="</text:span><text:span text:style-name="T8"> &amp; Val(tbxNum.Text) &amp; </text:span><text:span text:style-name="T14">" and t.serie=h.serie and he.num=h.num and t.serie= "</text:span><text:span text:style-name="T8"> &amp; Val(TSERIE)</text:span></text:p>
      <text:p text:style-name="P27"><text:span text:style-name="T8"><text:s text:c="12"/></text:span><text:span text:style-name="T5">If</text:span><text:span text:style-name="T8"> rs.RecordCount &lt;&gt; 0 </text:span><text:span text:style-name="T5">Then</text:span></text:p>
      <text:p text:style-name="P25"><text:soft-page-break/><text:s text:c="16"/>rs.Close()</text:p>
      <text:p text:style-name="P27"><text:span text:style-name="T8"><text:s text:c="16"/>tbxNum.Enabled = </text:span><text:span text:style-name="T5">False</text:span></text:p>
      <text:p text:style-name="P27"><text:span text:style-name="T8"><text:s text:c="16"/>gbxGeneral.Enabled = </text:span><text:span text:style-name="T5">True</text:span></text:p>
      <text:p text:style-name="P27"><text:span text:style-name="T8"><text:s text:c="12"/></text:span><text:span text:style-name="T5">End</text:span><text:span text:style-name="T8"> </text:span><text:span text:style-name="T5">If</text:span></text:p>
      <text:p text:style-name="P27"><text:span text:style-name="T8"><text:s text:c="8"/></text:span><text:span text:style-name="T5">Else</text:span></text:p>
      <text:p text:style-name="P27"><text:span text:style-name="T8"><text:s text:c="12"/>MsgBox(</text:span><text:span text:style-name="T14">"Error :"</text:span><text:span text:style-name="T8"> + numero + </text:span><text:span text:style-name="T14">" "</text:span><text:span text:style-name="T8"> + animal, </text:span><text:span text:style-name="T11">MsgBoxStyle</text:span><text:span text:style-name="T8">.OkOnly, </text:span><text:span text:style-name="T14">"ERROR"</text:span><text:span text:style-name="T8">)</text:span></text:p>
      <text:p text:style-name="P27"><text:span text:style-name="T8"><text:s text:c="8"/></text:span><text:span text:style-name="T5">End</text:span><text:span text:style-name="T8"> </text:span><text:span text:style-name="T5">If</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chbVacuna_CheckedChanged(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chbVacuna.CheckedChanged</text:span></text:p>
      <text:p text:style-name="P27"><text:span text:style-name="T8"><text:s text:c="8"/>cbxVacuna.Enabled = </text:span><text:span text:style-name="T5">True</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btnGuardar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btnGuardar.Click</text:span></text:p>
      <text:p text:style-name="P27"><text:span text:style-name="T8"><text:s text:c="8"/>sql = </text:span><text:span text:style-name="T14">"select ci from persona where login='"</text:span><text:span text:style-name="T8"> &amp; frmISU.tbxUser.Text &amp; </text:span><text:span text:style-name="T14">"'"</text:span></text:p>
      <text:p text:style-name="P25"><text:s text:c="8"/>Open_sql()</text:p>
      <text:p text:style-name="P27"><text:span text:style-name="T8"><text:s text:c="8"/></text:span><text:span text:style-name="T5">If</text:span><text:span text:style-name="T8"> rs.RecordCount &lt;&gt; 0 </text:span><text:span text:style-name="T5">Then</text:span></text:p>
      <text:p text:style-name="P27"><text:span text:style-name="T8"><text:s text:c="12"/>sql = </text:span><text:span text:style-name="T14">"Insert into control(vacuna, peso, fecha, ci, num) values('"</text:span><text:span text:style-name="T8"> &amp; cbxVacuna.Text &amp; </text:span><text:span text:style-name="T14">"', "</text:span><text:span text:style-name="T8"> &amp; Val(tbxPeso.Text) &amp; </text:span><text:span text:style-name="T14">", '"</text:span><text:span text:style-name="T8"> &amp; dtpNacimiento.Text &amp; </text:span><text:span text:style-name="T14">"', "</text:span><text:span text:style-name="T8"> &amp; Val(rs(0).Value) &amp; </text:span><text:span text:style-name="T14">", "</text:span><text:span text:style-name="T8"> &amp; tbxNum.Text &amp; </text:span><text:span text:style-name="T14">")"</text:span></text:p>
      <text:p text:style-name="P27"><text:span text:style-name="T8"><text:s text:c="8"/></text:span><text:span text:style-name="T5">End</text:span><text:span text:style-name="T8"> </text:span><text:span text:style-name="T5">If</text:span></text:p>
      <text:p text:style-name="P27"><text:span text:style-name="T8"><text:s text:c="4"/></text:span><text:span text:style-name="T5">End</text:span><text:span text:style-name="T8"> </text:span><text:span text:style-name="T5">Sub</text:span></text:p>
      <text:p text:style-name="P27"><text:span text:style-name="T5">End</text:span><text:span text:style-name="T8"> </text:span><text:span text:style-name="T5">Class</text:span></text:p>
      <text:p text:style-name="P29"/>
      <text:p text:style-name="P35">3.7. Enlistar</text:p>
      <text:p text:style-name="P26"><text:span text:style-name="T5">Public</text:span><text:span text:style-name="T8"> </text:span><text:span text:style-name="T5">Class</text:span><text:span text:style-name="T8"> </text:span><text:span text:style-name="T11">frmEnlistar</text:span></text:p>
      <text:p text:style-name="P27"><text:span text:style-name="T8"><text:s text:c="4"/></text:span><text:span text:style-name="T5">Public</text:span><text:span text:style-name="T8"> </text:span><text:span text:style-name="T5">Sub</text:span><text:span text:style-name="T8"> Open_sql(rs </text:span><text:span text:style-name="T5">As</text:span><text:span text:style-name="T8"> ADODB.</text:span><text:span text:style-name="T11">Recordset</text:span><text:span text:style-name="T8">)</text:span></text:p>
      <text:p text:style-name="P27"><text:span text:style-name="T8"/></text:p>
      <text:p text:style-name="P27"><text:span text:style-name="T8"><text:s text:c="8"/></text:span><text:span text:style-name="T5">Try</text:span></text:p>
      <text:p text:style-name="P27"><text:span text:style-name="T6"/></text:p>
      <text:p text:style-name="P25"><text:s text:c="12"/>rs.Open(sql, CN)</text:p>
      <text:p text:style-name="P27"><text:span text:style-name="T8"><text:s text:c="8"/></text:span><text:span text:style-name="T5">Catch</text:span><text:span text:style-name="T8"> ex </text:span><text:span text:style-name="T5">As</text:span><text:span text:style-name="T8"> </text:span><text:span text:style-name="T11">Exception</text:span></text:p>
      <text:p text:style-name="P27"><text:span text:style-name="T8"><text:s text:c="12"/>MsgBox(</text:span><text:span text:style-name="T14">"Error open"</text:span><text:span text:style-name="T8">, </text:span><text:span text:style-name="T11">MsgBoxStyle</text:span><text:span text:style-name="T8">.OkOnly, </text:span><text:span text:style-name="T14">"ERROR"</text:span><text:span text:style-name="T8">)</text:span></text:p>
      <text:p text:style-name="P27"><text:span text:style-name="T8"/></text:p>
      <text:p text:style-name="P27"><text:span text:style-name="T8"><text:s text:c="8"/></text:span><text:span text:style-name="T5">End</text:span><text:span text:style-name="T8"> </text:span><text:span text:style-name="T5">Try</text:span></text:p>
      <text:p text:style-name="P27"><text:span text:style-name="T6"/></text:p>
      <text:p text:style-name="P27"><text:span text:style-name="T8"><text:s text:c="4"/></text:span><text:span text:style-name="T5">End</text:span><text:span text:style-name="T8"> </text:span><text:span text:style-name="T5">Sub</text:span></text:p>
      <text:p text:style-name="P27"><text:span text:style-name="T6"/></text:p>
      <text:p text:style-name="P27"><text:span text:style-name="T8"><text:s text:c="4"/></text:span><text:span text:style-name="T5">Private</text:span><text:span text:style-name="T8"> </text:span><text:span text:style-name="T5">Sub</text:span><text:span text:style-name="T8"> frmEnlistar_Load(</text:span><text:span text:style-name="T5">ByVal</text:span><text:span text:style-name="T8"> sender </text:span><text:span text:style-name="T5">As</text:span><text:span text:style-name="T8"> System.</text:span><text:span text:style-name="T11">Object</text:span><text:span text:style-name="T8">, </text:span><text:span text:style-name="T5">ByVal</text:span><text:span text:style-name="T8"> e </text:span><text:span text:style-name="T5">As</text:span><text:span text:style-name="T8"> System.</text:span><text:span text:style-name="T11">EventArgs</text:span><text:span text:style-name="T8">) </text:span><text:span text:style-name="T5">Handles</text:span><text:span text:style-name="T8"> </text:span><text:span text:style-name="T5">MyBase</text:span><text:span text:style-name="T8">.Load</text:span></text:p>
      <text:p text:style-name="P25"><text:s text:c="8"/>lbxEnlistar.Items.Clear()</text:p>
      <text:p text:style-name="P27"><text:span text:style-name="T8"><text:s text:c="8"/></text:span><text:span text:style-name="T5">Me</text:span><text:span text:style-name="T8">.Text = animal + </text:span><text:span text:style-name="T14">", "</text:span><text:span text:style-name="T8"> + enlistar</text:span></text:p>
      <text:p text:style-name="P27"><text:span text:style-name="T8"><text:s text:c="8"/></text:span><text:span text:style-name="T5">If</text:span><text:span text:style-name="T8"> opcion = 10 </text:span><text:span text:style-name="T5">Then</text:span></text:p>
      <text:p text:style-name="P27"><text:span text:style-name="T6"/></text:p>
      <text:p text:style-name="P27"><text:span text:style-name="T8"><text:s text:c="12"/></text:span><text:span text:style-name="T5">Dim</text:span><text:span text:style-name="T8"> rs2 </text:span><text:span text:style-name="T5">As</text:span><text:span text:style-name="T8"> </text:span><text:span text:style-name="T5">New</text:span><text:span text:style-name="T8"> ADODB.</text:span><text:span text:style-name="T11">Recordset</text:span></text:p>
      <text:p text:style-name="P25"><text:s text:c="12"/>Open_sql(rs2)</text:p>
      <text:p text:style-name="P27"><text:span text:style-name="T8"><text:s text:c="12"/></text:span><text:span text:style-name="T5">If</text:span><text:span text:style-name="T8"> rs.RecordCount &lt;&gt; 0 </text:span><text:span text:style-name="T5">Then</text:span></text:p>
      <text:p text:style-name="P27"><text:span text:style-name="T6"/></text:p>
      <text:p text:style-name="P27"><text:span text:style-name="T8"><text:s text:c="16"/></text:span><text:span text:style-name="T5">While</text:span><text:span text:style-name="T8"> </text:span><text:span text:style-name="T5">Not</text:span><text:span text:style-name="T8"> rs2.EOF()</text:span></text:p>
      <text:p text:style-name="P27"><text:span text:style-name="T8"/></text:p>
      <text:p text:style-name="P27"><text:span text:style-name="T8"><text:s text:c="20"/></text:span><text:span text:style-name="T5">Dim</text:span><text:span text:style-name="T8"> i </text:span><text:span text:style-name="T5">As</text:span><text:span text:style-name="T8"> </text:span><text:span text:style-name="T5">Integer</text:span></text:p>
      <text:p text:style-name="P27"><text:span text:style-name="T8"><text:s text:c="20"/></text:span><text:span text:style-name="T5">Dim</text:span><text:span text:style-name="T8"> aux </text:span><text:span text:style-name="T5">As</text:span><text:span text:style-name="T8"> </text:span><text:span text:style-name="T5">Boolean</text:span></text:p>
      <text:p text:style-name="P27"><text:span text:style-name="T8"><text:s text:c="20"/>aux = </text:span><text:span text:style-name="T5">False</text:span></text:p>
      <text:p text:style-name="P27"><text:span text:style-name="T8"><text:s text:c="20"/>sql = </text:span><text:span text:style-name="T14">"select h.num, raza, nacimiento, lugar, progenitor_macho, progenitor_hembra from hembra h, hay y where h.num=y.num and h.num &lt;&gt;"</text:span><text:span text:style-name="T8"> &amp; _</text:span></text:p>
      <text:p text:style-name="P27"><text:span text:style-name="T8"><text:s text:c="21"/>rs2(0).Value &amp; </text:span><text:span text:style-name="T14">" h.serie="</text:span><text:span text:style-name="T8"> &amp; Val(TSERIE)</text:span></text:p>
      <text:p text:style-name="P25"><text:s text:c="20"/>Open_sql(rs)</text:p>
      <text:p text:style-name="P25"/>
      <text:p text:style-name="P27"><text:span text:style-name="T8"><text:s text:c="20"/></text:span><text:span text:style-name="T5">If</text:span><text:span text:style-name="T8"> rs.RecordCount &lt;&gt; 0 </text:span><text:span text:style-name="T5">Then</text:span></text:p>
      <text:p text:style-name="P27"><text:span text:style-name="T8"><text:s text:c="24"/></text:span><text:span text:style-name="T5">For</text:span><text:span text:style-name="T8"> i = 0 </text:span><text:span text:style-name="T5">To</text:span><text:span text:style-name="T8"> lbxEnlistar.Items.Count - 1</text:span></text:p>
      <text:p text:style-name="P27"><text:span text:style-name="T8"><text:s text:c="28"/></text:span><text:span text:style-name="T5">If</text:span><text:span text:style-name="T8"> rs(0).Value = lbxEnlistar.Items(i) </text:span><text:span text:style-name="T5">Then</text:span></text:p>
      <text:p text:style-name="P27"><text:span text:style-name="T8"><text:s text:c="32"/>aux = </text:span><text:span text:style-name="T5">True</text:span></text:p>
      <text:p text:style-name="P27"><text:span text:style-name="T8"><text:s text:c="28"/></text:span><text:span text:style-name="T5">End</text:span><text:span text:style-name="T8"> </text:span><text:span text:style-name="T5">If</text:span></text:p>
      <text:p text:style-name="P27"><text:span text:style-name="T8"><text:s text:c="24"/></text:span><text:span text:style-name="T5">Next</text:span></text:p>
      <text:p text:style-name="P27"><text:span text:style-name="T8"><text:s text:c="24"/></text:span><text:span text:style-name="T5">If</text:span><text:span text:style-name="T8"> aux = </text:span><text:span text:style-name="T5">False</text:span><text:span text:style-name="T8"> </text:span><text:span text:style-name="T5">Then</text:span></text:p>
      <text:p text:style-name="P25"><text:soft-page-break/><text:s text:c="28"/>lbxEnlistar.Items.Add(rs(0).Value)</text:p>
      <text:p text:style-name="P27"><text:span text:style-name="T8"><text:s text:c="24"/></text:span><text:span text:style-name="T5">End</text:span><text:span text:style-name="T8"> </text:span><text:span text:style-name="T5">If</text:span></text:p>
      <text:p text:style-name="P27"><text:span text:style-name="T6"/></text:p>
      <text:p text:style-name="P27"><text:span text:style-name="T8"><text:s text:c="20"/></text:span><text:span text:style-name="T5">End</text:span><text:span text:style-name="T8"> </text:span><text:span text:style-name="T5">If</text:span></text:p>
      <text:p text:style-name="P27"><text:span text:style-name="T6"/></text:p>
      <text:p text:style-name="P27"><text:span text:style-name="T8"><text:s text:c="16"/></text:span><text:span text:style-name="T5">End</text:span><text:span text:style-name="T8"> </text:span><text:span text:style-name="T5">While</text:span></text:p>
      <text:p text:style-name="P25"><text:s text:c="16"/>rs2.Close()</text:p>
      <text:p text:style-name="P25"/>
      <text:p text:style-name="P27"><text:span text:style-name="T8"><text:s text:c="12"/></text:span><text:span text:style-name="T5">End</text:span><text:span text:style-name="T8"> </text:span><text:span text:style-name="T5">If</text:span></text:p>
      <text:p text:style-name="P27"><text:span text:style-name="T6"/></text:p>
      <text:p text:style-name="P27"><text:span text:style-name="T8"><text:s text:c="8"/></text:span><text:span text:style-name="T5">Else</text:span></text:p>
      <text:p text:style-name="P27"><text:span text:style-name="T6"/></text:p>
      <text:p text:style-name="P25"><text:s text:c="12"/>Open_sql(rs)</text:p>
      <text:p text:style-name="P27"><text:span text:style-name="T8"><text:s text:c="12"/></text:span><text:span text:style-name="T5">If</text:span><text:span text:style-name="T8"> rs.RecordCount &lt;&gt; 0 </text:span><text:span text:style-name="T5">Then</text:span></text:p>
      <text:p text:style-name="P27"><text:span text:style-name="T6"/></text:p>
      <text:p text:style-name="P27"><text:span text:style-name="T8"><text:s text:c="16"/></text:span><text:span text:style-name="T5">While</text:span><text:span text:style-name="T8"> </text:span><text:span text:style-name="T5">Not</text:span><text:span text:style-name="T8"> rs.EOF()</text:span></text:p>
      <text:p text:style-name="P27"><text:span text:style-name="T8"/></text:p>
      <text:p text:style-name="P25"><text:s text:c="20"/>lbxEnlistar.Items.Add(rs(0).Value)</text:p>
      <text:p text:style-name="P25"><text:s text:c="20"/>rs.MoveNext()</text:p>
      <text:p text:style-name="P25"/>
      <text:p text:style-name="P27"><text:span text:style-name="T8"><text:s text:c="16"/></text:span><text:span text:style-name="T5">End</text:span><text:span text:style-name="T8"> </text:span><text:span text:style-name="T5">While</text:span></text:p>
      <text:p text:style-name="P27"><text:span text:style-name="T6"/></text:p>
      <text:p text:style-name="P27"><text:span text:style-name="T8"><text:s text:c="12"/></text:span><text:span text:style-name="T5">End</text:span><text:span text:style-name="T8"> </text:span><text:span text:style-name="T5">If</text:span></text:p>
      <text:p text:style-name="P27"><text:span text:style-name="T6"/></text:p>
      <text:p text:style-name="P27"><text:span text:style-name="T8"><text:s text:c="8"/></text:span><text:span text:style-name="T5">End</text:span><text:span text:style-name="T8"> </text:span><text:span text:style-name="T5">If</text:span></text:p>
      <text:p text:style-name="P27"><text:span text:style-name="T6"/></text:p>
      <text:p text:style-name="P25"><text:s text:c="8"/>rs.Close()</text:p>
      <text:p text:style-name="P25"/>
      <text:p text:style-name="P27"><text:span text:style-name="T8"><text:s text:c="4"/></text:span><text:span text:style-name="T5">End</text:span><text:span text:style-name="T8"> </text:span><text:span text:style-name="T5">Sub</text:span></text:p>
      <text:p text:style-name="P27"><text:span text:style-name="T6"/></text:p>
      <text:p text:style-name="P27"><text:span text:style-name="T5">End</text:span><text:span text:style-name="T8"> </text:span><text:span text:style-name="T5">Class</text:span></text:p>
      <text:p text:style-name="P35">3.8. Ordeñe</text:p>
      <text:p text:style-name="P29"><text:span text:style-name="T5"/></text:p>
      <text:p text:style-name="P34"><text:span text:style-name="T5">Public</text:span><text:span text:style-name="T8"> </text:span><text:span text:style-name="T5">Class</text:span><text:span text:style-name="T8"> </text:span><text:span text:style-name="T11">frmOrdeñe</text:span></text:p>
      <text:p text:style-name="P25"/>
      <text:p text:style-name="P27"><text:span text:style-name="T8"><text:s text:c="4"/></text:span><text:span text:style-name="T5">Private</text:span><text:span text:style-name="T8"> </text:span><text:span text:style-name="T5">Sub</text:span><text:span text:style-name="T8"> frmOrdeñe_Load(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text:span><text:span text:style-name="T5">MyBase</text:span><text:span text:style-name="T8">.Load</text:span></text:p>
      <text:p text:style-name="P25"><text:s text:c="8"/>lblTurno.Text = turno</text:p>
      <text:p text:style-name="P25"><text:s text:c="8"/>lblLitros.Text = litros</text:p>
      <text:p text:style-name="P25"><text:s text:c="8"/>lblGrasa.Text = grasa</text:p>
      <text:p text:style-name="P25"><text:s text:c="8"/>lblProteina.Text = proteina</text:p>
      <text:p text:style-name="P25"><text:s text:c="8"/>lblUrea.Text = urea</text:p>
      <text:p text:style-name="P25"><text:s text:c="8"/>lblRecuentobac.Text = rec_bacteriano</text:p>
      <text:p text:style-name="P25"><text:s text:c="8"/>lblRecuentoCel.Text = rec_celulas</text:p>
      <text:p text:style-name="P25"><text:s text:c="8"/>lblNumLote.Text = num_lote</text:p>
      <text:p text:style-name="P25"><text:s text:c="8"/>lblFecha.Text = fecha</text:p>
      <text:p text:style-name="P25"><text:s text:c="8"/>chbConsumoe.Text = consumoe</text:p>
      <text:p text:style-name="P25"><text:s text:c="8"/>chbConsumoi.Text = consumoi</text:p>
      <text:p text:style-name="P25"/>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ublic</text:span><text:span text:style-name="T8"> </text:span><text:span text:style-name="T5">Sub</text:span><text:span text:style-name="T8"> Open_sql()</text:span></text:p>
      <text:p text:style-name="P27"><text:span text:style-name="T8"><text:s text:c="8"/></text:span><text:span text:style-name="T5">Try</text:span></text:p>
      <text:p text:style-name="P25"><text:s text:c="12"/>rs.Open(sql, CN)</text:p>
      <text:p text:style-name="P27"><text:span text:style-name="T8"><text:s text:c="8"/></text:span><text:span text:style-name="T5">Catch</text:span><text:span text:style-name="T8"> ex </text:span><text:span text:style-name="T5">As</text:span><text:span text:style-name="T8"> </text:span><text:span text:style-name="T11">Exception</text:span></text:p>
      <text:p text:style-name="P27"><text:span text:style-name="T8"><text:s text:c="12"/>MsgBox(</text:span><text:span text:style-name="T14">"Error open"</text:span><text:span text:style-name="T8">, </text:span><text:span text:style-name="T11">MsgBoxStyle</text:span><text:span text:style-name="T8">.OkOnly, </text:span><text:span text:style-name="T14">"ERROR"</text:span><text:span text:style-name="T8">)</text:span></text:p>
      <text:p text:style-name="P27"><text:span text:style-name="T8"><text:s text:c="8"/></text:span><text:span text:style-name="T5">End</text:span><text:span text:style-name="T8"> </text:span><text:span text:style-name="T5">Try</text:span></text:p>
      <text:p text:style-name="P27"><text:span text:style-name="T8"><text:s text:c="4"/></text:span><text:span text:style-name="T5">End</text:span><text:span text:style-name="T8"> </text:span><text:span text:style-name="T5">Sub</text:span></text:p>
      <text:p text:style-name="P27"><text:span text:style-name="T8"><text:s text:c="4"/></text:span><text:span text:style-name="T5">Public</text:span><text:span text:style-name="T8"> </text:span><text:span text:style-name="T5">Sub</text:span><text:span text:style-name="T8"> execute_sql()</text:span></text:p>
      <text:p text:style-name="P27"><text:span text:style-name="T8"><text:s text:c="8"/></text:span><text:span text:style-name="T5">Try</text:span></text:p>
      <text:p text:style-name="P25"><text:s text:c="12"/>CN.Execute(sql)</text:p>
      <text:p text:style-name="P27"><text:span text:style-name="T8"><text:s text:c="8"/></text:span><text:span text:style-name="T5">Catch</text:span><text:span text:style-name="T8"> ex </text:span><text:span text:style-name="T5">As</text:span><text:span text:style-name="T8"> </text:span><text:span text:style-name="T11">Exception</text:span></text:p>
      <text:p text:style-name="P27"><text:span text:style-name="T8"><text:s text:c="12"/>MsgBox(</text:span><text:span text:style-name="T14">"Error Execute"</text:span><text:span text:style-name="T8">)</text:span></text:p>
      <text:p text:style-name="P27"><text:span text:style-name="T8"><text:s text:c="12"/></text:span><text:span text:style-name="T5">Exit Sub</text:span></text:p>
      <text:p text:style-name="P27"><text:span text:style-name="T8"><text:s text:c="8"/></text:span><text:span text:style-name="T5">End</text:span><text:span text:style-name="T8"> </text:span><text:span text:style-name="T5">Try</text:span></text:p>
      <text:p text:style-name="P27"><text:span text:style-name="T8"><text:s text:c="4"/></text:span><text:span text:style-name="T5">End</text:span><text:span text:style-name="T8"> </text:span><text:span text:style-name="T5">Sub</text:span></text:p>
      <text:p text:style-name="P27"><text:span text:style-name="T8"><text:s text:c="4"/></text:span><text:span text:style-name="T5">Private</text:span><text:span text:style-name="T8"> </text:span><text:span text:style-name="T5">Sub</text:span><text:span text:style-name="T8"> btnAgregar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btnAgregar.Click</text:span></text:p>
      <text:p text:style-name="P27"><text:span text:style-name="T8"><text:s text:c="8"/></text:span><text:span text:style-name="T11">frmLote</text:span><text:span text:style-name="T8">.Show()</text:span></text:p>
      <text:p text:style-name="P27"><text:span text:style-name="T8"><text:s text:c="4"/></text:span><text:span text:style-name="T5">End</text:span><text:span text:style-name="T8"> </text:span><text:span text:style-name="T5">Sub</text:span></text:p>
      <text:p text:style-name="P25"/>
      <text:p text:style-name="P27"><text:span text:style-name="T8"><text:s text:c="4"/></text:span><text:span text:style-name="T5">Private</text:span><text:span text:style-name="T8"> </text:span><text:span text:style-name="T5">Sub</text:span><text:span text:style-name="T8"> btnConsultar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btnConsultar.Click</text:span></text:p>
      <text:p text:style-name="P27"><text:span text:style-name="T8"><text:s text:c="8"/></text:span><text:span text:style-name="T11">frmLote</text:span><text:span text:style-name="T8">.Show()</text:span></text:p>
      <text:p text:style-name="P27"><text:span text:style-name="T8"><text:s text:c="4"/></text:span><text:span text:style-name="T5">End</text:span><text:span text:style-name="T8"> </text:span><text:span text:style-name="T5">Sub</text:span></text:p>
      <text:p text:style-name="P25"><text:soft-page-break/></text:p>
      <text:p text:style-name="P27"><text:span text:style-name="T8"><text:s text:c="4"/></text:span><text:span text:style-name="T5">Private</text:span><text:span text:style-name="T8"> </text:span><text:span text:style-name="T5">Sub</text:span><text:span text:style-name="T8"> btnOrdeñado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btnOrdeñado.Click</text:span></text:p>
      <text:p text:style-name="P27"><text:span text:style-name="T8"><text:s text:c="8"/></text:span><text:span text:style-name="T5">Dim</text:span><text:span text:style-name="T8"> acum </text:span><text:span text:style-name="T5">As</text:span><text:span text:style-name="T8"> </text:span><text:span text:style-name="T5">Integer</text:span></text:p>
      <text:p text:style-name="P25"><text:s text:c="8"/>acum = Validacion_numerica(tbxLitros.Text, acum)</text:p>
      <text:p text:style-name="P25"><text:s text:c="8"/>acum = Validacion_numerica(tbxGrasa.Text, acum)</text:p>
      <text:p text:style-name="P25"><text:s text:c="8"/>acum = Validacion_numerica(tbxProteina.Text, acum)</text:p>
      <text:p text:style-name="P25"><text:s text:c="8"/>acum = Validacion_numerica(tbxUrea.Text, acum)</text:p>
      <text:p text:style-name="P25"><text:s text:c="8"/>acum = Validacion_numerica(tbxRecuentobac.Text, acum)</text:p>
      <text:p text:style-name="P25"><text:s text:c="8"/>acum = Validacion_numerica(tbxRecuentocel.Text, acum)</text:p>
      <text:p text:style-name="P25"><text:s text:c="8"/>acum = Validacion_numerica(tbxConsumoi.Text, acum)</text:p>
      <text:p text:style-name="P25"><text:s text:c="8"/>acum = Validacion_numerica(tbxConsumoi.Text, acum)</text:p>
      <text:p text:style-name="P25"><text:s text:c="8"/>acum = Validacion_numerica(tbxNumLote.Text, acum)</text:p>
      <text:p text:style-name="P27"><text:span text:style-name="T8"><text:s text:c="8"/></text:span><text:span text:style-name="T5">If</text:span><text:span text:style-name="T8"> Val(tbxLitros.Text) &lt;&gt; (Val(tbxConsumoe.Text) + Val(tbxConsumoi.Text)) </text:span><text:span text:style-name="T5">Then</text:span></text:p>
      <text:p text:style-name="P25"><text:s text:c="12"/>acum = acum + 1</text:p>
      <text:p text:style-name="P27"><text:span text:style-name="T8"><text:s text:c="8"/></text:span><text:span text:style-name="T5">End</text:span><text:span text:style-name="T8"> </text:span><text:span text:style-name="T5">If</text:span></text:p>
      <text:p text:style-name="P27"><text:span text:style-name="T8"><text:s text:c="8"/></text:span><text:span text:style-name="T5">If</text:span><text:span text:style-name="T8"> acum = 0 </text:span><text:span text:style-name="T5">Then</text:span></text:p>
      <text:p text:style-name="P27"><text:span text:style-name="T8"><text:s text:c="12"/>sql = </text:span><text:span text:style-name="T14">"Select num_hembra from produce where num_lote="</text:span><text:span text:style-name="T8"> &amp; tbxNumLote.Text</text:span></text:p>
      <text:p text:style-name="P25"><text:s text:c="12"/>Open_sql()</text:p>
      <text:p text:style-name="P27"><text:span text:style-name="T8"><text:s text:c="12"/></text:span><text:span text:style-name="T5">If</text:span><text:span text:style-name="T8"> rs.RecordCount &lt;&gt; 0 </text:span><text:span text:style-name="T5">Then</text:span></text:p>
      <text:p text:style-name="P27"><text:span text:style-name="T8"><text:s text:c="16"/></text:span><text:span text:style-name="T5">While</text:span><text:span text:style-name="T8"> </text:span><text:span text:style-name="T5">Not</text:span><text:span text:style-name="T8"> rs.EOF()</text:span></text:p>
      <text:p text:style-name="P27"><text:span text:style-name="T8"><text:s text:c="20"/>sql = </text:span><text:span text:style-name="T14">"insert into produce(tipo, fecha, num_lote, cantidad, urea, recuento_bac, grasa, proteina, celulas_somaticas, num_hembra) values ('comerciable', '"</text:span><text:span text:style-name="T8"> &amp; _</text:span></text:p>
      <text:p text:style-name="P27"><text:span text:style-name="T8"><text:s text:c="15"/>dtpFecha.Text &amp; </text:span><text:span text:style-name="T14">"', "</text:span><text:span text:style-name="T8"> &amp; Val(tbxNumLote.Text) &amp; </text:span><text:span text:style-name="T14">", "</text:span><text:span text:style-name="T8"> &amp; Val(tbxConsumoe.Text) &amp; </text:span><text:span text:style-name="T14">", "</text:span><text:span text:style-name="T8"> &amp; Val(tbxUrea.Text) &amp; </text:span><text:span text:style-name="T14">", "</text:span><text:span text:style-name="T8"> &amp; _</text:span></text:p>
      <text:p text:style-name="P27"><text:span text:style-name="T8"><text:s text:c="15"/>Val(tbxRecuentobac.Text) &amp; </text:span><text:span text:style-name="T14">", "</text:span><text:span text:style-name="T8"> &amp; Val(tbxGrasa.Text) &amp; </text:span><text:span text:style-name="T14">", "</text:span><text:span text:style-name="T8"> &amp; Val(tbxProteina.Text) &amp; </text:span><text:span text:style-name="T14">", "</text:span><text:span text:style-name="T8"> &amp; Val(tbxRecuentocel.Text) &amp; </text:span><text:span text:style-name="T14">", "</text:span><text:span text:style-name="T8"> &amp; Val(rs(0).Value) &amp; </text:span><text:span text:style-name="T14">"')"</text:span></text:p>
      <text:p text:style-name="P25"><text:s text:c="20"/>execute_sql()</text:p>
      <text:p text:style-name="P27"><text:span text:style-name="T8"><text:s text:c="20"/>sql = </text:span><text:span text:style-name="T14">"insert into produce(tipo, fecha, num_lote, cantidad, urea, recuento_bac, grasa, proteina, celulas_somaticas, num_hembra) values ('NOcomerciable', '"</text:span><text:span text:style-name="T8"> &amp; _</text:span></text:p>
      <text:p text:style-name="P27"><text:span text:style-name="T8"><text:s text:c="15"/>dtpFecha.Text &amp; </text:span><text:span text:style-name="T14">"', "</text:span><text:span text:style-name="T8"> &amp; Val(tbxNumLote.Text) &amp; </text:span><text:span text:style-name="T14">", "</text:span><text:span text:style-name="T8"> &amp; Val(tbxConsumoi.Text) &amp; </text:span><text:span text:style-name="T14">", "</text:span><text:span text:style-name="T8"> &amp; Val(tbxUrea.Text) &amp; </text:span><text:span text:style-name="T14">", "</text:span><text:span text:style-name="T8"> &amp; _</text:span></text:p>
      <text:p text:style-name="P27"><text:span text:style-name="T8"><text:s text:c="15"/>Val(tbxRecuentobac.Text) &amp; </text:span><text:span text:style-name="T14">", "</text:span><text:span text:style-name="T8"> &amp; Val(tbxGrasa.Text) &amp; </text:span><text:span text:style-name="T14">", "</text:span><text:span text:style-name="T8"> &amp; Val(tbxProteina.Text) &amp; </text:span><text:span text:style-name="T14">", "</text:span><text:span text:style-name="T8"> &amp; Val(tbxRecuentocel.Text) &amp; </text:span><text:span text:style-name="T14">", "</text:span><text:span text:style-name="T8"> &amp; Val(rs(0).Value) &amp; </text:span><text:span text:style-name="T14">"')"</text:span></text:p>
      <text:p text:style-name="P25"><text:s text:c="20"/>execute_sql()</text:p>
      <text:p text:style-name="P27"><text:span text:style-name="T8"><text:s text:c="16"/></text:span><text:span text:style-name="T5">End</text:span><text:span text:style-name="T8"> </text:span><text:span text:style-name="T5">While</text:span></text:p>
      <text:p text:style-name="P27"><text:soft-page-break/><text:span text:style-name="T8"><text:s text:c="12"/></text:span><text:span text:style-name="T5">Else</text:span></text:p>
      <text:p text:style-name="P27"><text:span text:style-name="T8"><text:s text:c="16"/></text:span><text:span text:style-name="T5">Dim</text:span><text:span text:style-name="T8"> i </text:span><text:span text:style-name="T5">As</text:span><text:span text:style-name="T8"> </text:span><text:span text:style-name="T5">Integer</text:span></text:p>
      <text:p text:style-name="P27"><text:span text:style-name="T8"><text:s text:c="16"/></text:span><text:span text:style-name="T5">For</text:span><text:span text:style-name="T8"> i = 0 </text:span><text:span text:style-name="T5">To</text:span><text:span text:style-name="T8"> frmLote.lbxAgregar.Items.Count - 1</text:span></text:p>
      <text:p text:style-name="P27"><text:span text:style-name="T8"><text:s text:c="20"/>sql = </text:span><text:span text:style-name="T14">"insert into produce(tipo, fecha, num_lote, cantidad, urea, recuento_bac, grasa, proteina, celulas_somaticas, num_hembra) values ('comerciable', '"</text:span><text:span text:style-name="T8"> &amp; _</text:span></text:p>
      <text:p text:style-name="P27"><text:span text:style-name="T8"><text:s text:c="28"/>dtpFecha.Text &amp; </text:span><text:span text:style-name="T14">"', "</text:span><text:span text:style-name="T8"> &amp; Val(tbxNumLote.Text) &amp; </text:span><text:span text:style-name="T14">", "</text:span><text:span text:style-name="T8"> &amp; Val(tbxConsumoe.Text) &amp; </text:span><text:span text:style-name="T14">", "</text:span><text:span text:style-name="T8"> &amp; Val(tbxUrea.Text) &amp; </text:span><text:span text:style-name="T14">", "</text:span><text:span text:style-name="T8"> &amp; _</text:span></text:p>
      <text:p text:style-name="P27"><text:span text:style-name="T8"><text:s text:c="28"/>Val(tbxRecuentobac.Text) &amp; </text:span><text:span text:style-name="T14">", "</text:span><text:span text:style-name="T8"> &amp; Val(tbxGrasa.Text) &amp; </text:span><text:span text:style-name="T14">", "</text:span><text:span text:style-name="T8"> &amp; Val(tbxProteina.Text) &amp; </text:span><text:span text:style-name="T14">", "</text:span><text:span text:style-name="T8"> &amp; Val(tbxRecuentocel.Text) &amp; </text:span><text:span text:style-name="T14">", "</text:span><text:span text:style-name="T8"> &amp; Val(frmLote.lbxAgregar.Items(i)) &amp; </text:span><text:span text:style-name="T14">"')"</text:span></text:p>
      <text:p text:style-name="P25"><text:s text:c="20"/>execute_sql()</text:p>
      <text:p text:style-name="P27"><text:span text:style-name="T8"><text:s text:c="20"/>sql = </text:span><text:span text:style-name="T14">"insert into produce(tipo, fecha, num_lote, cantidad, urea, recuento_bac, grasa, proteina, celulas_somaticas, num_hembra) values ('NOcomerciable', '"</text:span><text:span text:style-name="T8"> &amp; _</text:span></text:p>
      <text:p text:style-name="P27"><text:span text:style-name="T8"><text:s text:c="15"/>dtpFecha.Text &amp; </text:span><text:span text:style-name="T14">"', "</text:span><text:span text:style-name="T8"> &amp; Val(tbxNumLote.Text) &amp; </text:span><text:span text:style-name="T14">", "</text:span><text:span text:style-name="T8"> &amp; Val(tbxConsumoi.Text) &amp; </text:span><text:span text:style-name="T14">", "</text:span><text:span text:style-name="T8"> &amp; Val(tbxUrea.Text) &amp; </text:span><text:span text:style-name="T14">", "</text:span><text:span text:style-name="T8"> &amp; _</text:span></text:p>
      <text:p text:style-name="P27"><text:span text:style-name="T8"><text:s text:c="15"/>Val(tbxRecuentobac.Text) &amp; </text:span><text:span text:style-name="T14">", "</text:span><text:span text:style-name="T8"> &amp; Val(tbxGrasa.Text) &amp; </text:span><text:span text:style-name="T14">", "</text:span><text:span text:style-name="T8"> &amp; Val(tbxProteina.Text) &amp; </text:span><text:span text:style-name="T14">", "</text:span><text:span text:style-name="T8"> &amp; Val(tbxRecuentocel.Text) &amp; </text:span><text:span text:style-name="T14">", "</text:span><text:span text:style-name="T8"> &amp; Val(frmLote.lbxAgregar.Items(i)) &amp; </text:span><text:span text:style-name="T14">"')"</text:span></text:p>
      <text:p text:style-name="P25"><text:s text:c="20"/>execute_sql()</text:p>
      <text:p text:style-name="P27"><text:span text:style-name="T8"><text:s text:c="16"/></text:span><text:span text:style-name="T5">Next</text:span></text:p>
      <text:p text:style-name="P27"><text:span text:style-name="T8"><text:s text:c="16"/></text:span><text:span text:style-name="T11">frmLote</text:span><text:span text:style-name="T8">.Hide()</text:span></text:p>
      <text:p text:style-name="P27"><text:span text:style-name="T8"><text:s text:c="12"/></text:span><text:span text:style-name="T5">End</text:span><text:span text:style-name="T8"> </text:span><text:span text:style-name="T5">If</text:span></text:p>
      <text:p text:style-name="P25"><text:s text:c="12"/>rs.Close()</text:p>
      <text:p text:style-name="P27"><text:span text:style-name="T8"><text:s text:c="12"/>sql = </text:span><text:span text:style-name="T14">"insert into almacena(tipo, fecha, num_sertie cantidad) values ('consumible', '"</text:span><text:span text:style-name="T8"> &amp; dtpFecha.Text &amp; </text:span><text:span text:style-name="T14">"', "</text:span><text:span text:style-name="T8"> &amp; Val(tbxNserie.Text) &amp; _</text:span></text:p>
      <text:p text:style-name="P27"><text:span text:style-name="T8"><text:s text:c="20"/></text:span><text:span text:style-name="T14">", "</text:span><text:span text:style-name="T8"> &amp; Val(tbxConsumoe.Text) &amp; </text:span><text:span text:style-name="T14">")"</text:span></text:p>
      <text:p text:style-name="P25"><text:s text:c="12"/>execute_sql()</text:p>
      <text:p text:style-name="P27"><text:span text:style-name="T8"><text:s text:c="8"/></text:span><text:span text:style-name="T5">End</text:span><text:span text:style-name="T8"> </text:span><text:span text:style-name="T5">If</text:span></text:p>
      <text:p text:style-name="P27"><text:span text:style-name="T8"><text:s text:c="4"/></text:span><text:span text:style-name="T5">End</text:span><text:span text:style-name="T8"> </text:span><text:span text:style-name="T5">Sub</text:span></text:p>
      <text:p text:style-name="P27"><text:span text:style-name="T8"><text:s text:c="4"/></text:span><text:span text:style-name="T5">Private</text:span><text:span text:style-name="T8"> </text:span><text:span text:style-name="T5">Sub</text:span><text:span text:style-name="T8"> btnTanque_Consultar_Click(sender </text:span><text:span text:style-name="T5">As</text:span><text:span text:style-name="T8"> System.</text:span><text:span text:style-name="T11">Object</text:span><text:span text:style-name="T8">, e </text:span><text:span text:style-name="T5">As</text:span><text:span text:style-name="T8"> System.</text:span><text:span text:style-name="T11">EventArgs</text:span><text:span text:style-name="T8">) </text:span><text:span text:style-name="T5">Handles</text:span><text:span text:style-name="T8"> btnTanque_Consultar.Click</text:span></text:p>
      <text:p text:style-name="P27"><text:span text:style-name="T8"><text:s text:c="8"/>sql = </text:span><text:span text:style-name="T14">"select t.serie, t.capacidad from tanque t, almacena a, produce p, hay h, tambo o where t.serie=a.serie and a.tipo=p.tipo and p.num=h.num and o.serie ="</text:span><text:span text:style-name="T8"> &amp; Val(TSERIE)</text:span></text:p>
      <text:p text:style-name="P27"><text:span text:style-name="T8"><text:s text:c="8"/></text:span><text:span text:style-name="T11">frmEnlistar</text:span><text:span text:style-name="T8">.Show()</text:span></text:p>
      <text:p text:style-name="P27"><text:span text:style-name="T8"><text:s text:c="4"/></text:span><text:span text:style-name="T5">End</text:span><text:span text:style-name="T8"> </text:span><text:span text:style-name="T5">Sub</text:span></text:p>
      <text:p text:style-name="P27"><text:span text:style-name="T5">End</text:span><text:span text:style-name="T8"> </text:span><text:span text:style-name="T5">Class</text:span></text:p>
      <text:p text:style-name="P30"/>
      <text:p text:style-name="P12">4. Anexo:</text:p>
      <text:p text:style-name="P4">4.1 Asignación de abreviaciones</text:p>
      <table:table table:name="Tabla1" table:style-name="Tabla1">
        <table:table-column table:style-name="Tabla1.A"/>
        <table:table-column table:style-name="Tabla1.B"/>
        <table:table-row>
          <table:table-cell table:style-name="Tabla1.A1" office:value-type="string">
            <text:p text:style-name="P14">Nombre</text:p>
          </table:table-cell>
          <table:table-cell table:style-name="Tabla1.B1" office:value-type="string">
            <text:p text:style-name="P14"><text:s/>Abreviación</text:p>
          </table:table-cell>
        </table:table-row>
        <table:table-row>
          <table:table-cell table:style-name="Tabla1.A2" office:value-type="string">
            <text:p text:style-name="P17">Button</text:p>
          </table:table-cell>
          <table:table-cell table:style-name="Tabla1.B2" office:value-type="string">
            <text:p text:style-name="P17">btn</text:p>
          </table:table-cell>
        </table:table-row>
        <table:table-row>
          <table:table-cell table:style-name="Tabla1.A2" office:value-type="string">
            <text:p text:style-name="P17">Check Box</text:p>
          </table:table-cell>
          <table:table-cell table:style-name="Tabla1.B2" office:value-type="string">
            <text:p text:style-name="P17">chb</text:p>
          </table:table-cell>
        </table:table-row>
        <table:table-row>
          <table:table-cell table:style-name="Tabla1.A2" office:value-type="string">
            <text:p text:style-name="P17">Combo Box</text:p>
          </table:table-cell>
          <table:table-cell table:style-name="Tabla1.B2" office:value-type="string">
            <text:p text:style-name="P17">cbx</text:p>
          </table:table-cell>
        </table:table-row>
        <table:table-row>
          <table:table-cell table:style-name="Tabla1.A2" office:value-type="string">
            <text:p text:style-name="P17">Date time picker</text:p>
          </table:table-cell>
          <table:table-cell table:style-name="Tabla1.B2" office:value-type="string">
            <text:p text:style-name="P17">dtp</text:p>
          </table:table-cell>
        </table:table-row>
        <table:table-row>
          <table:table-cell table:style-name="Tabla1.A2" office:value-type="string">
            <text:p text:style-name="P17">Form</text:p>
          </table:table-cell>
          <table:table-cell table:style-name="Tabla1.B2" office:value-type="string">
            <text:p text:style-name="P17">frm</text:p>
          </table:table-cell>
        </table:table-row>
        <table:table-row>
          <table:table-cell table:style-name="Tabla1.A2" office:value-type="string">
            <text:p text:style-name="P17">Group Box</text:p>
          </table:table-cell>
          <table:table-cell table:style-name="Tabla1.B2" office:value-type="string">
            <text:p text:style-name="P17">gbx</text:p>
          </table:table-cell>
        </table:table-row>
        <table:table-row>
          <table:table-cell table:style-name="Tabla1.A2" office:value-type="string">
            <text:p text:style-name="P17">Label</text:p>
          </table:table-cell>
          <table:table-cell table:style-name="Tabla1.B2" office:value-type="string">
            <text:p text:style-name="P17">lbl</text:p>
          </table:table-cell>
        </table:table-row>
        <table:table-row>
          <table:table-cell table:style-name="Tabla1.A2" office:value-type="string">
            <text:p text:style-name="P17">List Box</text:p>
          </table:table-cell>
          <table:table-cell table:style-name="Tabla1.B2" office:value-type="string">
            <text:p text:style-name="P17">lbx</text:p>
          </table:table-cell>
        </table:table-row>
        <table:table-row>
          <table:table-cell table:style-name="Tabla1.A2" office:value-type="string">
            <text:p text:style-name="P17">Menu Strip</text:p>
          </table:table-cell>
          <table:table-cell table:style-name="Tabla1.B2" office:value-type="string">
            <text:p text:style-name="P17">msp</text:p>
          </table:table-cell>
        </table:table-row>
        <table:table-row>
          <table:table-cell table:style-name="Tabla1.A2" office:value-type="string">
            <text:p text:style-name="P17">Menu Strip Item</text:p>
          </table:table-cell>
          <table:table-cell table:style-name="Tabla1.B2" office:value-type="string">
            <text:p text:style-name="P17">ts</text:p>
          </table:table-cell>
        </table:table-row>
        <table:table-row>
          <table:table-cell table:style-name="Tabla1.A2" office:value-type="string">
            <text:p text:style-name="P17">Panel</text:p>
          </table:table-cell>
          <table:table-cell table:style-name="Tabla1.B2" office:value-type="string">
            <text:p text:style-name="P17">pnl</text:p>
          </table:table-cell>
        </table:table-row>
        <table:table-row>
          <table:table-cell table:style-name="Tabla1.A2" office:value-type="string">
            <text:p text:style-name="P17">Picture Box</text:p>
          </table:table-cell>
          <table:table-cell table:style-name="Tabla1.B2" office:value-type="string">
            <text:p text:style-name="P17">pbx</text:p>
          </table:table-cell>
        </table:table-row>
        <table:table-row>
          <table:table-cell table:style-name="Tabla1.A2" office:value-type="string">
            <text:p text:style-name="P17">Radio Button</text:p>
          </table:table-cell>
          <table:table-cell table:style-name="Tabla1.B2" office:value-type="string">
            <text:p text:style-name="P17">rbn</text:p>
          </table:table-cell>
        </table:table-row>
        <table:table-row>
          <table:table-cell table:style-name="Tabla1.A2" office:value-type="string">
            <text:p text:style-name="P17">Text Box</text:p>
          </table:table-cell>
          <table:table-cell table:style-name="Tabla1.B2" office:value-type="string">
            <text:p text:style-name="P17">tbx</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FreeSans1" svg:font-family="FreeSans" style:font-family-generic="swiss"/>
    <style:font-face style:name="Consolas" svg:font-family="Consolas" style:font-family-generic="swiss"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text-properties style:font-name="Arial1"/>
    </style:style>
    <style:style style:name="MP2" style:family="paragraph">
      <style:paragraph-properties fo:text-align="end"/>
    </style:style>
    <style:style style:name="MP3" style:family="paragraph">
      <style:paragraph-properties fo:text-align="end"/>
      <style:text-properties style:font-name="Arial1"/>
    </style:style>
    <style:style style:name="MP4" style:family="paragraph" style:parent-style-name="Footer">
      <style:paragraph-properties fo:text-align="end" style:justify-single-word="false"/>
    </style:style>
    <style:style style:name="MP5" style:family="paragraph" style:parent-style-name="Footer">
      <style:paragraph-properties fo:text-align="end" style:justify-single-word="false"/>
      <style:text-properties style:font-name="Arial1"/>
    </style:style>
    <style:style style:name="MT1" style:family="text">
      <style:text-properties style:font-name="Arial1"/>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2.499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399cm" fo:margin-left="0cm" fo:margin-right="0cm" fo:margin-bottom="0.199cm" style:dynamic-spacing="false"/>
      </style:header-style>
      <style:footer-style>
        <style:header-footer-properties fo:min-height="1.905cm" fo:margin-left="0cm" fo:margin-right="0cm" fo:margin-top="0.381cm" fo:background-color="transparent" style:dynamic-spacing="false">
          <style:background-image/>
        </style:header-footer-properties>
      </style:footer-style>
    </style:page-layout>
  </office:automatic-styles>
  <office:master-styles>
    <style:master-page style:name="Standard" style:page-layout-name="Mpm1">
      <style:header>
        <text:p text:style-name="Header"><draw:frame draw:style-name="Mfr1" draw:name="Imagen2" text:anchor-type="paragraph" svg:y="-0.661cm" svg:width="3.471cm" svg:height="1.924cm" draw:z-index="365"><draw:image xlink:href="Pictures/10000000000001E00000010A62719B05.jpg" xlink:type="simple" xlink:show="embed" xlink:actuate="onLoad"/></draw:frame><draw:frame text:anchor-type="paragraph" draw:z-index="60" draw:style-name="Mgr1" draw:text-style-name="MP1" svg:width="3.705cm" svg:height="1.191cm" svg:x="-0.014cm" svg:y="-0.009cm"><draw:text-box><text:p><text:span text:style-name="MT1">Insumos y Soporte al Usuario</text:span></text:p></draw:text-box></draw:frame><draw:frame text:anchor-type="paragraph" draw:z-index="121" draw:style-name="Mgr2" draw:text-style-name="MP3" svg:width="2.514cm" svg:height="0.662cm" svg:x="12.474cm" svg:y="0.282cm"><draw:text-box><text:p text:style-name="MP2"><text:span text:style-name="MT1">Julio 2016</text:span></text:p></draw:text-box></draw:frame></text:p>
      </style:header>
      <style:footer>
        <text:p text:style-name="Footer"><draw:frame text:anchor-type="paragraph" draw:z-index="182" draw:style-name="Mgr3" draw:text-style-name="MP1" svg:width="2.065cm" svg:height="0.556cm" svg:x="0.065cm" svg:y="0.086cm"><draw:text-box><text:p><text:span text:style-name="MT1">S.I.G.A.T.</text:span></text:p></draw:text-box></draw:frame><draw:frame text:anchor-type="paragraph" draw:z-index="243" draw:style-name="Mgr4" draw:text-style-name="MP1" svg:width="2.065cm" svg:height="0.489cm" svg:x="6.521cm" svg:y="0.113cm"><draw:text-box><text:p><text:span text:style-name="MT1">ITI-CETP</text:span></text:p></draw:text-box></draw:frame><draw:frame text:anchor-type="paragraph" draw:z-index="304" draw:style-name="Mgr4" draw:text-style-name="MP3" svg:width="1.377cm" svg:height="0.489cm" svg:x="13.612cm" svg:y="0.086cm"><draw:text-box><text:p text:style-name="MP2"><text:span text:style-name="MT1">3º BB</text:span></text:p></draw:text-box></draw:frame></text:p>
        <text:p text:style-name="MP4"/>
        <text:p text:style-name="MP5">Pagina <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7T02:02:36.106499117</meta:creation-date>
    <dc:title>proyecto7_jul</dc:title>
    <meta:editing-duration>PT7H10M21S</meta:editing-duration>
    <meta:editing-cycles>15</meta:editing-cycles>
    <meta:generator>OpenOffice/4.0.1$Win32 OpenOffice.org_project/401m5$Build-9714</meta:generator>
    <dc:date>2016-08-27T15:33:50.68</dc:date>
    <dc:creator>Giuliana María Esquibel</dc:creator>
    <meta:document-statistic meta:table-count="2" meta:image-count="20" meta:object-count="0" meta:page-count="61" meta:paragraph-count="1452" meta:word-count="7257" meta:character-count="69016"/>
    <meta:template xlink:type="simple" xlink:actuate="onRequest" xlink:title="proyecto7_jul" xlink:href="../../../../.config/libreoffice/4/user/template/proyecto7_jul.ott" meta:date="2016-07-07T02:02:35.85"/>
  </office:meta>
</office:document-meta>
</file>